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Fonts/Font_Liberation_Sans_Narrow_3.ttf" manifest:media-type="application/x-font-ttf"/>
  <manifest:file-entry manifest:full-path="Fonts/Font_Liberation_Serif_1.ttf" manifest:media-type="application/x-font-ttf"/>
  <manifest:file-entry manifest:full-path="Fonts/Font_Liberation_Sans_Narrow_4.ttf" manifest:media-type="application/x-font-ttf"/>
  <manifest:file-entry manifest:full-path="Fonts/Font_Liberation_Serif_2.ttf" manifest:media-type="application/x-font-ttf"/>
  <manifest:file-entry manifest:full-path="Fonts/Font_Liberation_Serif_3.ttf" manifest:media-type="application/x-font-ttf"/>
  <manifest:file-entry manifest:full-path="Fonts/Font_Liberation_Serif_4.ttf" manifest:media-type="application/x-font-ttf"/>
  <manifest:file-entry manifest:full-path="Fonts/Font_Liberation_Sans_Narrow_1.ttf" manifest:media-type="application/x-font-ttf"/>
  <manifest:file-entry manifest:full-path="Fonts/Font_Liberation_Sans_Narrow_2.ttf" manifest:media-type="application/x-font-tt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Regular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Noto Sans" svg:font-family="'Noto Sans'" style:font-family-generic="roman" style:font-pitch="variable"/>
    <style:font-face style:name="Liberation Sans Narrow2" svg:font-family="'Liberation Sans Narrow'" style:font-adornments="Regular" style:font-family-generic="swiss" style:font-pitch="variable">
      <svg:font-face-src>
        <svg:font-face-uri xlink:href="Fonts/Font_Liberation_Sans_Narrow_1.ttf" xlink:type="simple" loext:font-style="normal" loext:font-weight="normal">
          <svg:font-face-format svg:string="truetype"/>
        </svg:font-face-uri>
        <svg:font-face-uri xlink:href="Fonts/Font_Liberation_Sans_Narrow_2.ttf" xlink:type="simple" loext:font-style="normal" loext:font-weight="bold">
          <svg:font-face-format svg:string="truetype"/>
        </svg:font-face-uri>
        <svg:font-face-uri xlink:href="Fonts/Font_Liberation_Sans_Narrow_3.ttf" xlink:type="simple" loext:font-style="italic" loext:font-weight="normal">
          <svg:font-face-format svg:string="truetype"/>
        </svg:font-face-uri>
        <svg:font-face-uri xlink:href="Fonts/Font_Liberation_Sans_Narrow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df6e3"/>
    </style:style>
    <style:style style:name="gr1" style:family="graphic" style:parent-style-name="objectwithoutfill">
      <style:graphic-properties svg:stroke-color="#002b36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textarea-vertical-align="middle"/>
    </style:style>
    <style:style style:name="gr4" style:family="graphic" style:parent-style-name="standard">
      <style:graphic-properties draw:stroke="none" draw:fill-color="#002b36" draw:textarea-horizontal-align="justify" draw:textarea-vertical-align="middle" draw:auto-grow-height="false" fo:min-height="0.378cm" fo:min-width="0.087cm"/>
    </style:style>
    <style:style style:name="gr5" style:family="graphic" style:parent-style-name="text">
      <style:graphic-properties fo:min-height="0.692cm"/>
      <style:paragraph-properties style:writing-mode="lr-tb"/>
    </style:style>
    <style:style style:name="gr6" style:family="graphic" style:parent-style-name="standard">
      <style:graphic-properties draw:stroke="solid" svg:stroke-color="#ff420e" draw:fill-color="#ff420e" draw:textarea-horizontal-align="justify" draw:textarea-vertical-align="middle" draw:auto-grow-height="false" fo:min-height="0.378cm" fo:min-width="0.087cm"/>
    </style:style>
    <style:style style:name="gr7" style:family="graphic" style:parent-style-name="standard">
      <style:graphic-properties draw:stroke="solid" svg:stroke-color="#ffd320" draw:fill-color="#ffd320" draw:textarea-horizontal-align="justify" draw:textarea-vertical-align="middle" draw:auto-grow-height="false" fo:min-height="0.378cm" fo:min-width="0.087cm"/>
    </style:style>
    <style:style style:name="gr8" style:family="graphic" style:parent-style-name="standard">
      <style:graphic-properties draw:stroke="solid" svg:stroke-color="#ff950e" draw:fill-color="#ff950e" draw:textarea-horizontal-align="justify" draw:textarea-vertical-align="middle" draw:auto-grow-height="false" fo:min-height="0.378cm" fo:min-width="0.087cm"/>
    </style:style>
    <style:style style:name="gr9" style:family="graphic" style:parent-style-name="standard">
      <style:graphic-properties draw:stroke="solid" svg:stroke-color="#004586" draw:fill-color="#004586" draw:textarea-horizontal-align="justify" draw:textarea-vertical-align="middle" draw:auto-grow-height="false" fo:min-height="0.378cm" fo:min-width="0.087cm"/>
    </style:style>
    <style:style style:name="gr10" style:family="graphic" style:parent-style-name="standard">
      <style:graphic-properties draw:stroke="solid" svg:stroke-color="#0084d1" draw:fill-color="#0084d1" draw:textarea-horizontal-align="justify" draw:textarea-vertical-align="middle" draw:auto-grow-height="false" fo:min-height="0.378cm" fo:min-width="0.087cm"/>
    </style:style>
    <style:style style:name="gr11" style:family="graphic" style:parent-style-name="standard">
      <style:graphic-properties draw:stroke="solid" svg:stroke-color="#83caff" draw:fill-color="#83caff" draw:textarea-horizontal-align="justify" draw:textarea-vertical-align="middle" draw:auto-grow-height="false" fo:min-height="0.378cm" fo:min-width="0.087cm"/>
    </style:style>
    <style:style style:name="gr12" style:family="graphic" style:parent-style-name="standard">
      <style:graphic-properties draw:stroke="solid" svg:stroke-color="#314004" draw:fill-color="#314004" draw:textarea-horizontal-align="justify" draw:textarea-vertical-align="middle" draw:auto-grow-height="false" fo:min-height="0.378cm" fo:min-width="0.087cm"/>
    </style:style>
    <style:style style:name="gr13" style:family="graphic" style:parent-style-name="standard">
      <style:graphic-properties draw:stroke="solid" svg:stroke-color="#579d1c" draw:fill-color="#579d1c" draw:textarea-horizontal-align="justify" draw:textarea-vertical-align="middle" draw:auto-grow-height="false" fo:min-height="0.378cm" fo:min-width="0.087cm"/>
    </style:style>
    <style:style style:name="gr14" style:family="graphic" style:parent-style-name="standard">
      <style:graphic-properties draw:stroke="solid" svg:stroke-color="#aecf00" draw:fill-color="#aecf00" draw:textarea-horizontal-align="justify" draw:textarea-vertical-align="middle" draw:auto-grow-height="false" fo:min-height="0.378cm" fo:min-width="0.087cm"/>
    </style:style>
    <style:style style:name="gr15" style:family="graphic" style:parent-style-name="objectwithoutfill">
      <style:graphic-properties svg:stroke-width="0.053cm" svg:stroke-color="#dc322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none" draw:fill="solid" draw:fill-color="#002b36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solid" draw:fill="solid" draw:fill-color="#002b36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draw:fill="solid" draw:fill-color="#002b36" draw:opacity="50%" draw:textarea-horizontal-align="justify" draw:textarea-vertical-align="middle" draw:auto-grow-height="false" fo:min-height="0cm" fo:min-width="0cm"/>
    </style:style>
    <style:style style:name="gr19" style:family="graphic" style:parent-style-name="objectwithoutfill">
      <style:graphic-properties svg:stroke-width="0.053cm" svg:stroke-color="#dc322f" draw:marker-start-width="0.279cm" draw:marker-end-width="0.279cm" svg:stroke-opacity="100%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053cm" svg:stroke-color="#dc322f" draw:marker-start-width="0.278cm" draw:marker-end="" draw:marker-end-width="0.278cm" svg:stroke-opacity="100%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318cm" svg:stroke-color="#dc322f" draw:marker-start-width="0.675cm" draw:marker-end="" draw:marker-end-width="0.675cm" svg:stroke-opacity="100%" draw:fill="none" draw:textarea-vertical-align="middle" fo:padding-top="0.282cm" fo:padding-bottom="0.282cm" fo:padding-left="0.407cm" fo:padding-right="0.407cm"/>
    </style:style>
    <style:style style:name="gr22" style:family="graphic" style:parent-style-name="standard">
      <style:graphic-properties draw:stroke="solid" draw:fill="solid" draw:fill-color="#002b36" draw:textarea-horizontal-align="justify" draw:textarea-vertical-align="middle" draw:auto-grow-height="false" fo:min-height="0.064cm" fo:min-width="0.381cm"/>
    </style:style>
    <style:style style:name="gr23" style:family="graphic" style:parent-style-name="standard">
      <style:graphic-properties draw:stroke="solid" draw:fill="solid" draw:fill-color="#002b36" draw:textarea-horizontal-align="justify" draw:textarea-vertical-align="middle" draw:auto-grow-height="false" fo:min-height="0.064cm" fo:min-width="0.087cm"/>
    </style:style>
    <style:style style:name="gr24" style:family="graphic" style:parent-style-name="standard">
      <style:graphic-properties draw:stroke="solid" draw:fill="solid" draw:fill-color="#002b36" draw:textarea-horizontal-align="justify" draw:textarea-vertical-align="middle" draw:auto-grow-height="false" fo:min-height="0.063cm" fo:min-width="0.087cm"/>
    </style:style>
    <style:style style:name="gr25" style:family="graphic" style:parent-style-name="standard">
      <style:graphic-properties draw:stroke="solid" draw:fill="solid" draw:fill-color="#002b36" draw:opacity="50%" draw:textarea-horizontal-align="justify" draw:textarea-vertical-align="middle" draw:auto-grow-height="false" fo:min-height="0cm" fo:min-width="0.234cm"/>
    </style:style>
    <style:style style:name="gr26" style:family="graphic" style:parent-style-name="standard">
      <style:graphic-properties draw:stroke="solid" draw:fill="solid" draw:fill-color="#002b36" draw:opacity="50%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draw:stroke="solid" draw:fill="solid" draw:fill-color="#002b36" draw:opacity="50%" draw:textarea-horizontal-align="justify" draw:textarea-vertical-align="middle" draw:auto-grow-height="false" fo:min-height="0cm" fo:min-width="0.235cm"/>
    </style:style>
    <style:style style:name="gr28" style:family="graphic" style:parent-style-name="standard">
      <style:graphic-properties draw:stroke="none" draw:fill="solid" draw:fill-color="#002b36" draw:opacity="50%" draw:textarea-horizontal-align="justify" draw:textarea-vertical-align="middle" draw:auto-grow-height="false" fo:min-height="0cm" fo:min-width="0.234cm"/>
    </style:style>
    <style:style style:name="gr29" style:family="graphic" style:parent-style-name="standard">
      <style:graphic-properties draw:stroke="none" draw:fill="solid" draw:fill-color="#002b36" draw:opacity="50%" draw:textarea-horizontal-align="justify" draw:textarea-vertical-align="middle" draw:auto-grow-height="false" fo:min-height="0cm" fo:min-width="0.235cm"/>
    </style:style>
    <style:style style:name="gr30" style:family="graphic" style:parent-style-name="objectwithoutfill">
      <style:graphic-properties svg:stroke-width="0.318cm" svg:stroke-color="#dc322f" draw:marker-start-width="0.675cm" draw:marker-end="" draw:marker-end-width="0.675cm" svg:stroke-opacity="50%" draw:fill="none" draw:textarea-vertical-align="middle" fo:padding-top="0.282cm" fo:padding-bottom="0.282cm" fo:padding-left="0.407cm" fo:padding-right="0.407cm"/>
    </style:style>
    <style:style style:name="gr31" style:family="graphic" style:parent-style-name="standard">
      <style:graphic-properties draw:stroke="none" draw:fill="solid" draw:fill-color="#002b36" draw:opacity="100%" draw:textarea-horizontal-align="justify" draw:textarea-vertical-align="middle" draw:auto-grow-height="false" fo:min-height="0cm" fo:min-width="0.234cm"/>
    </style:style>
    <style:style style:name="gr32" style:family="graphic" style:parent-style-name="standard">
      <style:graphic-properties draw:stroke="none" draw:fill="solid" draw:fill-color="#002b36" draw:opacity="100%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stroke="none" draw:fill="solid" draw:fill-color="#002b36" draw:opacity="100%" draw:textarea-horizontal-align="justify" draw:textarea-vertical-align="middle" draw:auto-grow-height="false" fo:min-height="0cm" fo:min-width="0.235cm"/>
    </style:style>
    <style:style style:name="gr34" style:family="graphic" style:parent-style-name="objectwithoutfill">
      <style:graphic-properties svg:stroke-width="0.706cm" svg:stroke-color="#dc322f" draw:marker-start-width="1.253cm" draw:marker-end="" draw:marker-end-width="1.253cm" svg:stroke-opacity="100%" draw:fill="solid" draw:fill-color="#002b36" draw:textarea-vertical-align="middle" fo:padding-top="0.472cm" fo:padding-bottom="0.472cm" fo:padding-left="0.597cm" fo:padding-right="0.597cm"/>
    </style:style>
    <style:style style:name="gr35" style:family="graphic" style:parent-style-name="standard">
      <style:graphic-properties draw:stroke="solid" draw:fill="solid" draw:fill-color="#002b36" draw:textarea-horizontal-align="justify" draw:textarea-vertical-align="middle" draw:auto-grow-height="false" fo:min-height="0.378cm" fo:min-width="1.262cm"/>
    </style:style>
    <style:style style:name="gr36" style:family="graphic" style:parent-style-name="standard">
      <style:graphic-properties draw:stroke="solid" draw:fill="solid" draw:fill-color="#002b36" draw:textarea-horizontal-align="justify" draw:textarea-vertical-align="middle" draw:auto-grow-height="false" fo:min-height="0.378cm" fo:min-width="0.675cm"/>
    </style:style>
    <style:style style:name="gr37" style:family="graphic" style:parent-style-name="standard">
      <style:graphic-properties draw:stroke="solid" draw:fill="solid" draw:fill-color="#002b36" draw:textarea-horizontal-align="justify" draw:textarea-vertical-align="middle" draw:auto-grow-height="false" fo:min-height="0.377cm" fo:min-width="1.262cm"/>
    </style:style>
    <style:style style:name="gr38" style:family="graphic" style:parent-style-name="standard">
      <style:graphic-properties draw:stroke="solid" draw:fill="solid" draw:fill-color="#002b36" draw:opacity="50%" draw:textarea-horizontal-align="justify" draw:textarea-vertical-align="middle" draw:auto-grow-height="false" fo:min-height="0cm" fo:min-width="0.822cm"/>
    </style:style>
    <style:style style:name="gr39" style:family="graphic" style:parent-style-name="standard">
      <style:graphic-properties draw:stroke="solid" draw:fill="solid" draw:fill-color="#002b36" draw:opacity="50%" draw:textarea-horizontal-align="justify" draw:textarea-vertical-align="middle" draw:auto-grow-height="false" fo:min-height="0cm" fo:min-width="0.528cm"/>
    </style:style>
    <style:style style:name="gr40" style:family="graphic" style:parent-style-name="standard">
      <style:graphic-properties draw:stroke="solid" draw:fill="solid" draw:fill-color="#002b36" draw:opacity="50%" draw:textarea-horizontal-align="justify" draw:textarea-vertical-align="middle" draw:auto-grow-height="false" fo:min-height="0cm" fo:min-width="1.115cm"/>
    </style:style>
    <style:style style:name="gr41" style:family="graphic" style:parent-style-name="standard">
      <style:graphic-properties draw:stroke="solid" draw:fill="solid" draw:fill-color="#002b36" draw:opacity="50%" draw:textarea-horizontal-align="justify" draw:textarea-vertical-align="middle" draw:auto-grow-height="false" fo:min-height="0cm" fo:min-width="1.262cm"/>
    </style:style>
    <style:style style:name="gr42" style:family="graphic" style:parent-style-name="objectwithoutfill">
      <style:graphic-properties svg:stroke-width="0.706cm" svg:stroke-color="#dc322f" draw:marker-start-width="1.253cm" draw:marker-end="" draw:marker-end-width="1.253cm" svg:stroke-opacity="100%" draw:fill="none" draw:textarea-vertical-align="middle" fo:padding-top="0.472cm" fo:padding-bottom="0.472cm" fo:padding-left="0.597cm" fo:padding-right="0.597cm"/>
    </style:style>
    <style:style style:name="gr43" style:family="graphic" style:parent-style-name="standard">
      <style:graphic-properties draw:stroke="solid" draw:fill="solid" draw:fill-color="#002b36" draw:textarea-horizontal-align="justify" draw:textarea-vertical-align="middle" draw:auto-grow-height="false" fo:min-height="0cm" fo:min-width="0.822cm"/>
    </style:style>
    <style:style style:name="gr44" style:family="graphic" style:parent-style-name="standard">
      <style:graphic-properties draw:stroke="solid" draw:fill="solid" draw:fill-color="#002b36" draw:textarea-horizontal-align="justify" draw:textarea-vertical-align="middle" draw:auto-grow-height="false" fo:min-height="0cm" fo:min-width="0.528cm"/>
    </style:style>
    <style:style style:name="gr45" style:family="graphic" style:parent-style-name="standard">
      <style:graphic-properties draw:stroke="solid" draw:fill="solid" draw:fill-color="#002b36" draw:textarea-horizontal-align="justify" draw:textarea-vertical-align="middle" draw:auto-grow-height="false" fo:min-height="0cm" fo:min-width="1.115cm"/>
    </style:style>
    <style:style style:name="gr46" style:family="graphic" style:parent-style-name="standard">
      <style:graphic-properties draw:stroke="solid" draw:fill="solid" draw:fill-color="#002b36" draw:textarea-horizontal-align="justify" draw:textarea-vertical-align="middle" draw:auto-grow-height="false" fo:min-height="0cm" fo:min-width="1.262cm"/>
    </style:style>
    <style:style style:name="gr47" style:family="graphic" style:parent-style-name="standard">
      <style:graphic-properties draw:stroke="solid" draw:fill="solid" draw:fill-color="#002b36" draw:textarea-horizontal-align="justify" draw:textarea-vertical-align="middle" draw:auto-grow-height="false" fo:min-height="0cm" fo:min-width="0.234cm"/>
    </style:style>
    <style:style style:name="gr48" style:family="graphic" style:parent-style-name="standard">
      <style:graphic-properties draw:stroke="solid" draw:fill="solid" draw:fill-color="#002b36" draw:opacity="100%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2b36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ff420e"/>
      <style:paragraph-properties fo:text-align="center"/>
    </style:style>
    <style:style style:name="P6" style:family="paragraph">
      <loext:graphic-properties draw:fill-color="#ffd320"/>
      <style:paragraph-properties fo:text-align="center"/>
    </style:style>
    <style:style style:name="P7" style:family="paragraph">
      <loext:graphic-properties draw:fill-color="#ff950e"/>
      <style:paragraph-properties fo:text-align="center"/>
    </style:style>
    <style:style style:name="P8" style:family="paragraph">
      <loext:graphic-properties draw:fill-color="#004586"/>
      <style:paragraph-properties fo:text-align="center"/>
    </style:style>
    <style:style style:name="P9" style:family="paragraph">
      <loext:graphic-properties draw:fill-color="#0084d1"/>
      <style:paragraph-properties fo:text-align="center"/>
    </style:style>
    <style:style style:name="P10" style:family="paragraph">
      <loext:graphic-properties draw:fill-color="#83caff"/>
      <style:paragraph-properties fo:text-align="center"/>
    </style:style>
    <style:style style:name="P11" style:family="paragraph">
      <loext:graphic-properties draw:fill-color="#314004"/>
      <style:paragraph-properties fo:text-align="center"/>
    </style:style>
    <style:style style:name="P12" style:family="paragraph">
      <loext:graphic-properties draw:fill-color="#579d1c"/>
      <style:paragraph-properties fo:text-align="center"/>
    </style:style>
    <style:style style:name="P13" style:family="paragraph">
      <loext:graphic-properties draw:fill-color="#aecf00"/>
      <style:paragraph-properties fo:text-align="center"/>
    </style:style>
    <style:style style:name="P14" style:family="paragraph">
      <loext:graphic-properties draw:fill="solid" draw:fill-color="#002b36"/>
      <style:paragraph-properties fo:text-align="center"/>
    </style:style>
    <style:style style:name="P15" style:family="paragraph">
      <loext:graphic-properties draw:fill="solid" draw:fill-color="#002b36" draw:opacity="50%"/>
      <style:paragraph-properties fo:text-align="center"/>
    </style:style>
    <style:style style:name="P16" style:family="paragraph">
      <loext:graphic-properties draw:fill="solid" draw:fill-color="#002b36" draw:opacity="100%"/>
      <style:paragraph-properties fo:text-align="center"/>
    </style:style>
    <style:style style:name="P17" style:family="paragraph">
      <style:paragraph-properties fo:text-align="center" style:writing-mode="lr-tb"/>
      <style:text-properties fo:font-size="18pt"/>
    </style:style>
    <style:style style:name="P18" style:family="paragraph">
      <style:paragraph-properties fo:text-align="center" style:writing-mode="lr-tb"/>
      <style:text-properties fo:color="#002b36" loext:opacity="100%"/>
    </style:style>
    <style:style style:name="P19" style:family="paragraph">
      <loext:graphic-properties draw:fill="solid" draw:fill-color="#002b36"/>
      <style:paragraph-properties fo:text-align="center"/>
      <style:text-properties fo:color="#002b36" loext:opacity="100%"/>
    </style:style>
    <style:style style:name="T1" style:family="text">
      <style:text-properties fo:font-size="10pt"/>
    </style:style>
    <style:style style:name="T2" style:family="text">
      <style:text-properties fo:color="#002b36" loext:opacity="100%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.468cm" svg:y1="1.412cm" svg:x2="1.468cm" svg:y2="4.864cm">
            <text:p/>
          </draw:line>
          <draw:line draw:style-name="gr1" draw:text-style-name="P1" draw:layer="layout" svg:x1="1.615cm" svg:y1="1.412cm" svg:x2="1.615cm" svg:y2="4.864cm">
            <text:p/>
          </draw:line>
          <draw:line draw:style-name="gr1" draw:text-style-name="P1" draw:layer="layout" svg:x1="1.762cm" svg:y1="1.412cm" svg:x2="1.762cm" svg:y2="4.864cm">
            <text:p/>
          </draw:line>
          <draw:line draw:style-name="gr1" draw:text-style-name="P1" draw:layer="layout" svg:x1="1.908cm" svg:y1="1.412cm" svg:x2="1.908cm" svg:y2="4.864cm">
            <text:p/>
          </draw:line>
          <draw:line draw:style-name="gr1" draw:text-style-name="P1" draw:layer="layout" svg:x1="2.055cm" svg:y1="1.412cm" svg:x2="2.055cm" svg:y2="4.864cm">
            <text:p/>
          </draw:line>
          <draw:line draw:style-name="gr1" draw:text-style-name="P1" draw:layer="layout" svg:x1="2.202cm" svg:y1="1.412cm" svg:x2="2.202cm" svg:y2="4.864cm">
            <text:p/>
          </draw:line>
          <draw:line draw:style-name="gr1" draw:text-style-name="P1" draw:layer="layout" svg:x1="2.349cm" svg:y1="1.412cm" svg:x2="2.349cm" svg:y2="4.864cm">
            <text:p/>
          </draw:line>
          <draw:line draw:style-name="gr1" draw:text-style-name="P1" draw:layer="layout" svg:x1="2.496cm" svg:y1="1.412cm" svg:x2="2.496cm" svg:y2="4.864cm">
            <text:p/>
          </draw:line>
          <draw:line draw:style-name="gr1" draw:text-style-name="P1" draw:layer="layout" svg:x1="2.643cm" svg:y1="1.412cm" svg:x2="2.643cm" svg:y2="4.864cm">
            <text:p/>
          </draw:line>
          <draw:line draw:style-name="gr1" draw:text-style-name="P1" draw:layer="layout" svg:x1="2.789cm" svg:y1="1.412cm" svg:x2="2.789cm" svg:y2="4.864cm">
            <text:p/>
          </draw:line>
          <draw:line draw:style-name="gr1" draw:text-style-name="P1" draw:layer="layout" svg:x1="2.936cm" svg:y1="1.412cm" svg:x2="2.936cm" svg:y2="4.864cm">
            <text:p/>
          </draw:line>
          <draw:line draw:style-name="gr1" draw:text-style-name="P1" draw:layer="layout" svg:x1="3.083cm" svg:y1="1.412cm" svg:x2="3.083cm" svg:y2="4.864cm">
            <text:p/>
          </draw:line>
          <draw:line draw:style-name="gr1" draw:text-style-name="P1" draw:layer="layout" svg:x1="3.23cm" svg:y1="1.412cm" svg:x2="3.23cm" svg:y2="4.864cm">
            <text:p/>
          </draw:line>
          <draw:line draw:style-name="gr1" draw:text-style-name="P1" draw:layer="layout" svg:x1="3.377cm" svg:y1="1.412cm" svg:x2="3.377cm" svg:y2="4.864cm">
            <text:p/>
          </draw:line>
          <draw:line draw:style-name="gr1" draw:text-style-name="P1" draw:layer="layout" svg:x1="3.524cm" svg:y1="1.412cm" svg:x2="3.524cm" svg:y2="4.864cm">
            <text:p/>
          </draw:line>
          <draw:line draw:style-name="gr1" draw:text-style-name="P1" draw:layer="layout" svg:x1="3.67cm" svg:y1="1.412cm" svg:x2="3.67cm" svg:y2="4.864cm">
            <text:p/>
          </draw:line>
          <draw:line draw:style-name="gr1" draw:text-style-name="P1" draw:layer="layout" svg:x1="3.817cm" svg:y1="1.412cm" svg:x2="3.817cm" svg:y2="4.864cm">
            <text:p/>
          </draw:line>
          <draw:line draw:style-name="gr1" draw:text-style-name="P1" draw:layer="layout" svg:x1="3.964cm" svg:y1="1.412cm" svg:x2="3.964cm" svg:y2="4.864cm">
            <text:p/>
          </draw:line>
          <draw:line draw:style-name="gr1" draw:text-style-name="P1" draw:layer="layout" svg:x1="4.111cm" svg:y1="1.412cm" svg:x2="4.111cm" svg:y2="4.864cm">
            <text:p/>
          </draw:line>
          <draw:line draw:style-name="gr1" draw:text-style-name="P1" draw:layer="layout" svg:x1="4.258cm" svg:y1="1.412cm" svg:x2="4.258cm" svg:y2="4.864cm">
            <text:p/>
          </draw:line>
          <draw:line draw:style-name="gr1" draw:text-style-name="P1" draw:layer="layout" svg:x1="4.405cm" svg:y1="1.412cm" svg:x2="4.405cm" svg:y2="4.864cm">
            <text:p/>
          </draw:line>
          <draw:line draw:style-name="gr1" draw:text-style-name="P1" draw:layer="layout" svg:x1="1.321cm" svg:y1="4.708cm" svg:x2="4.551cm" svg:y2="4.708cm">
            <text:p/>
          </draw:line>
          <draw:line draw:style-name="gr1" draw:text-style-name="P1" draw:layer="layout" svg:x1="1.321cm" svg:y1="4.551cm" svg:x2="4.551cm" svg:y2="4.551cm">
            <text:p/>
          </draw:line>
          <draw:line draw:style-name="gr1" draw:text-style-name="P1" draw:layer="layout" svg:x1="1.321cm" svg:y1="4.394cm" svg:x2="4.551cm" svg:y2="4.394cm">
            <text:p/>
          </draw:line>
          <draw:line draw:style-name="gr1" draw:text-style-name="P1" draw:layer="layout" svg:x1="1.321cm" svg:y1="4.237cm" svg:x2="4.551cm" svg:y2="4.237cm">
            <text:p/>
          </draw:line>
          <draw:line draw:style-name="gr1" draw:text-style-name="P1" draw:layer="layout" svg:x1="1.321cm" svg:y1="4.08cm" svg:x2="4.551cm" svg:y2="4.08cm">
            <text:p/>
          </draw:line>
          <draw:line draw:style-name="gr1" draw:text-style-name="P1" draw:layer="layout" svg:x1="1.321cm" svg:y1="3.923cm" svg:x2="4.551cm" svg:y2="3.923cm">
            <text:p/>
          </draw:line>
          <draw:line draw:style-name="gr1" draw:text-style-name="P1" draw:layer="layout" svg:x1="1.321cm" svg:y1="3.766cm" svg:x2="4.551cm" svg:y2="3.766cm">
            <text:p/>
          </draw:line>
          <draw:line draw:style-name="gr1" draw:text-style-name="P1" draw:layer="layout" svg:x1="1.321cm" svg:y1="3.609cm" svg:x2="4.551cm" svg:y2="3.609cm">
            <text:p/>
          </draw:line>
          <draw:line draw:style-name="gr1" draw:text-style-name="P1" draw:layer="layout" svg:x1="1.321cm" svg:y1="3.452cm" svg:x2="4.551cm" svg:y2="3.452cm">
            <text:p/>
          </draw:line>
          <draw:line draw:style-name="gr1" draw:text-style-name="P1" draw:layer="layout" svg:x1="1.321cm" svg:y1="3.295cm" svg:x2="4.551cm" svg:y2="3.295cm">
            <text:p/>
          </draw:line>
          <draw:line draw:style-name="gr1" draw:text-style-name="P1" draw:layer="layout" svg:x1="1.321cm" svg:y1="3.138cm" svg:x2="4.551cm" svg:y2="3.138cm">
            <text:p/>
          </draw:line>
          <draw:line draw:style-name="gr1" draw:text-style-name="P1" draw:layer="layout" svg:x1="1.321cm" svg:y1="2.981cm" svg:x2="4.551cm" svg:y2="2.981cm">
            <text:p/>
          </draw:line>
          <draw:line draw:style-name="gr1" draw:text-style-name="P1" draw:layer="layout" svg:x1="1.321cm" svg:y1="2.824cm" svg:x2="4.551cm" svg:y2="2.824cm">
            <text:p/>
          </draw:line>
          <draw:line draw:style-name="gr1" draw:text-style-name="P1" draw:layer="layout" svg:x1="1.321cm" svg:y1="2.668cm" svg:x2="4.551cm" svg:y2="2.668cm">
            <text:p/>
          </draw:line>
          <draw:line draw:style-name="gr1" draw:text-style-name="P1" draw:layer="layout" svg:x1="1.321cm" svg:y1="2.511cm" svg:x2="4.551cm" svg:y2="2.511cm">
            <text:p/>
          </draw:line>
          <draw:line draw:style-name="gr1" draw:text-style-name="P1" draw:layer="layout" svg:x1="1.321cm" svg:y1="2.354cm" svg:x2="4.551cm" svg:y2="2.354cm">
            <text:p/>
          </draw:line>
          <draw:line draw:style-name="gr1" draw:text-style-name="P1" draw:layer="layout" svg:x1="1.321cm" svg:y1="2.197cm" svg:x2="4.551cm" svg:y2="2.197cm">
            <text:p/>
          </draw:line>
          <draw:line draw:style-name="gr1" draw:text-style-name="P1" draw:layer="layout" svg:x1="1.321cm" svg:y1="2.04cm" svg:x2="4.551cm" svg:y2="2.04cm">
            <text:p/>
          </draw:line>
          <draw:line draw:style-name="gr1" draw:text-style-name="P1" draw:layer="layout" svg:x1="1.321cm" svg:y1="1.883cm" svg:x2="4.551cm" svg:y2="1.883cm">
            <text:p/>
          </draw:line>
          <draw:line draw:style-name="gr1" draw:text-style-name="P1" draw:layer="layout" svg:x1="1.321cm" svg:y1="1.726cm" svg:x2="4.551cm" svg:y2="1.726cm">
            <text:p/>
          </draw:line>
          <draw:line draw:style-name="gr1" draw:text-style-name="P1" draw:layer="layout" svg:x1="1.321cm" svg:y1="1.569cm" svg:x2="4.551cm" svg:y2="1.569cm">
            <text:p/>
          </draw:line>
        </draw:g>
      </draw:page>
      <draw:page draw:name="page2" draw:style-name="dp1" draw:master-page-name="Default">
        <draw:line draw:style-name="gr2" draw:text-style-name="P1" draw:layer="layout" svg:x1="1.468cm" svg:y1="1.412cm" svg:x2="1.468cm" svg:y2="4.864cm">
          <text:p/>
        </draw:line>
        <draw:line draw:style-name="gr2" draw:text-style-name="P1" draw:layer="layout" svg:x1="2.055cm" svg:y1="1.412cm" svg:x2="2.055cm" svg:y2="4.864cm">
          <text:p/>
        </draw:line>
        <draw:line draw:style-name="gr2" draw:text-style-name="P1" draw:layer="layout" svg:x1="2.642cm" svg:y1="1.412cm" svg:x2="2.642cm" svg:y2="4.864cm">
          <text:p/>
        </draw:line>
        <draw:line draw:style-name="gr1" draw:text-style-name="P1" draw:layer="layout" svg:x1="3.23cm" svg:y1="1.412cm" svg:x2="3.23cm" svg:y2="4.864cm">
          <text:p/>
        </draw:line>
        <draw:line draw:style-name="gr2" draw:text-style-name="P1" draw:layer="layout" svg:x1="3.817cm" svg:y1="1.412cm" svg:x2="3.817cm" svg:y2="4.864cm">
          <text:p/>
        </draw:line>
        <draw:line draw:style-name="gr3" draw:text-style-name="P2" draw:layer="layout" svg:x1="4.404cm" svg:y1="1.412cm" svg:x2="4.404cm" svg:y2="4.864cm">
          <text:p/>
        </draw:line>
        <draw:line draw:style-name="gr2" draw:text-style-name="P1" draw:layer="layout" svg:x1="1.321cm" svg:y1="4.707cm" svg:x2="4.551cm" svg:y2="4.707cm">
          <text:p/>
        </draw:line>
        <draw:line draw:style-name="gr2" draw:text-style-name="P1" draw:layer="layout" svg:x1="1.321cm" svg:y1="4.079cm" svg:x2="4.551cm" svg:y2="4.079cm">
          <text:p/>
        </draw:line>
        <draw:line draw:style-name="gr2" draw:text-style-name="P1" draw:layer="layout" svg:x1="1.321cm" svg:y1="3.451cm" svg:x2="4.551cm" svg:y2="3.451cm">
          <text:p/>
        </draw:line>
        <draw:line draw:style-name="gr2" draw:text-style-name="P1" draw:layer="layout" svg:x1="1.321cm" svg:y1="2.824cm" svg:x2="4.551cm" svg:y2="2.824cm">
          <text:p/>
        </draw:line>
        <draw:line draw:style-name="gr2" draw:text-style-name="P1" draw:layer="layout" svg:x1="1.321cm" svg:y1="2.196cm" svg:x2="4.551cm" svg:y2="2.196cm">
          <text:p/>
        </draw:line>
        <draw:line draw:style-name="gr2" draw:text-style-name="P1" draw:layer="layout" svg:x1="1.321cm" svg:y1="1.568cm" svg:x2="4.551cm" svg:y2="1.568cm">
          <text:p/>
        </draw:line>
      </draw:page>
      <draw:page draw:name="page3" draw:style-name="dp1" draw:master-page-name="Default">
        <draw:line draw:style-name="gr2" draw:text-style-name="P1" draw:layer="layout" svg:x1="1.468cm" svg:y1="1.412cm" svg:x2="1.468cm" svg:y2="4.864cm">
          <text:p/>
        </draw:line>
        <draw:line draw:style-name="gr2" draw:text-style-name="P1" draw:layer="layout" svg:x1="2.055cm" svg:y1="1.412cm" svg:x2="2.055cm" svg:y2="4.864cm">
          <text:p/>
        </draw:line>
        <draw:line draw:style-name="gr2" draw:text-style-name="P1" draw:layer="layout" svg:x1="2.642cm" svg:y1="1.412cm" svg:x2="2.642cm" svg:y2="4.864cm">
          <text:p/>
        </draw:line>
        <draw:line draw:style-name="gr2" draw:text-style-name="P1" draw:layer="layout" svg:x1="3.23cm" svg:y1="1.412cm" svg:x2="3.23cm" svg:y2="4.864cm">
          <text:p/>
        </draw:line>
        <draw:line draw:style-name="gr2" draw:text-style-name="P1" draw:layer="layout" svg:x1="3.817cm" svg:y1="1.412cm" svg:x2="3.817cm" svg:y2="4.864cm">
          <text:p/>
        </draw:line>
        <draw:line draw:style-name="gr1" draw:text-style-name="P1" draw:layer="layout" svg:x1="4.404cm" svg:y1="1.412cm" svg:x2="4.404cm" svg:y2="4.864cm">
          <text:p/>
        </draw:line>
        <draw:line draw:style-name="gr2" draw:text-style-name="P1" draw:layer="layout" svg:x1="1.321cm" svg:y1="4.707cm" svg:x2="4.551cm" svg:y2="4.707cm">
          <text:p/>
        </draw:line>
        <draw:line draw:style-name="gr2" draw:text-style-name="P1" draw:layer="layout" svg:x1="1.321cm" svg:y1="4.079cm" svg:x2="4.551cm" svg:y2="4.079cm">
          <text:p/>
        </draw:line>
        <draw:line draw:style-name="gr2" draw:text-style-name="P1" draw:layer="layout" svg:x1="1.321cm" svg:y1="3.451cm" svg:x2="4.551cm" svg:y2="3.451cm">
          <text:p/>
        </draw:line>
        <draw:line draw:style-name="gr2" draw:text-style-name="P1" draw:layer="layout" svg:x1="1.321cm" svg:y1="2.824cm" svg:x2="4.551cm" svg:y2="2.824cm">
          <text:p/>
        </draw:line>
        <draw:line draw:style-name="gr2" draw:text-style-name="P1" draw:layer="layout" svg:x1="1.321cm" svg:y1="2.196cm" svg:x2="4.551cm" svg:y2="2.196cm">
          <text:p/>
        </draw:line>
        <draw:line draw:style-name="gr2" draw:text-style-name="P1" draw:layer="layout" svg:x1="1.321cm" svg:y1="1.568cm" svg:x2="4.551cm" svg:y2="1.568cm">
          <text:p/>
        </draw:line>
        <draw:custom-shape draw:style-name="gr4" draw:text-style-name="P3" draw:layer="measurelines" svg:width="0.587cm" svg:height="0.628cm" svg:x="2.055cm" svg:y="2.19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measurelines" svg:width="2.937cm" svg:height="0.942cm" svg:x="1.468cm" svg:y="5.335cm">
          <draw:text-box>
            <text:p text:style-name="P2"><text:span text:style-name="T1">Pixel</text:span></text:p>
          </draw:text-box>
        </draw:frame>
      </draw:page>
      <draw:page draw:name="page4" draw:style-name="dp1" draw:master-page-name="Default">
        <draw:line draw:style-name="gr2" draw:text-style-name="P1" draw:layer="layout" svg:x1="1.468cm" svg:y1="1.412cm" svg:x2="1.468cm" svg:y2="4.864cm">
          <text:p/>
        </draw:line>
        <draw:line draw:style-name="gr2" draw:text-style-name="P1" draw:layer="layout" svg:x1="2.055cm" svg:y1="1.412cm" svg:x2="2.055cm" svg:y2="4.864cm">
          <text:p/>
        </draw:line>
        <draw:line draw:style-name="gr2" draw:text-style-name="P1" draw:layer="layout" svg:x1="2.642cm" svg:y1="1.412cm" svg:x2="2.642cm" svg:y2="4.864cm">
          <text:p/>
        </draw:line>
        <draw:line draw:style-name="gr2" draw:text-style-name="P1" draw:layer="layout" svg:x1="3.23cm" svg:y1="1.412cm" svg:x2="3.23cm" svg:y2="4.864cm">
          <text:p/>
        </draw:line>
        <draw:line draw:style-name="gr2" draw:text-style-name="P1" draw:layer="layout" svg:x1="3.817cm" svg:y1="1.412cm" svg:x2="3.817cm" svg:y2="4.864cm">
          <text:p/>
        </draw:line>
        <draw:line draw:style-name="gr2" draw:text-style-name="P1" draw:layer="layout" svg:x1="4.404cm" svg:y1="1.412cm" svg:x2="4.404cm" svg:y2="4.864cm">
          <text:p/>
        </draw:line>
        <draw:line draw:style-name="gr2" draw:text-style-name="P1" draw:layer="layout" svg:x1="1.321cm" svg:y1="4.707cm" svg:x2="4.551cm" svg:y2="4.707cm">
          <text:p/>
        </draw:line>
        <draw:line draw:style-name="gr2" draw:text-style-name="P1" draw:layer="layout" svg:x1="1.321cm" svg:y1="4.079cm" svg:x2="4.551cm" svg:y2="4.079cm">
          <text:p/>
        </draw:line>
        <draw:line draw:style-name="gr2" draw:text-style-name="P1" draw:layer="layout" svg:x1="1.321cm" svg:y1="3.451cm" svg:x2="4.551cm" svg:y2="3.451cm">
          <text:p/>
        </draw:line>
        <draw:line draw:style-name="gr2" draw:text-style-name="P1" draw:layer="layout" svg:x1="1.321cm" svg:y1="2.824cm" svg:x2="4.551cm" svg:y2="2.824cm">
          <text:p/>
        </draw:line>
        <draw:line draw:style-name="gr2" draw:text-style-name="P1" draw:layer="layout" svg:x1="1.321cm" svg:y1="2.196cm" svg:x2="4.551cm" svg:y2="2.196cm">
          <text:p/>
        </draw:line>
        <draw:line draw:style-name="gr2" draw:text-style-name="P1" draw:layer="layout" svg:x1="1.321cm" svg:y1="1.568cm" svg:x2="4.551cm" svg:y2="1.568cm">
          <text:p/>
        </draw:line>
        <draw:frame draw:style-name="gr5" draw:text-style-name="P4" draw:layer="measurelines" svg:width="2.937cm" svg:height="0.942cm" svg:x="1.468cm" svg:y="5.335cm">
          <draw:text-box>
            <text:p text:style-name="P2"><text:span text:style-name="T1">Pixel</text:span></text:p>
          </draw:text-box>
        </draw:frame>
        <draw:custom-shape draw:style-name="gr6" draw:text-style-name="P5" draw:layer="measurelines" svg:width="0.587cm" svg:height="0.628cm" svg:x="3.23cm" svg:y="2.1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measurelines" svg:width="0.587cm" svg:height="0.628cm" svg:x="3.23cm" svg:y="3.45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measurelines" svg:width="0.587cm" svg:height="0.628cm" svg:x="3.23cm" svg:y="2.8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measurelines" svg:width="0.587cm" svg:height="0.628cm" svg:x="2.055cm" svg:y="2.19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measurelines" svg:width="0.587cm" svg:height="0.628cm" svg:x="2.055cm" svg:y="2.82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measurelines" svg:width="0.587cm" svg:height="0.628cm" svg:x="2.055cm" svg:y="3.45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measurelines" svg:width="0.587cm" svg:height="0.628cm" svg:x="2.642cm" svg:y="2.19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measurelines" svg:width="0.587cm" svg:height="0.628cm" svg:x="2.642cm" svg:y="2.82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measurelines" svg:width="0.587cm" svg:height="0.628cm" svg:x="2.642cm" svg:y="3.451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g>
          <draw:line draw:style-name="gr2" draw:text-style-name="P1" draw:layer="layout" svg:x1="1.468cm" svg:y1="1.412cm" svg:x2="1.468cm" svg:y2="4.864cm">
            <text:p/>
          </draw:line>
          <draw:line draw:style-name="gr2" draw:text-style-name="P1" draw:layer="layout" svg:x1="1.615cm" svg:y1="1.412cm" svg:x2="1.615cm" svg:y2="4.864cm">
            <text:p/>
          </draw:line>
          <draw:line draw:style-name="gr2" draw:text-style-name="P1" draw:layer="layout" svg:x1="1.762cm" svg:y1="1.412cm" svg:x2="1.762cm" svg:y2="4.864cm">
            <text:p/>
          </draw:line>
          <draw:line draw:style-name="gr2" draw:text-style-name="P1" draw:layer="layout" svg:x1="1.908cm" svg:y1="1.412cm" svg:x2="1.908cm" svg:y2="4.864cm">
            <text:p/>
          </draw:line>
          <draw:line draw:style-name="gr2" draw:text-style-name="P1" draw:layer="layout" svg:x1="2.055cm" svg:y1="1.412cm" svg:x2="2.055cm" svg:y2="4.864cm">
            <text:p/>
          </draw:line>
          <draw:line draw:style-name="gr2" draw:text-style-name="P1" draw:layer="layout" svg:x1="2.202cm" svg:y1="1.412cm" svg:x2="2.202cm" svg:y2="4.864cm">
            <text:p/>
          </draw:line>
          <draw:line draw:style-name="gr2" draw:text-style-name="P1" draw:layer="layout" svg:x1="2.349cm" svg:y1="1.412cm" svg:x2="2.349cm" svg:y2="4.864cm">
            <text:p/>
          </draw:line>
          <draw:line draw:style-name="gr2" draw:text-style-name="P1" draw:layer="layout" svg:x1="2.496cm" svg:y1="1.412cm" svg:x2="2.496cm" svg:y2="4.864cm">
            <text:p/>
          </draw:line>
          <draw:line draw:style-name="gr2" draw:text-style-name="P1" draw:layer="layout" svg:x1="2.643cm" svg:y1="1.412cm" svg:x2="2.643cm" svg:y2="4.864cm">
            <text:p/>
          </draw:line>
          <draw:line draw:style-name="gr2" draw:text-style-name="P1" draw:layer="layout" svg:x1="2.789cm" svg:y1="1.412cm" svg:x2="2.789cm" svg:y2="4.864cm">
            <text:p/>
          </draw:line>
          <draw:line draw:style-name="gr2" draw:text-style-name="P1" draw:layer="layout" svg:x1="2.936cm" svg:y1="1.412cm" svg:x2="2.936cm" svg:y2="4.864cm">
            <text:p/>
          </draw:line>
          <draw:line draw:style-name="gr2" draw:text-style-name="P1" draw:layer="layout" svg:x1="3.083cm" svg:y1="1.412cm" svg:x2="3.083cm" svg:y2="4.864cm">
            <text:p/>
          </draw:line>
          <draw:line draw:style-name="gr2" draw:text-style-name="P1" draw:layer="layout" svg:x1="3.23cm" svg:y1="1.412cm" svg:x2="3.23cm" svg:y2="4.864cm">
            <text:p/>
          </draw:line>
          <draw:line draw:style-name="gr2" draw:text-style-name="P1" draw:layer="layout" svg:x1="3.377cm" svg:y1="1.412cm" svg:x2="3.377cm" svg:y2="4.864cm">
            <text:p/>
          </draw:line>
          <draw:line draw:style-name="gr2" draw:text-style-name="P1" draw:layer="layout" svg:x1="3.524cm" svg:y1="1.412cm" svg:x2="3.524cm" svg:y2="4.864cm">
            <text:p/>
          </draw:line>
          <draw:line draw:style-name="gr2" draw:text-style-name="P1" draw:layer="layout" svg:x1="3.67cm" svg:y1="1.412cm" svg:x2="3.67cm" svg:y2="4.864cm">
            <text:p/>
          </draw:line>
          <draw:line draw:style-name="gr2" draw:text-style-name="P1" draw:layer="layout" svg:x1="3.817cm" svg:y1="1.412cm" svg:x2="3.817cm" svg:y2="4.864cm">
            <text:p/>
          </draw:line>
          <draw:line draw:style-name="gr2" draw:text-style-name="P1" draw:layer="layout" svg:x1="3.964cm" svg:y1="1.412cm" svg:x2="3.964cm" svg:y2="4.864cm">
            <text:p/>
          </draw:line>
          <draw:line draw:style-name="gr2" draw:text-style-name="P1" draw:layer="layout" svg:x1="4.111cm" svg:y1="1.412cm" svg:x2="4.111cm" svg:y2="4.864cm">
            <text:p/>
          </draw:line>
          <draw:line draw:style-name="gr2" draw:text-style-name="P1" draw:layer="layout" svg:x1="4.258cm" svg:y1="1.412cm" svg:x2="4.258cm" svg:y2="4.864cm">
            <text:p/>
          </draw:line>
          <draw:line draw:style-name="gr2" draw:text-style-name="P1" draw:layer="layout" svg:x1="4.405cm" svg:y1="1.412cm" svg:x2="4.405cm" svg:y2="4.864cm">
            <text:p/>
          </draw:line>
          <draw:line draw:style-name="gr2" draw:text-style-name="P1" draw:layer="layout" svg:x1="1.321cm" svg:y1="4.708cm" svg:x2="4.551cm" svg:y2="4.708cm">
            <text:p/>
          </draw:line>
          <draw:line draw:style-name="gr2" draw:text-style-name="P1" draw:layer="layout" svg:x1="1.321cm" svg:y1="4.551cm" svg:x2="4.551cm" svg:y2="4.551cm">
            <text:p/>
          </draw:line>
          <draw:line draw:style-name="gr2" draw:text-style-name="P1" draw:layer="layout" svg:x1="1.321cm" svg:y1="4.394cm" svg:x2="4.551cm" svg:y2="4.394cm">
            <text:p/>
          </draw:line>
          <draw:line draw:style-name="gr2" draw:text-style-name="P1" draw:layer="layout" svg:x1="1.321cm" svg:y1="4.237cm" svg:x2="4.551cm" svg:y2="4.237cm">
            <text:p/>
          </draw:line>
          <draw:line draw:style-name="gr2" draw:text-style-name="P1" draw:layer="layout" svg:x1="1.321cm" svg:y1="4.08cm" svg:x2="4.551cm" svg:y2="4.08cm">
            <text:p/>
          </draw:line>
          <draw:line draw:style-name="gr2" draw:text-style-name="P1" draw:layer="layout" svg:x1="1.321cm" svg:y1="3.923cm" svg:x2="4.551cm" svg:y2="3.923cm">
            <text:p/>
          </draw:line>
          <draw:line draw:style-name="gr2" draw:text-style-name="P1" draw:layer="layout" svg:x1="1.321cm" svg:y1="3.766cm" svg:x2="4.551cm" svg:y2="3.766cm">
            <text:p/>
          </draw:line>
          <draw:line draw:style-name="gr2" draw:text-style-name="P1" draw:layer="layout" svg:x1="1.321cm" svg:y1="3.609cm" svg:x2="4.551cm" svg:y2="3.609cm">
            <text:p/>
          </draw:line>
          <draw:line draw:style-name="gr2" draw:text-style-name="P1" draw:layer="layout" svg:x1="1.321cm" svg:y1="3.452cm" svg:x2="4.551cm" svg:y2="3.452cm">
            <text:p/>
          </draw:line>
          <draw:line draw:style-name="gr2" draw:text-style-name="P1" draw:layer="layout" svg:x1="1.321cm" svg:y1="3.295cm" svg:x2="4.551cm" svg:y2="3.295cm">
            <text:p/>
          </draw:line>
          <draw:line draw:style-name="gr2" draw:text-style-name="P1" draw:layer="layout" svg:x1="1.321cm" svg:y1="3.138cm" svg:x2="4.551cm" svg:y2="3.138cm">
            <text:p/>
          </draw:line>
          <draw:line draw:style-name="gr2" draw:text-style-name="P1" draw:layer="layout" svg:x1="1.321cm" svg:y1="2.981cm" svg:x2="4.551cm" svg:y2="2.981cm">
            <text:p/>
          </draw:line>
          <draw:line draw:style-name="gr2" draw:text-style-name="P1" draw:layer="layout" svg:x1="1.321cm" svg:y1="2.824cm" svg:x2="4.551cm" svg:y2="2.824cm">
            <text:p/>
          </draw:line>
          <draw:line draw:style-name="gr2" draw:text-style-name="P1" draw:layer="layout" svg:x1="1.321cm" svg:y1="2.668cm" svg:x2="4.551cm" svg:y2="2.668cm">
            <text:p/>
          </draw:line>
          <draw:line draw:style-name="gr2" draw:text-style-name="P1" draw:layer="layout" svg:x1="1.321cm" svg:y1="2.511cm" svg:x2="4.551cm" svg:y2="2.511cm">
            <text:p/>
          </draw:line>
          <draw:line draw:style-name="gr2" draw:text-style-name="P1" draw:layer="layout" svg:x1="1.321cm" svg:y1="2.354cm" svg:x2="4.551cm" svg:y2="2.354cm">
            <text:p/>
          </draw:line>
          <draw:line draw:style-name="gr2" draw:text-style-name="P1" draw:layer="layout" svg:x1="1.321cm" svg:y1="2.197cm" svg:x2="4.551cm" svg:y2="2.197cm">
            <text:p/>
          </draw:line>
          <draw:line draw:style-name="gr2" draw:text-style-name="P1" draw:layer="layout" svg:x1="1.321cm" svg:y1="2.04cm" svg:x2="4.551cm" svg:y2="2.04cm">
            <text:p/>
          </draw:line>
          <draw:line draw:style-name="gr2" draw:text-style-name="P1" draw:layer="layout" svg:x1="1.321cm" svg:y1="1.883cm" svg:x2="4.551cm" svg:y2="1.883cm">
            <text:p/>
          </draw:line>
          <draw:line draw:style-name="gr2" draw:text-style-name="P1" draw:layer="layout" svg:x1="1.321cm" svg:y1="1.726cm" svg:x2="4.551cm" svg:y2="1.726cm">
            <text:p/>
          </draw:line>
          <draw:line draw:style-name="gr2" draw:text-style-name="P1" draw:layer="layout" svg:x1="1.321cm" svg:y1="1.569cm" svg:x2="4.551cm" svg:y2="1.569cm">
            <text:p/>
          </draw:line>
        </draw:g>
      </draw:page>
      <draw:page draw:name="page6" draw:style-name="dp1" draw:master-page-name="Default">
        <draw:g>
          <draw:line draw:style-name="gr2" draw:text-style-name="P1" draw:layer="layout" svg:x1="1.468cm" svg:y1="1.412cm" svg:x2="1.468cm" svg:y2="4.864cm">
            <text:p/>
          </draw:line>
          <draw:line draw:style-name="gr2" draw:text-style-name="P1" draw:layer="layout" svg:x1="1.615cm" svg:y1="1.412cm" svg:x2="1.615cm" svg:y2="4.864cm">
            <text:p/>
          </draw:line>
          <draw:line draw:style-name="gr2" draw:text-style-name="P1" draw:layer="layout" svg:x1="1.762cm" svg:y1="1.412cm" svg:x2="1.762cm" svg:y2="4.864cm">
            <text:p/>
          </draw:line>
          <draw:line draw:style-name="gr2" draw:text-style-name="P1" draw:layer="layout" svg:x1="1.908cm" svg:y1="1.412cm" svg:x2="1.908cm" svg:y2="4.864cm">
            <text:p/>
          </draw:line>
          <draw:line draw:style-name="gr2" draw:text-style-name="P1" draw:layer="layout" svg:x1="2.055cm" svg:y1="1.412cm" svg:x2="2.055cm" svg:y2="4.864cm">
            <text:p/>
          </draw:line>
          <draw:line draw:style-name="gr2" draw:text-style-name="P1" draw:layer="layout" svg:x1="2.202cm" svg:y1="1.412cm" svg:x2="2.202cm" svg:y2="4.864cm">
            <text:p/>
          </draw:line>
          <draw:line draw:style-name="gr2" draw:text-style-name="P1" draw:layer="layout" svg:x1="2.349cm" svg:y1="1.412cm" svg:x2="2.349cm" svg:y2="4.864cm">
            <text:p/>
          </draw:line>
          <draw:line draw:style-name="gr2" draw:text-style-name="P1" draw:layer="layout" svg:x1="2.496cm" svg:y1="1.412cm" svg:x2="2.496cm" svg:y2="4.864cm">
            <text:p/>
          </draw:line>
          <draw:line draw:style-name="gr2" draw:text-style-name="P1" draw:layer="layout" svg:x1="2.643cm" svg:y1="1.412cm" svg:x2="2.643cm" svg:y2="4.864cm">
            <text:p/>
          </draw:line>
          <draw:line draw:style-name="gr2" draw:text-style-name="P1" draw:layer="layout" svg:x1="2.789cm" svg:y1="1.412cm" svg:x2="2.789cm" svg:y2="4.864cm">
            <text:p/>
          </draw:line>
          <draw:line draw:style-name="gr2" draw:text-style-name="P1" draw:layer="layout" svg:x1="2.936cm" svg:y1="1.412cm" svg:x2="2.936cm" svg:y2="4.864cm">
            <text:p/>
          </draw:line>
          <draw:line draw:style-name="gr2" draw:text-style-name="P1" draw:layer="layout" svg:x1="3.083cm" svg:y1="1.412cm" svg:x2="3.083cm" svg:y2="4.864cm">
            <text:p/>
          </draw:line>
          <draw:line draw:style-name="gr2" draw:text-style-name="P1" draw:layer="layout" svg:x1="3.23cm" svg:y1="1.412cm" svg:x2="3.23cm" svg:y2="4.864cm">
            <text:p/>
          </draw:line>
          <draw:line draw:style-name="gr2" draw:text-style-name="P1" draw:layer="layout" svg:x1="3.377cm" svg:y1="1.412cm" svg:x2="3.377cm" svg:y2="4.864cm">
            <text:p/>
          </draw:line>
          <draw:line draw:style-name="gr2" draw:text-style-name="P1" draw:layer="layout" svg:x1="3.524cm" svg:y1="1.412cm" svg:x2="3.524cm" svg:y2="4.864cm">
            <text:p/>
          </draw:line>
          <draw:line draw:style-name="gr2" draw:text-style-name="P1" draw:layer="layout" svg:x1="3.67cm" svg:y1="1.412cm" svg:x2="3.67cm" svg:y2="4.864cm">
            <text:p/>
          </draw:line>
          <draw:line draw:style-name="gr2" draw:text-style-name="P1" draw:layer="layout" svg:x1="3.817cm" svg:y1="1.412cm" svg:x2="3.817cm" svg:y2="4.864cm">
            <text:p/>
          </draw:line>
          <draw:line draw:style-name="gr2" draw:text-style-name="P1" draw:layer="layout" svg:x1="3.964cm" svg:y1="1.412cm" svg:x2="3.964cm" svg:y2="4.864cm">
            <text:p/>
          </draw:line>
          <draw:line draw:style-name="gr2" draw:text-style-name="P1" draw:layer="layout" svg:x1="4.111cm" svg:y1="1.412cm" svg:x2="4.111cm" svg:y2="4.864cm">
            <text:p/>
          </draw:line>
          <draw:line draw:style-name="gr2" draw:text-style-name="P1" draw:layer="layout" svg:x1="4.258cm" svg:y1="1.412cm" svg:x2="4.258cm" svg:y2="4.864cm">
            <text:p/>
          </draw:line>
          <draw:line draw:style-name="gr2" draw:text-style-name="P1" draw:layer="layout" svg:x1="4.405cm" svg:y1="1.412cm" svg:x2="4.405cm" svg:y2="4.864cm">
            <text:p/>
          </draw:line>
          <draw:line draw:style-name="gr2" draw:text-style-name="P1" draw:layer="layout" svg:x1="1.321cm" svg:y1="4.708cm" svg:x2="4.551cm" svg:y2="4.708cm">
            <text:p/>
          </draw:line>
          <draw:line draw:style-name="gr2" draw:text-style-name="P1" draw:layer="layout" svg:x1="1.321cm" svg:y1="4.551cm" svg:x2="4.551cm" svg:y2="4.551cm">
            <text:p/>
          </draw:line>
          <draw:line draw:style-name="gr2" draw:text-style-name="P1" draw:layer="layout" svg:x1="1.321cm" svg:y1="4.394cm" svg:x2="4.551cm" svg:y2="4.394cm">
            <text:p/>
          </draw:line>
          <draw:line draw:style-name="gr2" draw:text-style-name="P1" draw:layer="layout" svg:x1="1.321cm" svg:y1="4.237cm" svg:x2="4.551cm" svg:y2="4.237cm">
            <text:p/>
          </draw:line>
          <draw:line draw:style-name="gr2" draw:text-style-name="P1" draw:layer="layout" svg:x1="1.321cm" svg:y1="4.08cm" svg:x2="4.551cm" svg:y2="4.08cm">
            <text:p/>
          </draw:line>
          <draw:line draw:style-name="gr2" draw:text-style-name="P1" draw:layer="layout" svg:x1="1.321cm" svg:y1="3.923cm" svg:x2="4.551cm" svg:y2="3.923cm">
            <text:p/>
          </draw:line>
          <draw:line draw:style-name="gr2" draw:text-style-name="P1" draw:layer="layout" svg:x1="1.321cm" svg:y1="3.766cm" svg:x2="4.551cm" svg:y2="3.766cm">
            <text:p/>
          </draw:line>
          <draw:line draw:style-name="gr2" draw:text-style-name="P1" draw:layer="layout" svg:x1="1.321cm" svg:y1="3.609cm" svg:x2="4.551cm" svg:y2="3.609cm">
            <text:p/>
          </draw:line>
          <draw:line draw:style-name="gr2" draw:text-style-name="P1" draw:layer="layout" svg:x1="1.321cm" svg:y1="3.452cm" svg:x2="4.551cm" svg:y2="3.452cm">
            <text:p/>
          </draw:line>
          <draw:line draw:style-name="gr2" draw:text-style-name="P1" draw:layer="layout" svg:x1="1.321cm" svg:y1="3.295cm" svg:x2="4.551cm" svg:y2="3.295cm">
            <text:p/>
          </draw:line>
          <draw:line draw:style-name="gr2" draw:text-style-name="P1" draw:layer="layout" svg:x1="1.321cm" svg:y1="3.138cm" svg:x2="4.551cm" svg:y2="3.138cm">
            <text:p/>
          </draw:line>
          <draw:line draw:style-name="gr2" draw:text-style-name="P1" draw:layer="layout" svg:x1="1.321cm" svg:y1="2.981cm" svg:x2="4.551cm" svg:y2="2.981cm">
            <text:p/>
          </draw:line>
          <draw:line draw:style-name="gr2" draw:text-style-name="P1" draw:layer="layout" svg:x1="1.321cm" svg:y1="2.824cm" svg:x2="4.551cm" svg:y2="2.824cm">
            <text:p/>
          </draw:line>
          <draw:line draw:style-name="gr2" draw:text-style-name="P1" draw:layer="layout" svg:x1="1.321cm" svg:y1="2.668cm" svg:x2="4.551cm" svg:y2="2.668cm">
            <text:p/>
          </draw:line>
          <draw:line draw:style-name="gr2" draw:text-style-name="P1" draw:layer="layout" svg:x1="1.321cm" svg:y1="2.511cm" svg:x2="4.551cm" svg:y2="2.511cm">
            <text:p/>
          </draw:line>
          <draw:line draw:style-name="gr2" draw:text-style-name="P1" draw:layer="layout" svg:x1="1.321cm" svg:y1="2.354cm" svg:x2="4.551cm" svg:y2="2.354cm">
            <text:p/>
          </draw:line>
          <draw:line draw:style-name="gr2" draw:text-style-name="P1" draw:layer="layout" svg:x1="1.321cm" svg:y1="2.197cm" svg:x2="4.551cm" svg:y2="2.197cm">
            <text:p/>
          </draw:line>
          <draw:line draw:style-name="gr2" draw:text-style-name="P1" draw:layer="layout" svg:x1="1.321cm" svg:y1="2.04cm" svg:x2="4.551cm" svg:y2="2.04cm">
            <text:p/>
          </draw:line>
          <draw:line draw:style-name="gr2" draw:text-style-name="P1" draw:layer="layout" svg:x1="1.321cm" svg:y1="1.883cm" svg:x2="4.551cm" svg:y2="1.883cm">
            <text:p/>
          </draw:line>
          <draw:line draw:style-name="gr2" draw:text-style-name="P1" draw:layer="layout" svg:x1="1.321cm" svg:y1="1.726cm" svg:x2="4.551cm" svg:y2="1.726cm">
            <text:p/>
          </draw:line>
          <draw:line draw:style-name="gr2" draw:text-style-name="P1" draw:layer="layout" svg:x1="1.321cm" svg:y1="1.569cm" svg:x2="4.551cm" svg:y2="1.569cm">
            <text:p/>
          </draw:line>
        </draw:g>
        <draw:line draw:style-name="gr15" draw:text-style-name="P1" draw:layer="layout" svg:x1="1.614cm" svg:y1="2.196cm" svg:x2="4.257cm" svg:y2="3.765cm">
          <text:p/>
        </draw:line>
      </draw:page>
      <draw:page draw:name="page7" draw:style-name="dp1" draw:master-page-name="Default">
        <draw:g>
          <draw:line draw:style-name="gr2" draw:text-style-name="P1" draw:layer="layout" svg:x1="1.468cm" svg:y1="1.412cm" svg:x2="1.468cm" svg:y2="4.864cm">
            <text:p/>
          </draw:line>
          <draw:line draw:style-name="gr2" draw:text-style-name="P1" draw:layer="layout" svg:x1="1.615cm" svg:y1="1.412cm" svg:x2="1.615cm" svg:y2="4.864cm">
            <text:p/>
          </draw:line>
          <draw:line draw:style-name="gr2" draw:text-style-name="P1" draw:layer="layout" svg:x1="1.762cm" svg:y1="1.412cm" svg:x2="1.762cm" svg:y2="4.864cm">
            <text:p/>
          </draw:line>
          <draw:line draw:style-name="gr2" draw:text-style-name="P1" draw:layer="layout" svg:x1="1.908cm" svg:y1="1.412cm" svg:x2="1.908cm" svg:y2="4.864cm">
            <text:p/>
          </draw:line>
          <draw:line draw:style-name="gr2" draw:text-style-name="P1" draw:layer="layout" svg:x1="2.055cm" svg:y1="1.412cm" svg:x2="2.055cm" svg:y2="4.864cm">
            <text:p/>
          </draw:line>
          <draw:line draw:style-name="gr2" draw:text-style-name="P1" draw:layer="layout" svg:x1="2.202cm" svg:y1="1.412cm" svg:x2="2.202cm" svg:y2="4.864cm">
            <text:p/>
          </draw:line>
          <draw:line draw:style-name="gr2" draw:text-style-name="P1" draw:layer="layout" svg:x1="2.349cm" svg:y1="1.412cm" svg:x2="2.349cm" svg:y2="4.864cm">
            <text:p/>
          </draw:line>
          <draw:line draw:style-name="gr2" draw:text-style-name="P1" draw:layer="layout" svg:x1="2.496cm" svg:y1="1.412cm" svg:x2="2.496cm" svg:y2="4.864cm">
            <text:p/>
          </draw:line>
          <draw:line draw:style-name="gr2" draw:text-style-name="P1" draw:layer="layout" svg:x1="2.643cm" svg:y1="1.412cm" svg:x2="2.643cm" svg:y2="4.864cm">
            <text:p/>
          </draw:line>
          <draw:line draw:style-name="gr2" draw:text-style-name="P1" draw:layer="layout" svg:x1="2.789cm" svg:y1="1.412cm" svg:x2="2.789cm" svg:y2="4.864cm">
            <text:p/>
          </draw:line>
          <draw:line draw:style-name="gr2" draw:text-style-name="P1" draw:layer="layout" svg:x1="2.936cm" svg:y1="1.412cm" svg:x2="2.936cm" svg:y2="4.864cm">
            <text:p/>
          </draw:line>
          <draw:line draw:style-name="gr2" draw:text-style-name="P1" draw:layer="layout" svg:x1="3.083cm" svg:y1="1.412cm" svg:x2="3.083cm" svg:y2="4.864cm">
            <text:p/>
          </draw:line>
          <draw:line draw:style-name="gr2" draw:text-style-name="P1" draw:layer="layout" svg:x1="3.23cm" svg:y1="1.412cm" svg:x2="3.23cm" svg:y2="4.864cm">
            <text:p/>
          </draw:line>
          <draw:line draw:style-name="gr2" draw:text-style-name="P1" draw:layer="layout" svg:x1="3.377cm" svg:y1="1.412cm" svg:x2="3.377cm" svg:y2="4.864cm">
            <text:p/>
          </draw:line>
          <draw:line draw:style-name="gr2" draw:text-style-name="P1" draw:layer="layout" svg:x1="3.524cm" svg:y1="1.412cm" svg:x2="3.524cm" svg:y2="4.864cm">
            <text:p/>
          </draw:line>
          <draw:line draw:style-name="gr2" draw:text-style-name="P1" draw:layer="layout" svg:x1="3.67cm" svg:y1="1.412cm" svg:x2="3.67cm" svg:y2="4.864cm">
            <text:p/>
          </draw:line>
          <draw:line draw:style-name="gr2" draw:text-style-name="P1" draw:layer="layout" svg:x1="3.817cm" svg:y1="1.412cm" svg:x2="3.817cm" svg:y2="4.864cm">
            <text:p/>
          </draw:line>
          <draw:line draw:style-name="gr2" draw:text-style-name="P1" draw:layer="layout" svg:x1="3.964cm" svg:y1="1.412cm" svg:x2="3.964cm" svg:y2="4.864cm">
            <text:p/>
          </draw:line>
          <draw:line draw:style-name="gr2" draw:text-style-name="P1" draw:layer="layout" svg:x1="4.111cm" svg:y1="1.412cm" svg:x2="4.111cm" svg:y2="4.864cm">
            <text:p/>
          </draw:line>
          <draw:line draw:style-name="gr2" draw:text-style-name="P1" draw:layer="layout" svg:x1="4.258cm" svg:y1="1.412cm" svg:x2="4.258cm" svg:y2="4.864cm">
            <text:p/>
          </draw:line>
          <draw:line draw:style-name="gr2" draw:text-style-name="P1" draw:layer="layout" svg:x1="4.405cm" svg:y1="1.412cm" svg:x2="4.405cm" svg:y2="4.864cm">
            <text:p/>
          </draw:line>
          <draw:line draw:style-name="gr2" draw:text-style-name="P1" draw:layer="layout" svg:x1="1.321cm" svg:y1="4.708cm" svg:x2="4.551cm" svg:y2="4.708cm">
            <text:p/>
          </draw:line>
          <draw:line draw:style-name="gr2" draw:text-style-name="P1" draw:layer="layout" svg:x1="1.321cm" svg:y1="4.551cm" svg:x2="4.551cm" svg:y2="4.551cm">
            <text:p/>
          </draw:line>
          <draw:line draw:style-name="gr2" draw:text-style-name="P1" draw:layer="layout" svg:x1="1.321cm" svg:y1="4.394cm" svg:x2="4.551cm" svg:y2="4.394cm">
            <text:p/>
          </draw:line>
          <draw:line draw:style-name="gr2" draw:text-style-name="P1" draw:layer="layout" svg:x1="1.321cm" svg:y1="4.237cm" svg:x2="4.551cm" svg:y2="4.237cm">
            <text:p/>
          </draw:line>
          <draw:line draw:style-name="gr2" draw:text-style-name="P1" draw:layer="layout" svg:x1="1.321cm" svg:y1="4.08cm" svg:x2="4.551cm" svg:y2="4.08cm">
            <text:p/>
          </draw:line>
          <draw:line draw:style-name="gr2" draw:text-style-name="P1" draw:layer="layout" svg:x1="1.321cm" svg:y1="3.923cm" svg:x2="4.551cm" svg:y2="3.923cm">
            <text:p/>
          </draw:line>
          <draw:line draw:style-name="gr2" draw:text-style-name="P1" draw:layer="layout" svg:x1="1.321cm" svg:y1="3.766cm" svg:x2="4.551cm" svg:y2="3.766cm">
            <text:p/>
          </draw:line>
          <draw:line draw:style-name="gr2" draw:text-style-name="P1" draw:layer="layout" svg:x1="1.321cm" svg:y1="3.609cm" svg:x2="4.551cm" svg:y2="3.609cm">
            <text:p/>
          </draw:line>
          <draw:line draw:style-name="gr2" draw:text-style-name="P1" draw:layer="layout" svg:x1="1.321cm" svg:y1="3.452cm" svg:x2="4.551cm" svg:y2="3.452cm">
            <text:p/>
          </draw:line>
          <draw:line draw:style-name="gr2" draw:text-style-name="P1" draw:layer="layout" svg:x1="1.321cm" svg:y1="3.295cm" svg:x2="4.551cm" svg:y2="3.295cm">
            <text:p/>
          </draw:line>
          <draw:line draw:style-name="gr2" draw:text-style-name="P1" draw:layer="layout" svg:x1="1.321cm" svg:y1="3.138cm" svg:x2="4.551cm" svg:y2="3.138cm">
            <text:p/>
          </draw:line>
          <draw:line draw:style-name="gr2" draw:text-style-name="P1" draw:layer="layout" svg:x1="1.321cm" svg:y1="2.981cm" svg:x2="4.551cm" svg:y2="2.981cm">
            <text:p/>
          </draw:line>
          <draw:line draw:style-name="gr2" draw:text-style-name="P1" draw:layer="layout" svg:x1="1.321cm" svg:y1="2.824cm" svg:x2="4.551cm" svg:y2="2.824cm">
            <text:p/>
          </draw:line>
          <draw:line draw:style-name="gr2" draw:text-style-name="P1" draw:layer="layout" svg:x1="1.321cm" svg:y1="2.668cm" svg:x2="4.551cm" svg:y2="2.668cm">
            <text:p/>
          </draw:line>
          <draw:line draw:style-name="gr2" draw:text-style-name="P1" draw:layer="layout" svg:x1="1.321cm" svg:y1="2.511cm" svg:x2="4.551cm" svg:y2="2.511cm">
            <text:p/>
          </draw:line>
          <draw:line draw:style-name="gr2" draw:text-style-name="P1" draw:layer="layout" svg:x1="1.321cm" svg:y1="2.354cm" svg:x2="4.551cm" svg:y2="2.354cm">
            <text:p/>
          </draw:line>
          <draw:line draw:style-name="gr2" draw:text-style-name="P1" draw:layer="layout" svg:x1="1.321cm" svg:y1="2.197cm" svg:x2="4.551cm" svg:y2="2.197cm">
            <text:p/>
          </draw:line>
          <draw:line draw:style-name="gr2" draw:text-style-name="P1" draw:layer="layout" svg:x1="1.321cm" svg:y1="2.04cm" svg:x2="4.551cm" svg:y2="2.04cm">
            <text:p/>
          </draw:line>
          <draw:line draw:style-name="gr2" draw:text-style-name="P1" draw:layer="layout" svg:x1="1.321cm" svg:y1="1.883cm" svg:x2="4.551cm" svg:y2="1.883cm">
            <text:p/>
          </draw:line>
          <draw:line draw:style-name="gr2" draw:text-style-name="P1" draw:layer="layout" svg:x1="1.321cm" svg:y1="1.726cm" svg:x2="4.551cm" svg:y2="1.726cm">
            <text:p/>
          </draw:line>
          <draw:line draw:style-name="gr2" draw:text-style-name="P1" draw:layer="layout" svg:x1="1.321cm" svg:y1="1.569cm" svg:x2="4.551cm" svg:y2="1.569cm">
            <text:p/>
          </draw:line>
        </draw:g>
        <draw:g>
          <draw:custom-shape draw:style-name="gr16" draw:text-style-name="P14" draw:layer="layout" svg:width="0.44cm" svg:height="0.157cm" svg:x="1.761cm" svg:y="2.3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4" draw:layer="layout" svg:width="0.294cm" svg:height="0.157cm" svg:x="1.614cm" svg:y="2.1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4" draw:layer="layout" svg:width="0.44cm" svg:height="0.157cm" svg:x="2.055cm" svg:y="2.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4" draw:layer="layout" svg:width="0.441cm" svg:height="0.157cm" svg:x="2.348cm" svg:y="2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4" draw:layer="layout" svg:width="0.294cm" svg:height="0.157cm" svg:x="2.642cm" svg:y="2.8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4" draw:layer="layout" svg:width="0.44cm" svg:height="0.157cm" svg:x="2.789cm" svg:y="2.9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4" draw:layer="layout" svg:width="0.441cm" svg:height="0.157cm" svg:x="3.082cm" svg:y="3.1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4" draw:layer="layout" svg:width="0.441cm" svg:height="0.157cm" svg:x="3.376cm" svg:y="3.2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4" draw:layer="layout" svg:width="0.44cm" svg:height="0.157cm" svg:x="3.67cm" svg:y="3.4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4" draw:layer="layout" svg:width="0.294cm" svg:height="0.157cm" svg:x="3.963cm" svg:y="3.6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5" draw:text-style-name="P1" draw:layer="layout" svg:x1="1.614cm" svg:y1="2.196cm" svg:x2="4.257cm" svg:y2="3.765cm">
          <text:p/>
        </draw:line>
      </draw:page>
      <draw:page draw:name="page8" draw:style-name="dp1" draw:master-page-name="Default">
        <draw:g>
          <draw:line draw:style-name="gr2" draw:text-style-name="P1" draw:layer="layout" svg:x1="1.468cm" svg:y1="1.412cm" svg:x2="1.468cm" svg:y2="4.864cm">
            <text:p/>
          </draw:line>
          <draw:line draw:style-name="gr2" draw:text-style-name="P1" draw:layer="layout" svg:x1="1.615cm" svg:y1="1.412cm" svg:x2="1.615cm" svg:y2="4.864cm">
            <text:p/>
          </draw:line>
          <draw:line draw:style-name="gr2" draw:text-style-name="P1" draw:layer="layout" svg:x1="1.762cm" svg:y1="1.412cm" svg:x2="1.762cm" svg:y2="4.864cm">
            <text:p/>
          </draw:line>
          <draw:line draw:style-name="gr2" draw:text-style-name="P1" draw:layer="layout" svg:x1="1.908cm" svg:y1="1.412cm" svg:x2="1.908cm" svg:y2="4.864cm">
            <text:p/>
          </draw:line>
          <draw:line draw:style-name="gr2" draw:text-style-name="P1" draw:layer="layout" svg:x1="2.055cm" svg:y1="1.412cm" svg:x2="2.055cm" svg:y2="4.864cm">
            <text:p/>
          </draw:line>
          <draw:line draw:style-name="gr2" draw:text-style-name="P1" draw:layer="layout" svg:x1="2.202cm" svg:y1="1.412cm" svg:x2="2.202cm" svg:y2="4.864cm">
            <text:p/>
          </draw:line>
          <draw:line draw:style-name="gr2" draw:text-style-name="P1" draw:layer="layout" svg:x1="2.349cm" svg:y1="1.412cm" svg:x2="2.349cm" svg:y2="4.864cm">
            <text:p/>
          </draw:line>
          <draw:line draw:style-name="gr2" draw:text-style-name="P1" draw:layer="layout" svg:x1="2.496cm" svg:y1="1.412cm" svg:x2="2.496cm" svg:y2="4.864cm">
            <text:p/>
          </draw:line>
          <draw:line draw:style-name="gr2" draw:text-style-name="P1" draw:layer="layout" svg:x1="2.643cm" svg:y1="1.412cm" svg:x2="2.643cm" svg:y2="4.864cm">
            <text:p/>
          </draw:line>
          <draw:line draw:style-name="gr2" draw:text-style-name="P1" draw:layer="layout" svg:x1="2.789cm" svg:y1="1.412cm" svg:x2="2.789cm" svg:y2="4.864cm">
            <text:p/>
          </draw:line>
          <draw:line draw:style-name="gr2" draw:text-style-name="P1" draw:layer="layout" svg:x1="2.936cm" svg:y1="1.412cm" svg:x2="2.936cm" svg:y2="4.864cm">
            <text:p/>
          </draw:line>
          <draw:line draw:style-name="gr2" draw:text-style-name="P1" draw:layer="layout" svg:x1="3.083cm" svg:y1="1.412cm" svg:x2="3.083cm" svg:y2="4.864cm">
            <text:p/>
          </draw:line>
          <draw:line draw:style-name="gr2" draw:text-style-name="P1" draw:layer="layout" svg:x1="3.23cm" svg:y1="1.412cm" svg:x2="3.23cm" svg:y2="4.864cm">
            <text:p/>
          </draw:line>
          <draw:line draw:style-name="gr2" draw:text-style-name="P1" draw:layer="layout" svg:x1="3.377cm" svg:y1="1.412cm" svg:x2="3.377cm" svg:y2="4.864cm">
            <text:p/>
          </draw:line>
          <draw:line draw:style-name="gr2" draw:text-style-name="P1" draw:layer="layout" svg:x1="3.524cm" svg:y1="1.412cm" svg:x2="3.524cm" svg:y2="4.864cm">
            <text:p/>
          </draw:line>
          <draw:line draw:style-name="gr2" draw:text-style-name="P1" draw:layer="layout" svg:x1="3.67cm" svg:y1="1.412cm" svg:x2="3.67cm" svg:y2="4.864cm">
            <text:p/>
          </draw:line>
          <draw:line draw:style-name="gr2" draw:text-style-name="P1" draw:layer="layout" svg:x1="3.817cm" svg:y1="1.412cm" svg:x2="3.817cm" svg:y2="4.864cm">
            <text:p/>
          </draw:line>
          <draw:line draw:style-name="gr2" draw:text-style-name="P1" draw:layer="layout" svg:x1="3.964cm" svg:y1="1.412cm" svg:x2="3.964cm" svg:y2="4.864cm">
            <text:p/>
          </draw:line>
          <draw:line draw:style-name="gr2" draw:text-style-name="P1" draw:layer="layout" svg:x1="4.111cm" svg:y1="1.412cm" svg:x2="4.111cm" svg:y2="4.864cm">
            <text:p/>
          </draw:line>
          <draw:line draw:style-name="gr2" draw:text-style-name="P1" draw:layer="layout" svg:x1="4.258cm" svg:y1="1.412cm" svg:x2="4.258cm" svg:y2="4.864cm">
            <text:p/>
          </draw:line>
          <draw:line draw:style-name="gr2" draw:text-style-name="P1" draw:layer="layout" svg:x1="4.405cm" svg:y1="1.412cm" svg:x2="4.405cm" svg:y2="4.864cm">
            <text:p/>
          </draw:line>
          <draw:line draw:style-name="gr2" draw:text-style-name="P1" draw:layer="layout" svg:x1="1.321cm" svg:y1="4.708cm" svg:x2="4.551cm" svg:y2="4.708cm">
            <text:p/>
          </draw:line>
          <draw:line draw:style-name="gr2" draw:text-style-name="P1" draw:layer="layout" svg:x1="1.321cm" svg:y1="4.551cm" svg:x2="4.551cm" svg:y2="4.551cm">
            <text:p/>
          </draw:line>
          <draw:line draw:style-name="gr2" draw:text-style-name="P1" draw:layer="layout" svg:x1="1.321cm" svg:y1="4.394cm" svg:x2="4.551cm" svg:y2="4.394cm">
            <text:p/>
          </draw:line>
          <draw:line draw:style-name="gr2" draw:text-style-name="P1" draw:layer="layout" svg:x1="1.321cm" svg:y1="4.237cm" svg:x2="4.551cm" svg:y2="4.237cm">
            <text:p/>
          </draw:line>
          <draw:line draw:style-name="gr2" draw:text-style-name="P1" draw:layer="layout" svg:x1="1.321cm" svg:y1="4.08cm" svg:x2="4.551cm" svg:y2="4.08cm">
            <text:p/>
          </draw:line>
          <draw:line draw:style-name="gr2" draw:text-style-name="P1" draw:layer="layout" svg:x1="1.321cm" svg:y1="3.923cm" svg:x2="4.551cm" svg:y2="3.923cm">
            <text:p/>
          </draw:line>
          <draw:line draw:style-name="gr2" draw:text-style-name="P1" draw:layer="layout" svg:x1="1.321cm" svg:y1="3.766cm" svg:x2="4.551cm" svg:y2="3.766cm">
            <text:p/>
          </draw:line>
          <draw:line draw:style-name="gr2" draw:text-style-name="P1" draw:layer="layout" svg:x1="1.321cm" svg:y1="3.609cm" svg:x2="4.551cm" svg:y2="3.609cm">
            <text:p/>
          </draw:line>
          <draw:line draw:style-name="gr2" draw:text-style-name="P1" draw:layer="layout" svg:x1="1.321cm" svg:y1="3.452cm" svg:x2="4.551cm" svg:y2="3.452cm">
            <text:p/>
          </draw:line>
          <draw:line draw:style-name="gr2" draw:text-style-name="P1" draw:layer="layout" svg:x1="1.321cm" svg:y1="3.295cm" svg:x2="4.551cm" svg:y2="3.295cm">
            <text:p/>
          </draw:line>
          <draw:line draw:style-name="gr2" draw:text-style-name="P1" draw:layer="layout" svg:x1="1.321cm" svg:y1="3.138cm" svg:x2="4.551cm" svg:y2="3.138cm">
            <text:p/>
          </draw:line>
          <draw:line draw:style-name="gr2" draw:text-style-name="P1" draw:layer="layout" svg:x1="1.321cm" svg:y1="2.981cm" svg:x2="4.551cm" svg:y2="2.981cm">
            <text:p/>
          </draw:line>
          <draw:line draw:style-name="gr2" draw:text-style-name="P1" draw:layer="layout" svg:x1="1.321cm" svg:y1="2.824cm" svg:x2="4.551cm" svg:y2="2.824cm">
            <text:p/>
          </draw:line>
          <draw:line draw:style-name="gr2" draw:text-style-name="P1" draw:layer="layout" svg:x1="1.321cm" svg:y1="2.668cm" svg:x2="4.551cm" svg:y2="2.668cm">
            <text:p/>
          </draw:line>
          <draw:line draw:style-name="gr2" draw:text-style-name="P1" draw:layer="layout" svg:x1="1.321cm" svg:y1="2.511cm" svg:x2="4.551cm" svg:y2="2.511cm">
            <text:p/>
          </draw:line>
          <draw:line draw:style-name="gr2" draw:text-style-name="P1" draw:layer="layout" svg:x1="1.321cm" svg:y1="2.354cm" svg:x2="4.551cm" svg:y2="2.354cm">
            <text:p/>
          </draw:line>
          <draw:line draw:style-name="gr2" draw:text-style-name="P1" draw:layer="layout" svg:x1="1.321cm" svg:y1="2.197cm" svg:x2="4.551cm" svg:y2="2.197cm">
            <text:p/>
          </draw:line>
          <draw:line draw:style-name="gr2" draw:text-style-name="P1" draw:layer="layout" svg:x1="1.321cm" svg:y1="2.04cm" svg:x2="4.551cm" svg:y2="2.04cm">
            <text:p/>
          </draw:line>
          <draw:line draw:style-name="gr2" draw:text-style-name="P1" draw:layer="layout" svg:x1="1.321cm" svg:y1="1.883cm" svg:x2="4.551cm" svg:y2="1.883cm">
            <text:p/>
          </draw:line>
          <draw:line draw:style-name="gr2" draw:text-style-name="P1" draw:layer="layout" svg:x1="1.321cm" svg:y1="1.726cm" svg:x2="4.551cm" svg:y2="1.726cm">
            <text:p/>
          </draw:line>
          <draw:line draw:style-name="gr2" draw:text-style-name="P1" draw:layer="layout" svg:x1="1.321cm" svg:y1="1.569cm" svg:x2="4.551cm" svg:y2="1.569cm">
            <text:p/>
          </draw:line>
        </draw:g>
        <draw:g>
          <draw:custom-shape draw:style-name="gr17" draw:text-style-name="P14" draw:layer="layout" svg:width="0.44cm" svg:height="0.157cm" svg:x="1.761cm" svg:y="2.35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4" draw:layer="layout" svg:width="0.294cm" svg:height="0.157cm" svg:x="1.614cm" svg:y="2.19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4" draw:layer="layout" svg:width="0.44cm" svg:height="0.157cm" svg:x="2.055cm" svg:y="2.5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4" draw:layer="layout" svg:width="0.441cm" svg:height="0.157cm" svg:x="2.348cm" svg:y="2.667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4" draw:layer="layout" svg:width="0.294cm" svg:height="0.157cm" svg:x="2.642cm" svg:y="2.82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4" draw:layer="layout" svg:width="0.44cm" svg:height="0.157cm" svg:x="2.789cm" svg:y="2.98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4" draw:layer="layout" svg:width="0.441cm" svg:height="0.157cm" svg:x="3.082cm" svg:y="3.13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4" draw:layer="layout" svg:width="0.441cm" svg:height="0.157cm" svg:x="3.376cm" svg:y="3.29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4" draw:layer="layout" svg:width="0.44cm" svg:height="0.157cm" svg:x="3.67cm" svg:y="3.452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4" draw:layer="layout" svg:width="0.294cm" svg:height="0.157cm" svg:x="3.963cm" svg:y="3.609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9" draw:style-name="dp1" draw:master-page-name="Default">
        <draw:g>
          <draw:line draw:style-name="gr2" draw:text-style-name="P1" draw:layer="layout" svg:x1="1.468cm" svg:y1="1.412cm" svg:x2="1.468cm" svg:y2="4.864cm">
            <text:p/>
          </draw:line>
          <draw:line draw:style-name="gr2" draw:text-style-name="P1" draw:layer="layout" svg:x1="1.615cm" svg:y1="1.412cm" svg:x2="1.615cm" svg:y2="4.864cm">
            <text:p/>
          </draw:line>
          <draw:line draw:style-name="gr2" draw:text-style-name="P1" draw:layer="layout" svg:x1="1.762cm" svg:y1="1.412cm" svg:x2="1.762cm" svg:y2="4.864cm">
            <text:p/>
          </draw:line>
          <draw:line draw:style-name="gr2" draw:text-style-name="P1" draw:layer="layout" svg:x1="1.908cm" svg:y1="1.412cm" svg:x2="1.908cm" svg:y2="4.864cm">
            <text:p/>
          </draw:line>
          <draw:line draw:style-name="gr2" draw:text-style-name="P1" draw:layer="layout" svg:x1="2.055cm" svg:y1="1.412cm" svg:x2="2.055cm" svg:y2="4.864cm">
            <text:p/>
          </draw:line>
          <draw:line draw:style-name="gr2" draw:text-style-name="P1" draw:layer="layout" svg:x1="2.202cm" svg:y1="1.412cm" svg:x2="2.202cm" svg:y2="4.864cm">
            <text:p/>
          </draw:line>
          <draw:line draw:style-name="gr2" draw:text-style-name="P1" draw:layer="layout" svg:x1="2.349cm" svg:y1="1.412cm" svg:x2="2.349cm" svg:y2="4.864cm">
            <text:p/>
          </draw:line>
          <draw:line draw:style-name="gr2" draw:text-style-name="P1" draw:layer="layout" svg:x1="2.496cm" svg:y1="1.412cm" svg:x2="2.496cm" svg:y2="4.864cm">
            <text:p/>
          </draw:line>
          <draw:line draw:style-name="gr2" draw:text-style-name="P1" draw:layer="layout" svg:x1="2.643cm" svg:y1="1.412cm" svg:x2="2.643cm" svg:y2="4.864cm">
            <text:p/>
          </draw:line>
          <draw:line draw:style-name="gr2" draw:text-style-name="P1" draw:layer="layout" svg:x1="2.789cm" svg:y1="1.412cm" svg:x2="2.789cm" svg:y2="4.864cm">
            <text:p/>
          </draw:line>
          <draw:line draw:style-name="gr2" draw:text-style-name="P1" draw:layer="layout" svg:x1="2.936cm" svg:y1="1.412cm" svg:x2="2.936cm" svg:y2="4.864cm">
            <text:p/>
          </draw:line>
          <draw:line draw:style-name="gr2" draw:text-style-name="P1" draw:layer="layout" svg:x1="3.083cm" svg:y1="1.412cm" svg:x2="3.083cm" svg:y2="4.864cm">
            <text:p/>
          </draw:line>
          <draw:line draw:style-name="gr2" draw:text-style-name="P1" draw:layer="layout" svg:x1="3.23cm" svg:y1="1.412cm" svg:x2="3.23cm" svg:y2="4.864cm">
            <text:p/>
          </draw:line>
          <draw:line draw:style-name="gr2" draw:text-style-name="P1" draw:layer="layout" svg:x1="3.377cm" svg:y1="1.412cm" svg:x2="3.377cm" svg:y2="4.864cm">
            <text:p/>
          </draw:line>
          <draw:line draw:style-name="gr2" draw:text-style-name="P1" draw:layer="layout" svg:x1="3.524cm" svg:y1="1.412cm" svg:x2="3.524cm" svg:y2="4.864cm">
            <text:p/>
          </draw:line>
          <draw:line draw:style-name="gr2" draw:text-style-name="P1" draw:layer="layout" svg:x1="3.67cm" svg:y1="1.412cm" svg:x2="3.67cm" svg:y2="4.864cm">
            <text:p/>
          </draw:line>
          <draw:line draw:style-name="gr2" draw:text-style-name="P1" draw:layer="layout" svg:x1="3.817cm" svg:y1="1.412cm" svg:x2="3.817cm" svg:y2="4.864cm">
            <text:p/>
          </draw:line>
          <draw:line draw:style-name="gr2" draw:text-style-name="P1" draw:layer="layout" svg:x1="3.964cm" svg:y1="1.412cm" svg:x2="3.964cm" svg:y2="4.864cm">
            <text:p/>
          </draw:line>
          <draw:line draw:style-name="gr2" draw:text-style-name="P1" draw:layer="layout" svg:x1="4.111cm" svg:y1="1.412cm" svg:x2="4.111cm" svg:y2="4.864cm">
            <text:p/>
          </draw:line>
          <draw:line draw:style-name="gr2" draw:text-style-name="P1" draw:layer="layout" svg:x1="4.258cm" svg:y1="1.412cm" svg:x2="4.258cm" svg:y2="4.864cm">
            <text:p/>
          </draw:line>
          <draw:line draw:style-name="gr2" draw:text-style-name="P1" draw:layer="layout" svg:x1="4.405cm" svg:y1="1.412cm" svg:x2="4.405cm" svg:y2="4.864cm">
            <text:p/>
          </draw:line>
          <draw:line draw:style-name="gr2" draw:text-style-name="P1" draw:layer="layout" svg:x1="1.321cm" svg:y1="4.708cm" svg:x2="4.551cm" svg:y2="4.708cm">
            <text:p/>
          </draw:line>
          <draw:line draw:style-name="gr2" draw:text-style-name="P1" draw:layer="layout" svg:x1="1.321cm" svg:y1="4.551cm" svg:x2="4.551cm" svg:y2="4.551cm">
            <text:p/>
          </draw:line>
          <draw:line draw:style-name="gr2" draw:text-style-name="P1" draw:layer="layout" svg:x1="1.321cm" svg:y1="4.394cm" svg:x2="4.551cm" svg:y2="4.394cm">
            <text:p/>
          </draw:line>
          <draw:line draw:style-name="gr2" draw:text-style-name="P1" draw:layer="layout" svg:x1="1.321cm" svg:y1="4.237cm" svg:x2="4.551cm" svg:y2="4.237cm">
            <text:p/>
          </draw:line>
          <draw:line draw:style-name="gr2" draw:text-style-name="P1" draw:layer="layout" svg:x1="1.321cm" svg:y1="4.08cm" svg:x2="4.551cm" svg:y2="4.08cm">
            <text:p/>
          </draw:line>
          <draw:line draw:style-name="gr2" draw:text-style-name="P1" draw:layer="layout" svg:x1="1.321cm" svg:y1="3.923cm" svg:x2="4.551cm" svg:y2="3.923cm">
            <text:p/>
          </draw:line>
          <draw:line draw:style-name="gr2" draw:text-style-name="P1" draw:layer="layout" svg:x1="1.321cm" svg:y1="3.766cm" svg:x2="4.551cm" svg:y2="3.766cm">
            <text:p/>
          </draw:line>
          <draw:line draw:style-name="gr2" draw:text-style-name="P1" draw:layer="layout" svg:x1="1.321cm" svg:y1="3.609cm" svg:x2="4.551cm" svg:y2="3.609cm">
            <text:p/>
          </draw:line>
          <draw:line draw:style-name="gr2" draw:text-style-name="P1" draw:layer="layout" svg:x1="1.321cm" svg:y1="3.452cm" svg:x2="4.551cm" svg:y2="3.452cm">
            <text:p/>
          </draw:line>
          <draw:line draw:style-name="gr2" draw:text-style-name="P1" draw:layer="layout" svg:x1="1.321cm" svg:y1="3.295cm" svg:x2="4.551cm" svg:y2="3.295cm">
            <text:p/>
          </draw:line>
          <draw:line draw:style-name="gr2" draw:text-style-name="P1" draw:layer="layout" svg:x1="1.321cm" svg:y1="3.138cm" svg:x2="4.551cm" svg:y2="3.138cm">
            <text:p/>
          </draw:line>
          <draw:line draw:style-name="gr2" draw:text-style-name="P1" draw:layer="layout" svg:x1="1.321cm" svg:y1="2.981cm" svg:x2="4.551cm" svg:y2="2.981cm">
            <text:p/>
          </draw:line>
          <draw:line draw:style-name="gr2" draw:text-style-name="P1" draw:layer="layout" svg:x1="1.321cm" svg:y1="2.824cm" svg:x2="4.551cm" svg:y2="2.824cm">
            <text:p/>
          </draw:line>
          <draw:line draw:style-name="gr2" draw:text-style-name="P1" draw:layer="layout" svg:x1="1.321cm" svg:y1="2.668cm" svg:x2="4.551cm" svg:y2="2.668cm">
            <text:p/>
          </draw:line>
          <draw:line draw:style-name="gr2" draw:text-style-name="P1" draw:layer="layout" svg:x1="1.321cm" svg:y1="2.511cm" svg:x2="4.551cm" svg:y2="2.511cm">
            <text:p/>
          </draw:line>
          <draw:line draw:style-name="gr2" draw:text-style-name="P1" draw:layer="layout" svg:x1="1.321cm" svg:y1="2.354cm" svg:x2="4.551cm" svg:y2="2.354cm">
            <text:p/>
          </draw:line>
          <draw:line draw:style-name="gr2" draw:text-style-name="P1" draw:layer="layout" svg:x1="1.321cm" svg:y1="2.197cm" svg:x2="4.551cm" svg:y2="2.197cm">
            <text:p/>
          </draw:line>
          <draw:line draw:style-name="gr2" draw:text-style-name="P1" draw:layer="layout" svg:x1="1.321cm" svg:y1="2.04cm" svg:x2="4.551cm" svg:y2="2.04cm">
            <text:p/>
          </draw:line>
          <draw:line draw:style-name="gr2" draw:text-style-name="P1" draw:layer="layout" svg:x1="1.321cm" svg:y1="1.883cm" svg:x2="4.551cm" svg:y2="1.883cm">
            <text:p/>
          </draw:line>
          <draw:line draw:style-name="gr2" draw:text-style-name="P1" draw:layer="layout" svg:x1="1.321cm" svg:y1="1.726cm" svg:x2="4.551cm" svg:y2="1.726cm">
            <text:p/>
          </draw:line>
          <draw:line draw:style-name="gr2" draw:text-style-name="P1" draw:layer="layout" svg:x1="1.321cm" svg:y1="1.569cm" svg:x2="4.551cm" svg:y2="1.569cm">
            <text:p/>
          </draw:line>
        </draw:g>
        <draw:g>
          <draw:line draw:style-name="gr2" draw:text-style-name="P1" draw:layer="layout" svg:x1="5.285cm" svg:y1="1.412cm" svg:x2="5.285cm" svg:y2="4.864cm">
            <text:p/>
          </draw:line>
          <draw:line draw:style-name="gr2" draw:text-style-name="P1" draw:layer="layout" svg:x1="5.432cm" svg:y1="1.412cm" svg:x2="5.432cm" svg:y2="4.864cm">
            <text:p/>
          </draw:line>
          <draw:line draw:style-name="gr2" draw:text-style-name="P1" draw:layer="layout" svg:x1="5.579cm" svg:y1="1.412cm" svg:x2="5.579cm" svg:y2="4.864cm">
            <text:p/>
          </draw:line>
          <draw:line draw:style-name="gr2" draw:text-style-name="P1" draw:layer="layout" svg:x1="5.725cm" svg:y1="1.412cm" svg:x2="5.725cm" svg:y2="4.864cm">
            <text:p/>
          </draw:line>
          <draw:line draw:style-name="gr2" draw:text-style-name="P1" draw:layer="layout" svg:x1="5.872cm" svg:y1="1.412cm" svg:x2="5.872cm" svg:y2="4.864cm">
            <text:p/>
          </draw:line>
          <draw:line draw:style-name="gr2" draw:text-style-name="P1" draw:layer="layout" svg:x1="6.019cm" svg:y1="1.412cm" svg:x2="6.019cm" svg:y2="4.864cm">
            <text:p/>
          </draw:line>
          <draw:line draw:style-name="gr2" draw:text-style-name="P1" draw:layer="layout" svg:x1="6.166cm" svg:y1="1.412cm" svg:x2="6.166cm" svg:y2="4.864cm">
            <text:p/>
          </draw:line>
          <draw:line draw:style-name="gr2" draw:text-style-name="P1" draw:layer="layout" svg:x1="6.313cm" svg:y1="1.412cm" svg:x2="6.313cm" svg:y2="4.864cm">
            <text:p/>
          </draw:line>
          <draw:line draw:style-name="gr2" draw:text-style-name="P1" draw:layer="layout" svg:x1="6.46cm" svg:y1="1.412cm" svg:x2="6.46cm" svg:y2="4.864cm">
            <text:p/>
          </draw:line>
          <draw:line draw:style-name="gr2" draw:text-style-name="P1" draw:layer="layout" svg:x1="6.606cm" svg:y1="1.412cm" svg:x2="6.606cm" svg:y2="4.864cm">
            <text:p/>
          </draw:line>
          <draw:line draw:style-name="gr2" draw:text-style-name="P1" draw:layer="layout" svg:x1="6.753cm" svg:y1="1.412cm" svg:x2="6.753cm" svg:y2="4.864cm">
            <text:p/>
          </draw:line>
          <draw:line draw:style-name="gr2" draw:text-style-name="P1" draw:layer="layout" svg:x1="6.9cm" svg:y1="1.412cm" svg:x2="6.9cm" svg:y2="4.864cm">
            <text:p/>
          </draw:line>
          <draw:line draw:style-name="gr2" draw:text-style-name="P1" draw:layer="layout" svg:x1="7.047cm" svg:y1="1.412cm" svg:x2="7.047cm" svg:y2="4.864cm">
            <text:p/>
          </draw:line>
          <draw:line draw:style-name="gr2" draw:text-style-name="P1" draw:layer="layout" svg:x1="7.194cm" svg:y1="1.412cm" svg:x2="7.194cm" svg:y2="4.864cm">
            <text:p/>
          </draw:line>
          <draw:line draw:style-name="gr2" draw:text-style-name="P1" draw:layer="layout" svg:x1="7.341cm" svg:y1="1.412cm" svg:x2="7.341cm" svg:y2="4.864cm">
            <text:p/>
          </draw:line>
          <draw:line draw:style-name="gr2" draw:text-style-name="P1" draw:layer="layout" svg:x1="7.487cm" svg:y1="1.412cm" svg:x2="7.487cm" svg:y2="4.864cm">
            <text:p/>
          </draw:line>
          <draw:line draw:style-name="gr2" draw:text-style-name="P1" draw:layer="layout" svg:x1="7.634cm" svg:y1="1.412cm" svg:x2="7.634cm" svg:y2="4.864cm">
            <text:p/>
          </draw:line>
          <draw:line draw:style-name="gr2" draw:text-style-name="P1" draw:layer="layout" svg:x1="7.781cm" svg:y1="1.412cm" svg:x2="7.781cm" svg:y2="4.864cm">
            <text:p/>
          </draw:line>
          <draw:line draw:style-name="gr2" draw:text-style-name="P1" draw:layer="layout" svg:x1="7.928cm" svg:y1="1.412cm" svg:x2="7.928cm" svg:y2="4.864cm">
            <text:p/>
          </draw:line>
          <draw:line draw:style-name="gr2" draw:text-style-name="P1" draw:layer="layout" svg:x1="8.075cm" svg:y1="1.412cm" svg:x2="8.075cm" svg:y2="4.864cm">
            <text:p/>
          </draw:line>
          <draw:line draw:style-name="gr2" draw:text-style-name="P1" draw:layer="layout" svg:x1="8.222cm" svg:y1="1.412cm" svg:x2="8.222cm" svg:y2="4.864cm">
            <text:p/>
          </draw:line>
          <draw:line draw:style-name="gr2" draw:text-style-name="P1" draw:layer="layout" svg:x1="5.138cm" svg:y1="4.708cm" svg:x2="8.368cm" svg:y2="4.708cm">
            <text:p/>
          </draw:line>
          <draw:line draw:style-name="gr2" draw:text-style-name="P1" draw:layer="layout" svg:x1="5.138cm" svg:y1="4.551cm" svg:x2="8.368cm" svg:y2="4.551cm">
            <text:p/>
          </draw:line>
          <draw:line draw:style-name="gr2" draw:text-style-name="P1" draw:layer="layout" svg:x1="5.138cm" svg:y1="4.394cm" svg:x2="8.368cm" svg:y2="4.394cm">
            <text:p/>
          </draw:line>
          <draw:line draw:style-name="gr2" draw:text-style-name="P1" draw:layer="layout" svg:x1="5.138cm" svg:y1="4.237cm" svg:x2="8.368cm" svg:y2="4.237cm">
            <text:p/>
          </draw:line>
          <draw:line draw:style-name="gr2" draw:text-style-name="P1" draw:layer="layout" svg:x1="5.138cm" svg:y1="4.08cm" svg:x2="8.368cm" svg:y2="4.08cm">
            <text:p/>
          </draw:line>
          <draw:line draw:style-name="gr2" draw:text-style-name="P1" draw:layer="layout" svg:x1="5.138cm" svg:y1="3.923cm" svg:x2="8.368cm" svg:y2="3.923cm">
            <text:p/>
          </draw:line>
          <draw:line draw:style-name="gr2" draw:text-style-name="P1" draw:layer="layout" svg:x1="5.138cm" svg:y1="3.766cm" svg:x2="8.368cm" svg:y2="3.766cm">
            <text:p/>
          </draw:line>
          <draw:line draw:style-name="gr2" draw:text-style-name="P1" draw:layer="layout" svg:x1="5.138cm" svg:y1="3.609cm" svg:x2="8.368cm" svg:y2="3.609cm">
            <text:p/>
          </draw:line>
          <draw:line draw:style-name="gr2" draw:text-style-name="P1" draw:layer="layout" svg:x1="5.138cm" svg:y1="3.452cm" svg:x2="8.368cm" svg:y2="3.452cm">
            <text:p/>
          </draw:line>
          <draw:line draw:style-name="gr2" draw:text-style-name="P1" draw:layer="layout" svg:x1="5.138cm" svg:y1="3.295cm" svg:x2="8.368cm" svg:y2="3.295cm">
            <text:p/>
          </draw:line>
          <draw:line draw:style-name="gr2" draw:text-style-name="P1" draw:layer="layout" svg:x1="5.138cm" svg:y1="3.138cm" svg:x2="8.368cm" svg:y2="3.138cm">
            <text:p/>
          </draw:line>
          <draw:line draw:style-name="gr2" draw:text-style-name="P1" draw:layer="layout" svg:x1="5.138cm" svg:y1="2.981cm" svg:x2="8.368cm" svg:y2="2.981cm">
            <text:p/>
          </draw:line>
          <draw:line draw:style-name="gr2" draw:text-style-name="P1" draw:layer="layout" svg:x1="5.138cm" svg:y1="2.824cm" svg:x2="8.368cm" svg:y2="2.824cm">
            <text:p/>
          </draw:line>
          <draw:line draw:style-name="gr2" draw:text-style-name="P1" draw:layer="layout" svg:x1="5.138cm" svg:y1="2.668cm" svg:x2="8.368cm" svg:y2="2.668cm">
            <text:p/>
          </draw:line>
          <draw:line draw:style-name="gr2" draw:text-style-name="P1" draw:layer="layout" svg:x1="5.138cm" svg:y1="2.511cm" svg:x2="8.368cm" svg:y2="2.511cm">
            <text:p/>
          </draw:line>
          <draw:line draw:style-name="gr2" draw:text-style-name="P1" draw:layer="layout" svg:x1="5.138cm" svg:y1="2.354cm" svg:x2="8.368cm" svg:y2="2.354cm">
            <text:p/>
          </draw:line>
          <draw:line draw:style-name="gr2" draw:text-style-name="P1" draw:layer="layout" svg:x1="5.138cm" svg:y1="2.197cm" svg:x2="8.368cm" svg:y2="2.197cm">
            <text:p/>
          </draw:line>
          <draw:line draw:style-name="gr2" draw:text-style-name="P1" draw:layer="layout" svg:x1="5.138cm" svg:y1="2.04cm" svg:x2="8.368cm" svg:y2="2.04cm">
            <text:p/>
          </draw:line>
          <draw:line draw:style-name="gr2" draw:text-style-name="P1" draw:layer="layout" svg:x1="5.138cm" svg:y1="1.883cm" svg:x2="8.368cm" svg:y2="1.883cm">
            <text:p/>
          </draw:line>
          <draw:line draw:style-name="gr2" draw:text-style-name="P1" draw:layer="layout" svg:x1="5.138cm" svg:y1="1.726cm" svg:x2="8.368cm" svg:y2="1.726cm">
            <text:p/>
          </draw:line>
          <draw:line draw:style-name="gr2" draw:text-style-name="P1" draw:layer="layout" svg:x1="5.138cm" svg:y1="1.569cm" svg:x2="8.368cm" svg:y2="1.569cm">
            <text:p/>
          </draw:line>
        </draw:g>
        <draw:g>
          <draw:custom-shape draw:style-name="gr18" draw:text-style-name="P15" draw:layer="layout" svg:width="0.44cm" svg:height="0.157cm" svg:x="1.761cm" svg:y="2.35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5" draw:layer="layout" svg:width="0.294cm" svg:height="0.157cm" svg:x="1.614cm" svg:y="2.19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5" draw:layer="layout" svg:width="0.44cm" svg:height="0.157cm" svg:x="2.055cm" svg:y="2.51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5" draw:layer="layout" svg:width="0.441cm" svg:height="0.157cm" svg:x="2.348cm" svg:y="2.667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5" draw:layer="layout" svg:width="0.294cm" svg:height="0.157cm" svg:x="2.642cm" svg:y="2.82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5" draw:layer="layout" svg:width="0.44cm" svg:height="0.157cm" svg:x="2.789cm" svg:y="2.981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5" draw:layer="layout" svg:width="0.441cm" svg:height="0.157cm" svg:x="3.082cm" svg:y="3.138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5" draw:layer="layout" svg:width="0.441cm" svg:height="0.157cm" svg:x="3.376cm" svg:y="3.29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5" draw:layer="layout" svg:width="0.44cm" svg:height="0.157cm" svg:x="3.67cm" svg:y="3.452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5" draw:layer="layout" svg:width="0.294cm" svg:height="0.157cm" svg:x="3.963cm" svg:y="3.609cm">
            <text:p/>
            <draw:enhanced-geometry svg:viewBox="0 0 21600 21600" draw:type="rectangle" draw:enhanced-path="M 0 0 L 21600 0 21600 21600 0 21600 0 0 Z N"/>
          </draw:custom-shape>
        </draw:g>
        <draw:line draw:style-name="gr19" draw:text-style-name="P1" draw:layer="layout" svg:x1="1.614cm" svg:y1="2.196cm" svg:x2="4.257cm" svg:y2="3.765cm">
          <text:p/>
        </draw:line>
        <draw:g>
          <draw:custom-shape draw:style-name="gr17" draw:text-style-name="P14" draw:layer="layout" svg:width="0.44cm" svg:height="0.157cm" svg:x="5.579cm" svg:y="2.35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4" draw:layer="layout" svg:width="0.294cm" svg:height="0.157cm" svg:x="5.432cm" svg:y="2.19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4" draw:layer="layout" svg:width="0.44cm" svg:height="0.157cm" svg:x="5.873cm" svg:y="2.5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4" draw:layer="layout" svg:width="0.441cm" svg:height="0.157cm" svg:x="6.166cm" svg:y="2.667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4" draw:layer="layout" svg:width="0.294cm" svg:height="0.157cm" svg:x="6.46cm" svg:y="2.82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4" draw:layer="layout" svg:width="0.44cm" svg:height="0.157cm" svg:x="6.607cm" svg:y="2.98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4" draw:layer="layout" svg:width="0.441cm" svg:height="0.157cm" svg:x="6.9cm" svg:y="3.13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4" draw:layer="layout" svg:width="0.441cm" svg:height="0.157cm" svg:x="7.194cm" svg:y="3.29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4" draw:layer="layout" svg:width="0.44cm" svg:height="0.157cm" svg:x="7.488cm" svg:y="3.452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4" draw:layer="layout" svg:width="0.294cm" svg:height="0.157cm" svg:x="7.781cm" svg:y="3.609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4" draw:layer="measurelines" svg:width="2.937cm" svg:height="0.942cm" svg:x="1.468cm" svg:y="5.335cm">
          <draw:text-box>
            <text:p text:style-name="P2"><text:span text:style-name="T1">Vettoriale</text:span></text:p>
          </draw:text-box>
        </draw:frame>
        <draw:frame draw:style-name="gr5" draw:text-style-name="P4" draw:layer="measurelines" svg:width="2.937cm" svg:height="0.942cm" svg:x="5.285cm" svg:y="5.335cm">
          <draw:text-box>
            <text:p text:style-name="P2"><text:span text:style-name="T1">Bitmap</text:span></text:p>
          </draw:text-box>
        </draw:frame>
      </draw:page>
      <draw:page draw:name="page10" draw:style-name="dp1" draw:master-page-name="Default">
        <draw:g>
          <draw:line draw:style-name="gr2" draw:text-style-name="P1" draw:layer="layout" svg:x1="1.468cm" svg:y1="1.412cm" svg:x2="1.468cm" svg:y2="4.864cm">
            <text:p/>
          </draw:line>
          <draw:line draw:style-name="gr2" draw:text-style-name="P1" draw:layer="layout" svg:x1="1.615cm" svg:y1="1.412cm" svg:x2="1.615cm" svg:y2="4.864cm">
            <text:p/>
          </draw:line>
          <draw:line draw:style-name="gr2" draw:text-style-name="P1" draw:layer="layout" svg:x1="1.762cm" svg:y1="1.412cm" svg:x2="1.762cm" svg:y2="4.864cm">
            <text:p/>
          </draw:line>
          <draw:line draw:style-name="gr2" draw:text-style-name="P1" draw:layer="layout" svg:x1="1.908cm" svg:y1="1.412cm" svg:x2="1.908cm" svg:y2="4.864cm">
            <text:p/>
          </draw:line>
          <draw:line draw:style-name="gr2" draw:text-style-name="P1" draw:layer="layout" svg:x1="2.055cm" svg:y1="1.412cm" svg:x2="2.055cm" svg:y2="4.864cm">
            <text:p/>
          </draw:line>
          <draw:line draw:style-name="gr2" draw:text-style-name="P1" draw:layer="layout" svg:x1="2.202cm" svg:y1="1.412cm" svg:x2="2.202cm" svg:y2="4.864cm">
            <text:p/>
          </draw:line>
          <draw:line draw:style-name="gr2" draw:text-style-name="P1" draw:layer="layout" svg:x1="2.349cm" svg:y1="1.412cm" svg:x2="2.349cm" svg:y2="4.864cm">
            <text:p/>
          </draw:line>
          <draw:line draw:style-name="gr2" draw:text-style-name="P1" draw:layer="layout" svg:x1="2.496cm" svg:y1="1.412cm" svg:x2="2.496cm" svg:y2="4.864cm">
            <text:p/>
          </draw:line>
          <draw:line draw:style-name="gr2" draw:text-style-name="P1" draw:layer="layout" svg:x1="2.643cm" svg:y1="1.412cm" svg:x2="2.643cm" svg:y2="4.864cm">
            <text:p/>
          </draw:line>
          <draw:line draw:style-name="gr2" draw:text-style-name="P1" draw:layer="layout" svg:x1="2.789cm" svg:y1="1.412cm" svg:x2="2.789cm" svg:y2="4.864cm">
            <text:p/>
          </draw:line>
          <draw:line draw:style-name="gr2" draw:text-style-name="P1" draw:layer="layout" svg:x1="2.936cm" svg:y1="1.412cm" svg:x2="2.936cm" svg:y2="4.864cm">
            <text:p/>
          </draw:line>
          <draw:line draw:style-name="gr2" draw:text-style-name="P1" draw:layer="layout" svg:x1="3.083cm" svg:y1="1.412cm" svg:x2="3.083cm" svg:y2="4.864cm">
            <text:p/>
          </draw:line>
          <draw:line draw:style-name="gr2" draw:text-style-name="P1" draw:layer="layout" svg:x1="3.23cm" svg:y1="1.412cm" svg:x2="3.23cm" svg:y2="4.864cm">
            <text:p/>
          </draw:line>
          <draw:line draw:style-name="gr2" draw:text-style-name="P1" draw:layer="layout" svg:x1="3.377cm" svg:y1="1.412cm" svg:x2="3.377cm" svg:y2="4.864cm">
            <text:p/>
          </draw:line>
          <draw:line draw:style-name="gr2" draw:text-style-name="P1" draw:layer="layout" svg:x1="3.524cm" svg:y1="1.412cm" svg:x2="3.524cm" svg:y2="4.864cm">
            <text:p/>
          </draw:line>
          <draw:line draw:style-name="gr2" draw:text-style-name="P1" draw:layer="layout" svg:x1="3.67cm" svg:y1="1.412cm" svg:x2="3.67cm" svg:y2="4.864cm">
            <text:p/>
          </draw:line>
          <draw:line draw:style-name="gr2" draw:text-style-name="P1" draw:layer="layout" svg:x1="3.817cm" svg:y1="1.412cm" svg:x2="3.817cm" svg:y2="4.864cm">
            <text:p/>
          </draw:line>
          <draw:line draw:style-name="gr2" draw:text-style-name="P1" draw:layer="layout" svg:x1="3.964cm" svg:y1="1.412cm" svg:x2="3.964cm" svg:y2="4.864cm">
            <text:p/>
          </draw:line>
          <draw:line draw:style-name="gr2" draw:text-style-name="P1" draw:layer="layout" svg:x1="4.111cm" svg:y1="1.412cm" svg:x2="4.111cm" svg:y2="4.864cm">
            <text:p/>
          </draw:line>
          <draw:line draw:style-name="gr2" draw:text-style-name="P1" draw:layer="layout" svg:x1="4.258cm" svg:y1="1.412cm" svg:x2="4.258cm" svg:y2="4.864cm">
            <text:p/>
          </draw:line>
          <draw:line draw:style-name="gr2" draw:text-style-name="P1" draw:layer="layout" svg:x1="4.405cm" svg:y1="1.412cm" svg:x2="4.405cm" svg:y2="4.864cm">
            <text:p/>
          </draw:line>
          <draw:line draw:style-name="gr2" draw:text-style-name="P1" draw:layer="layout" svg:x1="1.321cm" svg:y1="4.708cm" svg:x2="4.551cm" svg:y2="4.708cm">
            <text:p/>
          </draw:line>
          <draw:line draw:style-name="gr2" draw:text-style-name="P1" draw:layer="layout" svg:x1="1.321cm" svg:y1="4.551cm" svg:x2="4.551cm" svg:y2="4.551cm">
            <text:p/>
          </draw:line>
          <draw:line draw:style-name="gr2" draw:text-style-name="P1" draw:layer="layout" svg:x1="1.321cm" svg:y1="4.394cm" svg:x2="4.551cm" svg:y2="4.394cm">
            <text:p/>
          </draw:line>
          <draw:line draw:style-name="gr2" draw:text-style-name="P1" draw:layer="layout" svg:x1="1.321cm" svg:y1="4.237cm" svg:x2="4.551cm" svg:y2="4.237cm">
            <text:p/>
          </draw:line>
          <draw:line draw:style-name="gr2" draw:text-style-name="P1" draw:layer="layout" svg:x1="1.321cm" svg:y1="4.08cm" svg:x2="4.551cm" svg:y2="4.08cm">
            <text:p/>
          </draw:line>
          <draw:line draw:style-name="gr2" draw:text-style-name="P1" draw:layer="layout" svg:x1="1.321cm" svg:y1="3.923cm" svg:x2="4.551cm" svg:y2="3.923cm">
            <text:p/>
          </draw:line>
          <draw:line draw:style-name="gr2" draw:text-style-name="P1" draw:layer="layout" svg:x1="1.321cm" svg:y1="3.766cm" svg:x2="4.551cm" svg:y2="3.766cm">
            <text:p/>
          </draw:line>
          <draw:line draw:style-name="gr2" draw:text-style-name="P1" draw:layer="layout" svg:x1="1.321cm" svg:y1="3.609cm" svg:x2="4.551cm" svg:y2="3.609cm">
            <text:p/>
          </draw:line>
          <draw:line draw:style-name="gr2" draw:text-style-name="P1" draw:layer="layout" svg:x1="1.321cm" svg:y1="3.452cm" svg:x2="4.551cm" svg:y2="3.452cm">
            <text:p/>
          </draw:line>
          <draw:line draw:style-name="gr2" draw:text-style-name="P1" draw:layer="layout" svg:x1="1.321cm" svg:y1="3.295cm" svg:x2="4.551cm" svg:y2="3.295cm">
            <text:p/>
          </draw:line>
          <draw:line draw:style-name="gr2" draw:text-style-name="P1" draw:layer="layout" svg:x1="1.321cm" svg:y1="3.138cm" svg:x2="4.551cm" svg:y2="3.138cm">
            <text:p/>
          </draw:line>
          <draw:line draw:style-name="gr2" draw:text-style-name="P1" draw:layer="layout" svg:x1="1.321cm" svg:y1="2.981cm" svg:x2="4.551cm" svg:y2="2.981cm">
            <text:p/>
          </draw:line>
          <draw:line draw:style-name="gr2" draw:text-style-name="P1" draw:layer="layout" svg:x1="1.321cm" svg:y1="2.824cm" svg:x2="4.551cm" svg:y2="2.824cm">
            <text:p/>
          </draw:line>
          <draw:line draw:style-name="gr2" draw:text-style-name="P1" draw:layer="layout" svg:x1="1.321cm" svg:y1="2.668cm" svg:x2="4.551cm" svg:y2="2.668cm">
            <text:p/>
          </draw:line>
          <draw:line draw:style-name="gr2" draw:text-style-name="P1" draw:layer="layout" svg:x1="1.321cm" svg:y1="2.511cm" svg:x2="4.551cm" svg:y2="2.511cm">
            <text:p/>
          </draw:line>
          <draw:line draw:style-name="gr2" draw:text-style-name="P1" draw:layer="layout" svg:x1="1.321cm" svg:y1="2.354cm" svg:x2="4.551cm" svg:y2="2.354cm">
            <text:p/>
          </draw:line>
          <draw:line draw:style-name="gr2" draw:text-style-name="P1" draw:layer="layout" svg:x1="1.321cm" svg:y1="2.197cm" svg:x2="4.551cm" svg:y2="2.197cm">
            <text:p/>
          </draw:line>
          <draw:line draw:style-name="gr2" draw:text-style-name="P1" draw:layer="layout" svg:x1="1.321cm" svg:y1="2.04cm" svg:x2="4.551cm" svg:y2="2.04cm">
            <text:p/>
          </draw:line>
          <draw:line draw:style-name="gr2" draw:text-style-name="P1" draw:layer="layout" svg:x1="1.321cm" svg:y1="1.883cm" svg:x2="4.551cm" svg:y2="1.883cm">
            <text:p/>
          </draw:line>
          <draw:line draw:style-name="gr2" draw:text-style-name="P1" draw:layer="layout" svg:x1="1.321cm" svg:y1="1.726cm" svg:x2="4.551cm" svg:y2="1.726cm">
            <text:p/>
          </draw:line>
          <draw:line draw:style-name="gr2" draw:text-style-name="P1" draw:layer="layout" svg:x1="1.321cm" svg:y1="1.569cm" svg:x2="4.551cm" svg:y2="1.569cm">
            <text:p/>
          </draw:line>
        </draw:g>
        <draw:g>
          <draw:line draw:style-name="gr2" draw:text-style-name="P1" draw:layer="layout" svg:x1="5.285cm" svg:y1="1.412cm" svg:x2="5.285cm" svg:y2="4.864cm">
            <text:p/>
          </draw:line>
          <draw:line draw:style-name="gr2" draw:text-style-name="P1" draw:layer="layout" svg:x1="5.432cm" svg:y1="1.412cm" svg:x2="5.432cm" svg:y2="4.864cm">
            <text:p/>
          </draw:line>
          <draw:line draw:style-name="gr2" draw:text-style-name="P1" draw:layer="layout" svg:x1="5.579cm" svg:y1="1.412cm" svg:x2="5.579cm" svg:y2="4.864cm">
            <text:p/>
          </draw:line>
          <draw:line draw:style-name="gr2" draw:text-style-name="P1" draw:layer="layout" svg:x1="5.725cm" svg:y1="1.412cm" svg:x2="5.725cm" svg:y2="4.864cm">
            <text:p/>
          </draw:line>
          <draw:line draw:style-name="gr2" draw:text-style-name="P1" draw:layer="layout" svg:x1="5.872cm" svg:y1="1.412cm" svg:x2="5.872cm" svg:y2="4.864cm">
            <text:p/>
          </draw:line>
          <draw:line draw:style-name="gr2" draw:text-style-name="P1" draw:layer="layout" svg:x1="6.019cm" svg:y1="1.412cm" svg:x2="6.019cm" svg:y2="4.864cm">
            <text:p/>
          </draw:line>
          <draw:line draw:style-name="gr2" draw:text-style-name="P1" draw:layer="layout" svg:x1="6.166cm" svg:y1="1.412cm" svg:x2="6.166cm" svg:y2="4.864cm">
            <text:p/>
          </draw:line>
          <draw:line draw:style-name="gr2" draw:text-style-name="P1" draw:layer="layout" svg:x1="6.313cm" svg:y1="1.412cm" svg:x2="6.313cm" svg:y2="4.864cm">
            <text:p/>
          </draw:line>
          <draw:line draw:style-name="gr2" draw:text-style-name="P1" draw:layer="layout" svg:x1="6.46cm" svg:y1="1.412cm" svg:x2="6.46cm" svg:y2="4.864cm">
            <text:p/>
          </draw:line>
          <draw:line draw:style-name="gr2" draw:text-style-name="P1" draw:layer="layout" svg:x1="6.606cm" svg:y1="1.412cm" svg:x2="6.606cm" svg:y2="4.864cm">
            <text:p/>
          </draw:line>
          <draw:line draw:style-name="gr2" draw:text-style-name="P1" draw:layer="layout" svg:x1="6.753cm" svg:y1="1.412cm" svg:x2="6.753cm" svg:y2="4.864cm">
            <text:p/>
          </draw:line>
          <draw:line draw:style-name="gr2" draw:text-style-name="P1" draw:layer="layout" svg:x1="6.9cm" svg:y1="1.412cm" svg:x2="6.9cm" svg:y2="4.864cm">
            <text:p/>
          </draw:line>
          <draw:line draw:style-name="gr2" draw:text-style-name="P1" draw:layer="layout" svg:x1="7.047cm" svg:y1="1.412cm" svg:x2="7.047cm" svg:y2="4.864cm">
            <text:p/>
          </draw:line>
          <draw:line draw:style-name="gr2" draw:text-style-name="P1" draw:layer="layout" svg:x1="7.194cm" svg:y1="1.412cm" svg:x2="7.194cm" svg:y2="4.864cm">
            <text:p/>
          </draw:line>
          <draw:line draw:style-name="gr2" draw:text-style-name="P1" draw:layer="layout" svg:x1="7.341cm" svg:y1="1.412cm" svg:x2="7.341cm" svg:y2="4.864cm">
            <text:p/>
          </draw:line>
          <draw:line draw:style-name="gr2" draw:text-style-name="P1" draw:layer="layout" svg:x1="7.487cm" svg:y1="1.412cm" svg:x2="7.487cm" svg:y2="4.864cm">
            <text:p/>
          </draw:line>
          <draw:line draw:style-name="gr2" draw:text-style-name="P1" draw:layer="layout" svg:x1="7.634cm" svg:y1="1.412cm" svg:x2="7.634cm" svg:y2="4.864cm">
            <text:p/>
          </draw:line>
          <draw:line draw:style-name="gr2" draw:text-style-name="P1" draw:layer="layout" svg:x1="7.781cm" svg:y1="1.412cm" svg:x2="7.781cm" svg:y2="4.864cm">
            <text:p/>
          </draw:line>
          <draw:line draw:style-name="gr2" draw:text-style-name="P1" draw:layer="layout" svg:x1="7.928cm" svg:y1="1.412cm" svg:x2="7.928cm" svg:y2="4.864cm">
            <text:p/>
          </draw:line>
          <draw:line draw:style-name="gr2" draw:text-style-name="P1" draw:layer="layout" svg:x1="8.075cm" svg:y1="1.412cm" svg:x2="8.075cm" svg:y2="4.864cm">
            <text:p/>
          </draw:line>
          <draw:line draw:style-name="gr2" draw:text-style-name="P1" draw:layer="layout" svg:x1="8.222cm" svg:y1="1.412cm" svg:x2="8.222cm" svg:y2="4.864cm">
            <text:p/>
          </draw:line>
          <draw:line draw:style-name="gr2" draw:text-style-name="P1" draw:layer="layout" svg:x1="5.138cm" svg:y1="4.708cm" svg:x2="8.368cm" svg:y2="4.708cm">
            <text:p/>
          </draw:line>
          <draw:line draw:style-name="gr2" draw:text-style-name="P1" draw:layer="layout" svg:x1="5.138cm" svg:y1="4.551cm" svg:x2="8.368cm" svg:y2="4.551cm">
            <text:p/>
          </draw:line>
          <draw:line draw:style-name="gr2" draw:text-style-name="P1" draw:layer="layout" svg:x1="5.138cm" svg:y1="4.394cm" svg:x2="8.368cm" svg:y2="4.394cm">
            <text:p/>
          </draw:line>
          <draw:line draw:style-name="gr2" draw:text-style-name="P1" draw:layer="layout" svg:x1="5.138cm" svg:y1="4.237cm" svg:x2="8.368cm" svg:y2="4.237cm">
            <text:p/>
          </draw:line>
          <draw:line draw:style-name="gr2" draw:text-style-name="P1" draw:layer="layout" svg:x1="5.138cm" svg:y1="4.08cm" svg:x2="8.368cm" svg:y2="4.08cm">
            <text:p/>
          </draw:line>
          <draw:line draw:style-name="gr2" draw:text-style-name="P1" draw:layer="layout" svg:x1="5.138cm" svg:y1="3.923cm" svg:x2="8.368cm" svg:y2="3.923cm">
            <text:p/>
          </draw:line>
          <draw:line draw:style-name="gr2" draw:text-style-name="P1" draw:layer="layout" svg:x1="5.138cm" svg:y1="3.766cm" svg:x2="8.368cm" svg:y2="3.766cm">
            <text:p/>
          </draw:line>
          <draw:line draw:style-name="gr2" draw:text-style-name="P1" draw:layer="layout" svg:x1="5.138cm" svg:y1="3.609cm" svg:x2="8.368cm" svg:y2="3.609cm">
            <text:p/>
          </draw:line>
          <draw:line draw:style-name="gr2" draw:text-style-name="P1" draw:layer="layout" svg:x1="5.138cm" svg:y1="3.452cm" svg:x2="8.368cm" svg:y2="3.452cm">
            <text:p/>
          </draw:line>
          <draw:line draw:style-name="gr2" draw:text-style-name="P1" draw:layer="layout" svg:x1="5.138cm" svg:y1="3.295cm" svg:x2="8.368cm" svg:y2="3.295cm">
            <text:p/>
          </draw:line>
          <draw:line draw:style-name="gr2" draw:text-style-name="P1" draw:layer="layout" svg:x1="5.138cm" svg:y1="3.138cm" svg:x2="8.368cm" svg:y2="3.138cm">
            <text:p/>
          </draw:line>
          <draw:line draw:style-name="gr2" draw:text-style-name="P1" draw:layer="layout" svg:x1="5.138cm" svg:y1="2.981cm" svg:x2="8.368cm" svg:y2="2.981cm">
            <text:p/>
          </draw:line>
          <draw:line draw:style-name="gr2" draw:text-style-name="P1" draw:layer="layout" svg:x1="5.138cm" svg:y1="2.824cm" svg:x2="8.368cm" svg:y2="2.824cm">
            <text:p/>
          </draw:line>
          <draw:line draw:style-name="gr2" draw:text-style-name="P1" draw:layer="layout" svg:x1="5.138cm" svg:y1="2.668cm" svg:x2="8.368cm" svg:y2="2.668cm">
            <text:p/>
          </draw:line>
          <draw:line draw:style-name="gr2" draw:text-style-name="P1" draw:layer="layout" svg:x1="5.138cm" svg:y1="2.511cm" svg:x2="8.368cm" svg:y2="2.511cm">
            <text:p/>
          </draw:line>
          <draw:line draw:style-name="gr2" draw:text-style-name="P1" draw:layer="layout" svg:x1="5.138cm" svg:y1="2.354cm" svg:x2="8.368cm" svg:y2="2.354cm">
            <text:p/>
          </draw:line>
          <draw:line draw:style-name="gr2" draw:text-style-name="P1" draw:layer="layout" svg:x1="5.138cm" svg:y1="2.197cm" svg:x2="8.368cm" svg:y2="2.197cm">
            <text:p/>
          </draw:line>
          <draw:line draw:style-name="gr2" draw:text-style-name="P1" draw:layer="layout" svg:x1="5.138cm" svg:y1="2.04cm" svg:x2="8.368cm" svg:y2="2.04cm">
            <text:p/>
          </draw:line>
          <draw:line draw:style-name="gr2" draw:text-style-name="P1" draw:layer="layout" svg:x1="5.138cm" svg:y1="1.883cm" svg:x2="8.368cm" svg:y2="1.883cm">
            <text:p/>
          </draw:line>
          <draw:line draw:style-name="gr2" draw:text-style-name="P1" draw:layer="layout" svg:x1="5.138cm" svg:y1="1.726cm" svg:x2="8.368cm" svg:y2="1.726cm">
            <text:p/>
          </draw:line>
          <draw:line draw:style-name="gr2" draw:text-style-name="P1" draw:layer="layout" svg:x1="5.138cm" svg:y1="1.569cm" svg:x2="8.368cm" svg:y2="1.569cm">
            <text:p/>
          </draw:line>
        </draw:g>
        <draw:g>
          <draw:custom-shape draw:style-name="gr17" draw:text-style-name="P14" draw:layer="layout" svg:width="0.44cm" svg:height="0.157cm" svg:x="5.579cm" svg:y="2.35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4" draw:layer="layout" svg:width="0.294cm" svg:height="0.157cm" svg:x="5.432cm" svg:y="2.19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4" draw:layer="layout" svg:width="0.44cm" svg:height="0.157cm" svg:x="5.873cm" svg:y="2.5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4" draw:layer="layout" svg:width="0.441cm" svg:height="0.157cm" svg:x="6.166cm" svg:y="2.667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4" draw:layer="layout" svg:width="0.294cm" svg:height="0.157cm" svg:x="6.46cm" svg:y="2.82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4" draw:layer="layout" svg:width="0.44cm" svg:height="0.157cm" svg:x="6.607cm" svg:y="2.98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4" draw:layer="layout" svg:width="0.441cm" svg:height="0.157cm" svg:x="6.9cm" svg:y="3.13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4" draw:layer="layout" svg:width="0.441cm" svg:height="0.157cm" svg:x="7.194cm" svg:y="3.29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4" draw:layer="layout" svg:width="0.44cm" svg:height="0.157cm" svg:x="7.488cm" svg:y="3.452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4" draw:layer="layout" svg:width="0.294cm" svg:height="0.157cm" svg:x="7.781cm" svg:y="3.609cm">
            <text:p/>
            <draw:enhanced-geometry svg:viewBox="0 0 21600 21600" draw:type="rectangle" draw:enhanced-path="M 0 0 L 21600 0 21600 21600 0 21600 0 0 Z N"/>
          </draw:custom-shape>
        </draw:g>
        <draw:line draw:style-name="gr20" draw:text-style-name="P1" draw:layer="measurelines" svg:x1="1.615cm" svg:y1="2.196cm" svg:x2="4.258cm" svg:y2="3.765cm">
          <text:p/>
        </draw:line>
        <draw:frame draw:style-name="gr5" draw:text-style-name="P4" draw:layer="measurelines" svg:width="2.937cm" svg:height="0.942cm" svg:x="1.468cm" svg:y="5.335cm">
          <draw:text-box>
            <text:p text:style-name="P2"><text:span text:style-name="T1">Vettoriale</text:span></text:p>
          </draw:text-box>
        </draw:frame>
        <draw:frame draw:style-name="gr5" draw:text-style-name="P4" draw:layer="measurelines" svg:width="2.937cm" svg:height="0.942cm" svg:x="5.285cm" svg:y="5.335cm">
          <draw:text-box>
            <text:p text:style-name="P2"><text:span text:style-name="T1">Bitmap</text:span></text:p>
          </draw:text-box>
        </draw:frame>
      </draw:page>
      <draw:page draw:name="page11" draw:style-name="dp1" draw:master-page-name="Default">
        <draw:g>
          <draw:line draw:style-name="gr2" draw:text-style-name="P1" draw:layer="layout" svg:x1="1.468cm" svg:y1="1.412cm" svg:x2="1.468cm" svg:y2="4.864cm">
            <text:p/>
          </draw:line>
          <draw:line draw:style-name="gr2" draw:text-style-name="P1" draw:layer="layout" svg:x1="1.615cm" svg:y1="1.412cm" svg:x2="1.615cm" svg:y2="4.864cm">
            <text:p/>
          </draw:line>
          <draw:line draw:style-name="gr2" draw:text-style-name="P1" draw:layer="layout" svg:x1="1.762cm" svg:y1="1.412cm" svg:x2="1.762cm" svg:y2="4.864cm">
            <text:p/>
          </draw:line>
          <draw:line draw:style-name="gr2" draw:text-style-name="P1" draw:layer="layout" svg:x1="1.908cm" svg:y1="1.412cm" svg:x2="1.908cm" svg:y2="4.864cm">
            <text:p/>
          </draw:line>
          <draw:line draw:style-name="gr2" draw:text-style-name="P1" draw:layer="layout" svg:x1="2.055cm" svg:y1="1.412cm" svg:x2="2.055cm" svg:y2="4.864cm">
            <text:p/>
          </draw:line>
          <draw:line draw:style-name="gr2" draw:text-style-name="P1" draw:layer="layout" svg:x1="2.202cm" svg:y1="1.412cm" svg:x2="2.202cm" svg:y2="4.864cm">
            <text:p/>
          </draw:line>
          <draw:line draw:style-name="gr2" draw:text-style-name="P1" draw:layer="layout" svg:x1="2.349cm" svg:y1="1.412cm" svg:x2="2.349cm" svg:y2="4.864cm">
            <text:p/>
          </draw:line>
          <draw:line draw:style-name="gr2" draw:text-style-name="P1" draw:layer="layout" svg:x1="2.496cm" svg:y1="1.412cm" svg:x2="2.496cm" svg:y2="4.864cm">
            <text:p/>
          </draw:line>
          <draw:line draw:style-name="gr2" draw:text-style-name="P1" draw:layer="layout" svg:x1="2.643cm" svg:y1="1.412cm" svg:x2="2.643cm" svg:y2="4.864cm">
            <text:p/>
          </draw:line>
          <draw:line draw:style-name="gr2" draw:text-style-name="P1" draw:layer="layout" svg:x1="2.789cm" svg:y1="1.412cm" svg:x2="2.789cm" svg:y2="4.864cm">
            <text:p/>
          </draw:line>
          <draw:line draw:style-name="gr2" draw:text-style-name="P1" draw:layer="layout" svg:x1="2.936cm" svg:y1="1.412cm" svg:x2="2.936cm" svg:y2="4.864cm">
            <text:p/>
          </draw:line>
          <draw:line draw:style-name="gr2" draw:text-style-name="P1" draw:layer="layout" svg:x1="3.083cm" svg:y1="1.412cm" svg:x2="3.083cm" svg:y2="4.864cm">
            <text:p/>
          </draw:line>
          <draw:line draw:style-name="gr2" draw:text-style-name="P1" draw:layer="layout" svg:x1="3.23cm" svg:y1="1.412cm" svg:x2="3.23cm" svg:y2="4.864cm">
            <text:p/>
          </draw:line>
          <draw:line draw:style-name="gr2" draw:text-style-name="P1" draw:layer="layout" svg:x1="3.377cm" svg:y1="1.412cm" svg:x2="3.377cm" svg:y2="4.864cm">
            <text:p/>
          </draw:line>
          <draw:line draw:style-name="gr2" draw:text-style-name="P1" draw:layer="layout" svg:x1="3.524cm" svg:y1="1.412cm" svg:x2="3.524cm" svg:y2="4.864cm">
            <text:p/>
          </draw:line>
          <draw:line draw:style-name="gr2" draw:text-style-name="P1" draw:layer="layout" svg:x1="3.67cm" svg:y1="1.412cm" svg:x2="3.67cm" svg:y2="4.864cm">
            <text:p/>
          </draw:line>
          <draw:line draw:style-name="gr2" draw:text-style-name="P1" draw:layer="layout" svg:x1="3.817cm" svg:y1="1.412cm" svg:x2="3.817cm" svg:y2="4.864cm">
            <text:p/>
          </draw:line>
          <draw:line draw:style-name="gr2" draw:text-style-name="P1" draw:layer="layout" svg:x1="3.964cm" svg:y1="1.412cm" svg:x2="3.964cm" svg:y2="4.864cm">
            <text:p/>
          </draw:line>
          <draw:line draw:style-name="gr2" draw:text-style-name="P1" draw:layer="layout" svg:x1="4.111cm" svg:y1="1.412cm" svg:x2="4.111cm" svg:y2="4.864cm">
            <text:p/>
          </draw:line>
          <draw:line draw:style-name="gr2" draw:text-style-name="P1" draw:layer="layout" svg:x1="4.258cm" svg:y1="1.412cm" svg:x2="4.258cm" svg:y2="4.864cm">
            <text:p/>
          </draw:line>
          <draw:line draw:style-name="gr2" draw:text-style-name="P1" draw:layer="layout" svg:x1="4.405cm" svg:y1="1.412cm" svg:x2="4.405cm" svg:y2="4.864cm">
            <text:p/>
          </draw:line>
          <draw:line draw:style-name="gr2" draw:text-style-name="P1" draw:layer="layout" svg:x1="1.321cm" svg:y1="4.708cm" svg:x2="4.551cm" svg:y2="4.708cm">
            <text:p/>
          </draw:line>
          <draw:line draw:style-name="gr2" draw:text-style-name="P1" draw:layer="layout" svg:x1="1.321cm" svg:y1="4.551cm" svg:x2="4.551cm" svg:y2="4.551cm">
            <text:p/>
          </draw:line>
          <draw:line draw:style-name="gr2" draw:text-style-name="P1" draw:layer="layout" svg:x1="1.321cm" svg:y1="4.394cm" svg:x2="4.551cm" svg:y2="4.394cm">
            <text:p/>
          </draw:line>
          <draw:line draw:style-name="gr2" draw:text-style-name="P1" draw:layer="layout" svg:x1="1.321cm" svg:y1="4.237cm" svg:x2="4.551cm" svg:y2="4.237cm">
            <text:p/>
          </draw:line>
          <draw:line draw:style-name="gr2" draw:text-style-name="P1" draw:layer="layout" svg:x1="1.321cm" svg:y1="4.08cm" svg:x2="4.551cm" svg:y2="4.08cm">
            <text:p/>
          </draw:line>
          <draw:line draw:style-name="gr2" draw:text-style-name="P1" draw:layer="layout" svg:x1="1.321cm" svg:y1="3.923cm" svg:x2="4.551cm" svg:y2="3.923cm">
            <text:p/>
          </draw:line>
          <draw:line draw:style-name="gr2" draw:text-style-name="P1" draw:layer="layout" svg:x1="1.321cm" svg:y1="3.766cm" svg:x2="4.551cm" svg:y2="3.766cm">
            <text:p/>
          </draw:line>
          <draw:line draw:style-name="gr2" draw:text-style-name="P1" draw:layer="layout" svg:x1="1.321cm" svg:y1="3.609cm" svg:x2="4.551cm" svg:y2="3.609cm">
            <text:p/>
          </draw:line>
          <draw:line draw:style-name="gr2" draw:text-style-name="P1" draw:layer="layout" svg:x1="1.321cm" svg:y1="3.452cm" svg:x2="4.551cm" svg:y2="3.452cm">
            <text:p/>
          </draw:line>
          <draw:line draw:style-name="gr2" draw:text-style-name="P1" draw:layer="layout" svg:x1="1.321cm" svg:y1="3.295cm" svg:x2="4.551cm" svg:y2="3.295cm">
            <text:p/>
          </draw:line>
          <draw:line draw:style-name="gr2" draw:text-style-name="P1" draw:layer="layout" svg:x1="1.321cm" svg:y1="3.138cm" svg:x2="4.551cm" svg:y2="3.138cm">
            <text:p/>
          </draw:line>
          <draw:line draw:style-name="gr2" draw:text-style-name="P1" draw:layer="layout" svg:x1="1.321cm" svg:y1="2.981cm" svg:x2="4.551cm" svg:y2="2.981cm">
            <text:p/>
          </draw:line>
          <draw:line draw:style-name="gr2" draw:text-style-name="P1" draw:layer="layout" svg:x1="1.321cm" svg:y1="2.824cm" svg:x2="4.551cm" svg:y2="2.824cm">
            <text:p/>
          </draw:line>
          <draw:line draw:style-name="gr2" draw:text-style-name="P1" draw:layer="layout" svg:x1="1.321cm" svg:y1="2.668cm" svg:x2="4.551cm" svg:y2="2.668cm">
            <text:p/>
          </draw:line>
          <draw:line draw:style-name="gr2" draw:text-style-name="P1" draw:layer="layout" svg:x1="1.321cm" svg:y1="2.511cm" svg:x2="4.551cm" svg:y2="2.511cm">
            <text:p/>
          </draw:line>
          <draw:line draw:style-name="gr2" draw:text-style-name="P1" draw:layer="layout" svg:x1="1.321cm" svg:y1="2.354cm" svg:x2="4.551cm" svg:y2="2.354cm">
            <text:p/>
          </draw:line>
          <draw:line draw:style-name="gr2" draw:text-style-name="P1" draw:layer="layout" svg:x1="1.321cm" svg:y1="2.197cm" svg:x2="4.551cm" svg:y2="2.197cm">
            <text:p/>
          </draw:line>
          <draw:line draw:style-name="gr2" draw:text-style-name="P1" draw:layer="layout" svg:x1="1.321cm" svg:y1="2.04cm" svg:x2="4.551cm" svg:y2="2.04cm">
            <text:p/>
          </draw:line>
          <draw:line draw:style-name="gr2" draw:text-style-name="P1" draw:layer="layout" svg:x1="1.321cm" svg:y1="1.883cm" svg:x2="4.551cm" svg:y2="1.883cm">
            <text:p/>
          </draw:line>
          <draw:line draw:style-name="gr2" draw:text-style-name="P1" draw:layer="layout" svg:x1="1.321cm" svg:y1="1.726cm" svg:x2="4.551cm" svg:y2="1.726cm">
            <text:p/>
          </draw:line>
          <draw:line draw:style-name="gr2" draw:text-style-name="P1" draw:layer="layout" svg:x1="1.321cm" svg:y1="1.569cm" svg:x2="4.551cm" svg:y2="1.569cm">
            <text:p/>
          </draw:line>
        </draw:g>
        <draw:g>
          <draw:line draw:style-name="gr2" draw:text-style-name="P1" draw:layer="layout" svg:x1="5.285cm" svg:y1="1.412cm" svg:x2="5.285cm" svg:y2="4.864cm">
            <text:p/>
          </draw:line>
          <draw:line draw:style-name="gr2" draw:text-style-name="P1" draw:layer="layout" svg:x1="5.432cm" svg:y1="1.412cm" svg:x2="5.432cm" svg:y2="4.864cm">
            <text:p/>
          </draw:line>
          <draw:line draw:style-name="gr2" draw:text-style-name="P1" draw:layer="layout" svg:x1="5.579cm" svg:y1="1.412cm" svg:x2="5.579cm" svg:y2="4.864cm">
            <text:p/>
          </draw:line>
          <draw:line draw:style-name="gr2" draw:text-style-name="P1" draw:layer="layout" svg:x1="5.725cm" svg:y1="1.412cm" svg:x2="5.725cm" svg:y2="4.864cm">
            <text:p/>
          </draw:line>
          <draw:line draw:style-name="gr2" draw:text-style-name="P1" draw:layer="layout" svg:x1="5.872cm" svg:y1="1.412cm" svg:x2="5.872cm" svg:y2="4.864cm">
            <text:p/>
          </draw:line>
          <draw:line draw:style-name="gr2" draw:text-style-name="P1" draw:layer="layout" svg:x1="6.019cm" svg:y1="1.412cm" svg:x2="6.019cm" svg:y2="4.864cm">
            <text:p/>
          </draw:line>
          <draw:line draw:style-name="gr2" draw:text-style-name="P1" draw:layer="layout" svg:x1="6.166cm" svg:y1="1.412cm" svg:x2="6.166cm" svg:y2="4.864cm">
            <text:p/>
          </draw:line>
          <draw:line draw:style-name="gr2" draw:text-style-name="P1" draw:layer="layout" svg:x1="6.313cm" svg:y1="1.412cm" svg:x2="6.313cm" svg:y2="4.864cm">
            <text:p/>
          </draw:line>
          <draw:line draw:style-name="gr2" draw:text-style-name="P1" draw:layer="layout" svg:x1="6.46cm" svg:y1="1.412cm" svg:x2="6.46cm" svg:y2="4.864cm">
            <text:p/>
          </draw:line>
          <draw:line draw:style-name="gr2" draw:text-style-name="P1" draw:layer="layout" svg:x1="6.606cm" svg:y1="1.412cm" svg:x2="6.606cm" svg:y2="4.864cm">
            <text:p/>
          </draw:line>
          <draw:line draw:style-name="gr2" draw:text-style-name="P1" draw:layer="layout" svg:x1="6.753cm" svg:y1="1.412cm" svg:x2="6.753cm" svg:y2="4.864cm">
            <text:p/>
          </draw:line>
          <draw:line draw:style-name="gr2" draw:text-style-name="P1" draw:layer="layout" svg:x1="6.9cm" svg:y1="1.412cm" svg:x2="6.9cm" svg:y2="4.864cm">
            <text:p/>
          </draw:line>
          <draw:line draw:style-name="gr2" draw:text-style-name="P1" draw:layer="layout" svg:x1="7.047cm" svg:y1="1.412cm" svg:x2="7.047cm" svg:y2="4.864cm">
            <text:p/>
          </draw:line>
          <draw:line draw:style-name="gr2" draw:text-style-name="P1" draw:layer="layout" svg:x1="7.194cm" svg:y1="1.412cm" svg:x2="7.194cm" svg:y2="4.864cm">
            <text:p/>
          </draw:line>
          <draw:line draw:style-name="gr2" draw:text-style-name="P1" draw:layer="layout" svg:x1="7.341cm" svg:y1="1.412cm" svg:x2="7.341cm" svg:y2="4.864cm">
            <text:p/>
          </draw:line>
          <draw:line draw:style-name="gr2" draw:text-style-name="P1" draw:layer="layout" svg:x1="7.487cm" svg:y1="1.412cm" svg:x2="7.487cm" svg:y2="4.864cm">
            <text:p/>
          </draw:line>
          <draw:line draw:style-name="gr2" draw:text-style-name="P1" draw:layer="layout" svg:x1="7.634cm" svg:y1="1.412cm" svg:x2="7.634cm" svg:y2="4.864cm">
            <text:p/>
          </draw:line>
          <draw:line draw:style-name="gr2" draw:text-style-name="P1" draw:layer="layout" svg:x1="7.781cm" svg:y1="1.412cm" svg:x2="7.781cm" svg:y2="4.864cm">
            <text:p/>
          </draw:line>
          <draw:line draw:style-name="gr2" draw:text-style-name="P1" draw:layer="layout" svg:x1="7.928cm" svg:y1="1.412cm" svg:x2="7.928cm" svg:y2="4.864cm">
            <text:p/>
          </draw:line>
          <draw:line draw:style-name="gr2" draw:text-style-name="P1" draw:layer="layout" svg:x1="8.075cm" svg:y1="1.412cm" svg:x2="8.075cm" svg:y2="4.864cm">
            <text:p/>
          </draw:line>
          <draw:line draw:style-name="gr2" draw:text-style-name="P1" draw:layer="layout" svg:x1="8.222cm" svg:y1="1.412cm" svg:x2="8.222cm" svg:y2="4.864cm">
            <text:p/>
          </draw:line>
          <draw:line draw:style-name="gr2" draw:text-style-name="P1" draw:layer="layout" svg:x1="5.138cm" svg:y1="4.708cm" svg:x2="8.368cm" svg:y2="4.708cm">
            <text:p/>
          </draw:line>
          <draw:line draw:style-name="gr2" draw:text-style-name="P1" draw:layer="layout" svg:x1="5.138cm" svg:y1="4.551cm" svg:x2="8.368cm" svg:y2="4.551cm">
            <text:p/>
          </draw:line>
          <draw:line draw:style-name="gr2" draw:text-style-name="P1" draw:layer="layout" svg:x1="5.138cm" svg:y1="4.394cm" svg:x2="8.368cm" svg:y2="4.394cm">
            <text:p/>
          </draw:line>
          <draw:line draw:style-name="gr2" draw:text-style-name="P1" draw:layer="layout" svg:x1="5.138cm" svg:y1="4.237cm" svg:x2="8.368cm" svg:y2="4.237cm">
            <text:p/>
          </draw:line>
          <draw:line draw:style-name="gr2" draw:text-style-name="P1" draw:layer="layout" svg:x1="5.138cm" svg:y1="4.08cm" svg:x2="8.368cm" svg:y2="4.08cm">
            <text:p/>
          </draw:line>
          <draw:line draw:style-name="gr2" draw:text-style-name="P1" draw:layer="layout" svg:x1="5.138cm" svg:y1="3.923cm" svg:x2="8.368cm" svg:y2="3.923cm">
            <text:p/>
          </draw:line>
          <draw:line draw:style-name="gr2" draw:text-style-name="P1" draw:layer="layout" svg:x1="5.138cm" svg:y1="3.766cm" svg:x2="8.368cm" svg:y2="3.766cm">
            <text:p/>
          </draw:line>
          <draw:line draw:style-name="gr2" draw:text-style-name="P1" draw:layer="layout" svg:x1="5.138cm" svg:y1="3.609cm" svg:x2="8.368cm" svg:y2="3.609cm">
            <text:p/>
          </draw:line>
          <draw:line draw:style-name="gr2" draw:text-style-name="P1" draw:layer="layout" svg:x1="5.138cm" svg:y1="3.452cm" svg:x2="8.368cm" svg:y2="3.452cm">
            <text:p/>
          </draw:line>
          <draw:line draw:style-name="gr2" draw:text-style-name="P1" draw:layer="layout" svg:x1="5.138cm" svg:y1="3.295cm" svg:x2="8.368cm" svg:y2="3.295cm">
            <text:p/>
          </draw:line>
          <draw:line draw:style-name="gr2" draw:text-style-name="P1" draw:layer="layout" svg:x1="5.138cm" svg:y1="3.138cm" svg:x2="8.368cm" svg:y2="3.138cm">
            <text:p/>
          </draw:line>
          <draw:line draw:style-name="gr2" draw:text-style-name="P1" draw:layer="layout" svg:x1="5.138cm" svg:y1="2.981cm" svg:x2="8.368cm" svg:y2="2.981cm">
            <text:p/>
          </draw:line>
          <draw:line draw:style-name="gr2" draw:text-style-name="P1" draw:layer="layout" svg:x1="5.138cm" svg:y1="2.824cm" svg:x2="8.368cm" svg:y2="2.824cm">
            <text:p/>
          </draw:line>
          <draw:line draw:style-name="gr2" draw:text-style-name="P1" draw:layer="layout" svg:x1="5.138cm" svg:y1="2.668cm" svg:x2="8.368cm" svg:y2="2.668cm">
            <text:p/>
          </draw:line>
          <draw:line draw:style-name="gr2" draw:text-style-name="P1" draw:layer="layout" svg:x1="5.138cm" svg:y1="2.511cm" svg:x2="8.368cm" svg:y2="2.511cm">
            <text:p/>
          </draw:line>
          <draw:line draw:style-name="gr2" draw:text-style-name="P1" draw:layer="layout" svg:x1="5.138cm" svg:y1="2.354cm" svg:x2="8.368cm" svg:y2="2.354cm">
            <text:p/>
          </draw:line>
          <draw:line draw:style-name="gr2" draw:text-style-name="P1" draw:layer="layout" svg:x1="5.138cm" svg:y1="2.197cm" svg:x2="8.368cm" svg:y2="2.197cm">
            <text:p/>
          </draw:line>
          <draw:line draw:style-name="gr2" draw:text-style-name="P1" draw:layer="layout" svg:x1="5.138cm" svg:y1="2.04cm" svg:x2="8.368cm" svg:y2="2.04cm">
            <text:p/>
          </draw:line>
          <draw:line draw:style-name="gr2" draw:text-style-name="P1" draw:layer="layout" svg:x1="5.138cm" svg:y1="1.883cm" svg:x2="8.368cm" svg:y2="1.883cm">
            <text:p/>
          </draw:line>
          <draw:line draw:style-name="gr2" draw:text-style-name="P1" draw:layer="layout" svg:x1="5.138cm" svg:y1="1.726cm" svg:x2="8.368cm" svg:y2="1.726cm">
            <text:p/>
          </draw:line>
          <draw:line draw:style-name="gr2" draw:text-style-name="P1" draw:layer="layout" svg:x1="5.138cm" svg:y1="1.569cm" svg:x2="8.368cm" svg:y2="1.569cm">
            <text:p/>
          </draw:line>
        </draw:g>
        <draw:g>
          <draw:custom-shape draw:style-name="gr17" draw:text-style-name="P14" draw:layer="layout" svg:width="0.44cm" svg:height="0.157cm" svg:x="5.579cm" svg:y="2.35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4" draw:layer="layout" svg:width="0.294cm" svg:height="0.157cm" svg:x="5.432cm" svg:y="2.19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4" draw:layer="layout" svg:width="0.44cm" svg:height="0.157cm" svg:x="5.873cm" svg:y="2.5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4" draw:layer="layout" svg:width="0.441cm" svg:height="0.157cm" svg:x="6.166cm" svg:y="2.667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4" draw:layer="layout" svg:width="0.294cm" svg:height="0.157cm" svg:x="6.46cm" svg:y="2.82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4" draw:layer="layout" svg:width="0.44cm" svg:height="0.157cm" svg:x="6.607cm" svg:y="2.98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4" draw:layer="layout" svg:width="0.441cm" svg:height="0.157cm" svg:x="6.9cm" svg:y="3.13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4" draw:layer="layout" svg:width="0.441cm" svg:height="0.157cm" svg:x="7.194cm" svg:y="3.29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4" draw:layer="layout" svg:width="0.44cm" svg:height="0.157cm" svg:x="7.488cm" svg:y="3.452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4" draw:layer="layout" svg:width="0.294cm" svg:height="0.157cm" svg:x="7.781cm" svg:y="3.609cm">
            <text:p/>
            <draw:enhanced-geometry svg:viewBox="0 0 21600 21600" draw:type="rectangle" draw:enhanced-path="M 0 0 L 21600 0 21600 21600 0 21600 0 0 Z N"/>
          </draw:custom-shape>
        </draw:g>
        <draw:line draw:style-name="gr21" draw:text-style-name="P1" draw:layer="measurelines" svg:x1="1.615cm" svg:y1="2.196cm" svg:x2="4.258cm" svg:y2="3.765cm">
          <text:p/>
        </draw:line>
        <draw:frame draw:style-name="gr5" draw:text-style-name="P4" draw:layer="measurelines" svg:width="2.937cm" svg:height="0.942cm" svg:x="1.468cm" svg:y="5.335cm">
          <draw:text-box>
            <text:p text:style-name="P2"><text:span text:style-name="T1">Vettoriale</text:span></text:p>
          </draw:text-box>
        </draw:frame>
        <draw:frame draw:style-name="gr5" draw:text-style-name="P4" draw:layer="measurelines" svg:width="2.937cm" svg:height="0.942cm" svg:x="5.285cm" svg:y="5.335cm">
          <draw:text-box>
            <text:p text:style-name="P2"><text:span text:style-name="T1">Bitmap</text:span></text:p>
          </draw:text-box>
        </draw:frame>
      </draw:page>
      <draw:page draw:name="page12" draw:style-name="dp1" draw:master-page-name="Default">
        <draw:g>
          <draw:line draw:style-name="gr2" draw:text-style-name="P1" draw:layer="layout" svg:x1="1.468cm" svg:y1="1.412cm" svg:x2="1.468cm" svg:y2="4.864cm">
            <text:p/>
          </draw:line>
          <draw:line draw:style-name="gr2" draw:text-style-name="P1" draw:layer="layout" svg:x1="1.615cm" svg:y1="1.412cm" svg:x2="1.615cm" svg:y2="4.864cm">
            <text:p/>
          </draw:line>
          <draw:line draw:style-name="gr2" draw:text-style-name="P1" draw:layer="layout" svg:x1="1.762cm" svg:y1="1.412cm" svg:x2="1.762cm" svg:y2="4.864cm">
            <text:p/>
          </draw:line>
          <draw:line draw:style-name="gr2" draw:text-style-name="P1" draw:layer="layout" svg:x1="1.908cm" svg:y1="1.412cm" svg:x2="1.908cm" svg:y2="4.864cm">
            <text:p/>
          </draw:line>
          <draw:line draw:style-name="gr2" draw:text-style-name="P1" draw:layer="layout" svg:x1="2.055cm" svg:y1="1.412cm" svg:x2="2.055cm" svg:y2="4.864cm">
            <text:p/>
          </draw:line>
          <draw:line draw:style-name="gr2" draw:text-style-name="P1" draw:layer="layout" svg:x1="2.202cm" svg:y1="1.412cm" svg:x2="2.202cm" svg:y2="4.864cm">
            <text:p/>
          </draw:line>
          <draw:line draw:style-name="gr2" draw:text-style-name="P1" draw:layer="layout" svg:x1="2.349cm" svg:y1="1.412cm" svg:x2="2.349cm" svg:y2="4.864cm">
            <text:p/>
          </draw:line>
          <draw:line draw:style-name="gr2" draw:text-style-name="P1" draw:layer="layout" svg:x1="2.496cm" svg:y1="1.412cm" svg:x2="2.496cm" svg:y2="4.864cm">
            <text:p/>
          </draw:line>
          <draw:line draw:style-name="gr2" draw:text-style-name="P1" draw:layer="layout" svg:x1="2.643cm" svg:y1="1.412cm" svg:x2="2.643cm" svg:y2="4.864cm">
            <text:p/>
          </draw:line>
          <draw:line draw:style-name="gr2" draw:text-style-name="P1" draw:layer="layout" svg:x1="2.789cm" svg:y1="1.412cm" svg:x2="2.789cm" svg:y2="4.864cm">
            <text:p/>
          </draw:line>
          <draw:line draw:style-name="gr2" draw:text-style-name="P1" draw:layer="layout" svg:x1="2.936cm" svg:y1="1.412cm" svg:x2="2.936cm" svg:y2="4.864cm">
            <text:p/>
          </draw:line>
          <draw:line draw:style-name="gr2" draw:text-style-name="P1" draw:layer="layout" svg:x1="3.083cm" svg:y1="1.412cm" svg:x2="3.083cm" svg:y2="4.864cm">
            <text:p/>
          </draw:line>
          <draw:line draw:style-name="gr2" draw:text-style-name="P1" draw:layer="layout" svg:x1="3.23cm" svg:y1="1.412cm" svg:x2="3.23cm" svg:y2="4.864cm">
            <text:p/>
          </draw:line>
          <draw:line draw:style-name="gr2" draw:text-style-name="P1" draw:layer="layout" svg:x1="3.377cm" svg:y1="1.412cm" svg:x2="3.377cm" svg:y2="4.864cm">
            <text:p/>
          </draw:line>
          <draw:line draw:style-name="gr2" draw:text-style-name="P1" draw:layer="layout" svg:x1="3.524cm" svg:y1="1.412cm" svg:x2="3.524cm" svg:y2="4.864cm">
            <text:p/>
          </draw:line>
          <draw:line draw:style-name="gr2" draw:text-style-name="P1" draw:layer="layout" svg:x1="3.67cm" svg:y1="1.412cm" svg:x2="3.67cm" svg:y2="4.864cm">
            <text:p/>
          </draw:line>
          <draw:line draw:style-name="gr2" draw:text-style-name="P1" draw:layer="layout" svg:x1="3.817cm" svg:y1="1.412cm" svg:x2="3.817cm" svg:y2="4.864cm">
            <text:p/>
          </draw:line>
          <draw:line draw:style-name="gr2" draw:text-style-name="P1" draw:layer="layout" svg:x1="3.964cm" svg:y1="1.412cm" svg:x2="3.964cm" svg:y2="4.864cm">
            <text:p/>
          </draw:line>
          <draw:line draw:style-name="gr2" draw:text-style-name="P1" draw:layer="layout" svg:x1="4.111cm" svg:y1="1.412cm" svg:x2="4.111cm" svg:y2="4.864cm">
            <text:p/>
          </draw:line>
          <draw:line draw:style-name="gr2" draw:text-style-name="P1" draw:layer="layout" svg:x1="4.258cm" svg:y1="1.412cm" svg:x2="4.258cm" svg:y2="4.864cm">
            <text:p/>
          </draw:line>
          <draw:line draw:style-name="gr2" draw:text-style-name="P1" draw:layer="layout" svg:x1="4.405cm" svg:y1="1.412cm" svg:x2="4.405cm" svg:y2="4.864cm">
            <text:p/>
          </draw:line>
          <draw:line draw:style-name="gr2" draw:text-style-name="P1" draw:layer="layout" svg:x1="1.321cm" svg:y1="4.708cm" svg:x2="4.551cm" svg:y2="4.708cm">
            <text:p/>
          </draw:line>
          <draw:line draw:style-name="gr2" draw:text-style-name="P1" draw:layer="layout" svg:x1="1.321cm" svg:y1="4.551cm" svg:x2="4.551cm" svg:y2="4.551cm">
            <text:p/>
          </draw:line>
          <draw:line draw:style-name="gr2" draw:text-style-name="P1" draw:layer="layout" svg:x1="1.321cm" svg:y1="4.394cm" svg:x2="4.551cm" svg:y2="4.394cm">
            <text:p/>
          </draw:line>
          <draw:line draw:style-name="gr2" draw:text-style-name="P1" draw:layer="layout" svg:x1="1.321cm" svg:y1="4.237cm" svg:x2="4.551cm" svg:y2="4.237cm">
            <text:p/>
          </draw:line>
          <draw:line draw:style-name="gr2" draw:text-style-name="P1" draw:layer="layout" svg:x1="1.321cm" svg:y1="4.08cm" svg:x2="4.551cm" svg:y2="4.08cm">
            <text:p/>
          </draw:line>
          <draw:line draw:style-name="gr2" draw:text-style-name="P1" draw:layer="layout" svg:x1="1.321cm" svg:y1="3.923cm" svg:x2="4.551cm" svg:y2="3.923cm">
            <text:p/>
          </draw:line>
          <draw:line draw:style-name="gr2" draw:text-style-name="P1" draw:layer="layout" svg:x1="1.321cm" svg:y1="3.766cm" svg:x2="4.551cm" svg:y2="3.766cm">
            <text:p/>
          </draw:line>
          <draw:line draw:style-name="gr2" draw:text-style-name="P1" draw:layer="layout" svg:x1="1.321cm" svg:y1="3.609cm" svg:x2="4.551cm" svg:y2="3.609cm">
            <text:p/>
          </draw:line>
          <draw:line draw:style-name="gr2" draw:text-style-name="P1" draw:layer="layout" svg:x1="1.321cm" svg:y1="3.452cm" svg:x2="4.551cm" svg:y2="3.452cm">
            <text:p/>
          </draw:line>
          <draw:line draw:style-name="gr2" draw:text-style-name="P1" draw:layer="layout" svg:x1="1.321cm" svg:y1="3.295cm" svg:x2="4.551cm" svg:y2="3.295cm">
            <text:p/>
          </draw:line>
          <draw:line draw:style-name="gr2" draw:text-style-name="P1" draw:layer="layout" svg:x1="1.321cm" svg:y1="3.138cm" svg:x2="4.551cm" svg:y2="3.138cm">
            <text:p/>
          </draw:line>
          <draw:line draw:style-name="gr2" draw:text-style-name="P1" draw:layer="layout" svg:x1="1.321cm" svg:y1="2.981cm" svg:x2="4.551cm" svg:y2="2.981cm">
            <text:p/>
          </draw:line>
          <draw:line draw:style-name="gr2" draw:text-style-name="P1" draw:layer="layout" svg:x1="1.321cm" svg:y1="2.824cm" svg:x2="4.551cm" svg:y2="2.824cm">
            <text:p/>
          </draw:line>
          <draw:line draw:style-name="gr2" draw:text-style-name="P1" draw:layer="layout" svg:x1="1.321cm" svg:y1="2.668cm" svg:x2="4.551cm" svg:y2="2.668cm">
            <text:p/>
          </draw:line>
          <draw:line draw:style-name="gr2" draw:text-style-name="P1" draw:layer="layout" svg:x1="1.321cm" svg:y1="2.511cm" svg:x2="4.551cm" svg:y2="2.511cm">
            <text:p/>
          </draw:line>
          <draw:line draw:style-name="gr2" draw:text-style-name="P1" draw:layer="layout" svg:x1="1.321cm" svg:y1="2.354cm" svg:x2="4.551cm" svg:y2="2.354cm">
            <text:p/>
          </draw:line>
          <draw:line draw:style-name="gr2" draw:text-style-name="P1" draw:layer="layout" svg:x1="1.321cm" svg:y1="2.197cm" svg:x2="4.551cm" svg:y2="2.197cm">
            <text:p/>
          </draw:line>
          <draw:line draw:style-name="gr2" draw:text-style-name="P1" draw:layer="layout" svg:x1="1.321cm" svg:y1="2.04cm" svg:x2="4.551cm" svg:y2="2.04cm">
            <text:p/>
          </draw:line>
          <draw:line draw:style-name="gr2" draw:text-style-name="P1" draw:layer="layout" svg:x1="1.321cm" svg:y1="1.883cm" svg:x2="4.551cm" svg:y2="1.883cm">
            <text:p/>
          </draw:line>
          <draw:line draw:style-name="gr2" draw:text-style-name="P1" draw:layer="layout" svg:x1="1.321cm" svg:y1="1.726cm" svg:x2="4.551cm" svg:y2="1.726cm">
            <text:p/>
          </draw:line>
          <draw:line draw:style-name="gr2" draw:text-style-name="P1" draw:layer="layout" svg:x1="1.321cm" svg:y1="1.569cm" svg:x2="4.551cm" svg:y2="1.569cm">
            <text:p/>
          </draw:line>
        </draw:g>
        <draw:g>
          <draw:line draw:style-name="gr2" draw:text-style-name="P1" draw:layer="layout" svg:x1="5.285cm" svg:y1="1.412cm" svg:x2="5.285cm" svg:y2="4.864cm">
            <text:p/>
          </draw:line>
          <draw:line draw:style-name="gr2" draw:text-style-name="P1" draw:layer="layout" svg:x1="5.432cm" svg:y1="1.412cm" svg:x2="5.432cm" svg:y2="4.864cm">
            <text:p/>
          </draw:line>
          <draw:line draw:style-name="gr2" draw:text-style-name="P1" draw:layer="layout" svg:x1="5.579cm" svg:y1="1.412cm" svg:x2="5.579cm" svg:y2="4.864cm">
            <text:p/>
          </draw:line>
          <draw:line draw:style-name="gr2" draw:text-style-name="P1" draw:layer="layout" svg:x1="5.725cm" svg:y1="1.412cm" svg:x2="5.725cm" svg:y2="4.864cm">
            <text:p/>
          </draw:line>
          <draw:line draw:style-name="gr2" draw:text-style-name="P1" draw:layer="layout" svg:x1="5.872cm" svg:y1="1.412cm" svg:x2="5.872cm" svg:y2="4.864cm">
            <text:p/>
          </draw:line>
          <draw:line draw:style-name="gr2" draw:text-style-name="P1" draw:layer="layout" svg:x1="6.019cm" svg:y1="1.412cm" svg:x2="6.019cm" svg:y2="4.864cm">
            <text:p/>
          </draw:line>
          <draw:line draw:style-name="gr2" draw:text-style-name="P1" draw:layer="layout" svg:x1="6.166cm" svg:y1="1.412cm" svg:x2="6.166cm" svg:y2="4.864cm">
            <text:p/>
          </draw:line>
          <draw:line draw:style-name="gr2" draw:text-style-name="P1" draw:layer="layout" svg:x1="6.313cm" svg:y1="1.412cm" svg:x2="6.313cm" svg:y2="4.864cm">
            <text:p/>
          </draw:line>
          <draw:line draw:style-name="gr2" draw:text-style-name="P1" draw:layer="layout" svg:x1="6.46cm" svg:y1="1.412cm" svg:x2="6.46cm" svg:y2="4.864cm">
            <text:p/>
          </draw:line>
          <draw:line draw:style-name="gr2" draw:text-style-name="P1" draw:layer="layout" svg:x1="6.606cm" svg:y1="1.412cm" svg:x2="6.606cm" svg:y2="4.864cm">
            <text:p/>
          </draw:line>
          <draw:line draw:style-name="gr2" draw:text-style-name="P1" draw:layer="layout" svg:x1="6.753cm" svg:y1="1.412cm" svg:x2="6.753cm" svg:y2="4.864cm">
            <text:p/>
          </draw:line>
          <draw:line draw:style-name="gr2" draw:text-style-name="P1" draw:layer="layout" svg:x1="6.9cm" svg:y1="1.412cm" svg:x2="6.9cm" svg:y2="4.864cm">
            <text:p/>
          </draw:line>
          <draw:line draw:style-name="gr2" draw:text-style-name="P1" draw:layer="layout" svg:x1="7.047cm" svg:y1="1.412cm" svg:x2="7.047cm" svg:y2="4.864cm">
            <text:p/>
          </draw:line>
          <draw:line draw:style-name="gr2" draw:text-style-name="P1" draw:layer="layout" svg:x1="7.194cm" svg:y1="1.412cm" svg:x2="7.194cm" svg:y2="4.864cm">
            <text:p/>
          </draw:line>
          <draw:line draw:style-name="gr2" draw:text-style-name="P1" draw:layer="layout" svg:x1="7.341cm" svg:y1="1.412cm" svg:x2="7.341cm" svg:y2="4.864cm">
            <text:p/>
          </draw:line>
          <draw:line draw:style-name="gr2" draw:text-style-name="P1" draw:layer="layout" svg:x1="7.487cm" svg:y1="1.412cm" svg:x2="7.487cm" svg:y2="4.864cm">
            <text:p/>
          </draw:line>
          <draw:line draw:style-name="gr2" draw:text-style-name="P1" draw:layer="layout" svg:x1="7.634cm" svg:y1="1.412cm" svg:x2="7.634cm" svg:y2="4.864cm">
            <text:p/>
          </draw:line>
          <draw:line draw:style-name="gr2" draw:text-style-name="P1" draw:layer="layout" svg:x1="7.781cm" svg:y1="1.412cm" svg:x2="7.781cm" svg:y2="4.864cm">
            <text:p/>
          </draw:line>
          <draw:line draw:style-name="gr2" draw:text-style-name="P1" draw:layer="layout" svg:x1="7.928cm" svg:y1="1.412cm" svg:x2="7.928cm" svg:y2="4.864cm">
            <text:p/>
          </draw:line>
          <draw:line draw:style-name="gr2" draw:text-style-name="P1" draw:layer="layout" svg:x1="8.075cm" svg:y1="1.412cm" svg:x2="8.075cm" svg:y2="4.864cm">
            <text:p/>
          </draw:line>
          <draw:line draw:style-name="gr2" draw:text-style-name="P1" draw:layer="layout" svg:x1="8.222cm" svg:y1="1.412cm" svg:x2="8.222cm" svg:y2="4.864cm">
            <text:p/>
          </draw:line>
          <draw:line draw:style-name="gr2" draw:text-style-name="P1" draw:layer="layout" svg:x1="5.138cm" svg:y1="4.708cm" svg:x2="8.368cm" svg:y2="4.708cm">
            <text:p/>
          </draw:line>
          <draw:line draw:style-name="gr2" draw:text-style-name="P1" draw:layer="layout" svg:x1="5.138cm" svg:y1="4.551cm" svg:x2="8.368cm" svg:y2="4.551cm">
            <text:p/>
          </draw:line>
          <draw:line draw:style-name="gr2" draw:text-style-name="P1" draw:layer="layout" svg:x1="5.138cm" svg:y1="4.394cm" svg:x2="8.368cm" svg:y2="4.394cm">
            <text:p/>
          </draw:line>
          <draw:line draw:style-name="gr2" draw:text-style-name="P1" draw:layer="layout" svg:x1="5.138cm" svg:y1="4.237cm" svg:x2="8.368cm" svg:y2="4.237cm">
            <text:p/>
          </draw:line>
          <draw:line draw:style-name="gr2" draw:text-style-name="P1" draw:layer="layout" svg:x1="5.138cm" svg:y1="4.08cm" svg:x2="8.368cm" svg:y2="4.08cm">
            <text:p/>
          </draw:line>
          <draw:line draw:style-name="gr2" draw:text-style-name="P1" draw:layer="layout" svg:x1="5.138cm" svg:y1="3.923cm" svg:x2="8.368cm" svg:y2="3.923cm">
            <text:p/>
          </draw:line>
          <draw:line draw:style-name="gr2" draw:text-style-name="P1" draw:layer="layout" svg:x1="5.138cm" svg:y1="3.766cm" svg:x2="8.368cm" svg:y2="3.766cm">
            <text:p/>
          </draw:line>
          <draw:line draw:style-name="gr2" draw:text-style-name="P1" draw:layer="layout" svg:x1="5.138cm" svg:y1="3.609cm" svg:x2="8.368cm" svg:y2="3.609cm">
            <text:p/>
          </draw:line>
          <draw:line draw:style-name="gr2" draw:text-style-name="P1" draw:layer="layout" svg:x1="5.138cm" svg:y1="3.452cm" svg:x2="8.368cm" svg:y2="3.452cm">
            <text:p/>
          </draw:line>
          <draw:line draw:style-name="gr2" draw:text-style-name="P1" draw:layer="layout" svg:x1="5.138cm" svg:y1="3.295cm" svg:x2="8.368cm" svg:y2="3.295cm">
            <text:p/>
          </draw:line>
          <draw:line draw:style-name="gr2" draw:text-style-name="P1" draw:layer="layout" svg:x1="5.138cm" svg:y1="3.138cm" svg:x2="8.368cm" svg:y2="3.138cm">
            <text:p/>
          </draw:line>
          <draw:line draw:style-name="gr2" draw:text-style-name="P1" draw:layer="layout" svg:x1="5.138cm" svg:y1="2.981cm" svg:x2="8.368cm" svg:y2="2.981cm">
            <text:p/>
          </draw:line>
          <draw:line draw:style-name="gr2" draw:text-style-name="P1" draw:layer="layout" svg:x1="5.138cm" svg:y1="2.824cm" svg:x2="8.368cm" svg:y2="2.824cm">
            <text:p/>
          </draw:line>
          <draw:line draw:style-name="gr2" draw:text-style-name="P1" draw:layer="layout" svg:x1="5.138cm" svg:y1="2.668cm" svg:x2="8.368cm" svg:y2="2.668cm">
            <text:p/>
          </draw:line>
          <draw:line draw:style-name="gr2" draw:text-style-name="P1" draw:layer="layout" svg:x1="5.138cm" svg:y1="2.511cm" svg:x2="8.368cm" svg:y2="2.511cm">
            <text:p/>
          </draw:line>
          <draw:line draw:style-name="gr2" draw:text-style-name="P1" draw:layer="layout" svg:x1="5.138cm" svg:y1="2.354cm" svg:x2="8.368cm" svg:y2="2.354cm">
            <text:p/>
          </draw:line>
          <draw:line draw:style-name="gr2" draw:text-style-name="P1" draw:layer="layout" svg:x1="5.138cm" svg:y1="2.197cm" svg:x2="8.368cm" svg:y2="2.197cm">
            <text:p/>
          </draw:line>
          <draw:line draw:style-name="gr2" draw:text-style-name="P1" draw:layer="layout" svg:x1="5.138cm" svg:y1="2.04cm" svg:x2="8.368cm" svg:y2="2.04cm">
            <text:p/>
          </draw:line>
          <draw:line draw:style-name="gr2" draw:text-style-name="P1" draw:layer="layout" svg:x1="5.138cm" svg:y1="1.883cm" svg:x2="8.368cm" svg:y2="1.883cm">
            <text:p/>
          </draw:line>
          <draw:line draw:style-name="gr2" draw:text-style-name="P1" draw:layer="layout" svg:x1="5.138cm" svg:y1="1.726cm" svg:x2="8.368cm" svg:y2="1.726cm">
            <text:p/>
          </draw:line>
          <draw:line draw:style-name="gr2" draw:text-style-name="P1" draw:layer="layout" svg:x1="5.138cm" svg:y1="1.569cm" svg:x2="8.368cm" svg:y2="1.569cm">
            <text:p/>
          </draw:line>
        </draw:g>
        <draw:g>
          <draw:custom-shape draw:style-name="gr22" draw:text-style-name="P14" draw:layer="layout" svg:width="0.881cm" svg:height="0.314cm" svg:x="5.726cm" svg:y="2.35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4" draw:layer="layout" svg:width="0.587cm" svg:height="0.314cm" svg:x="5.432cm" svg:y="2.039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4" draw:layer="layout" svg:width="0.881cm" svg:height="0.314cm" svg:x="6.313cm" svg:y="2.66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4" draw:layer="layout" svg:width="0.881cm" svg:height="0.314cm" svg:x="6.9cm" svg:y="2.98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4" draw:layer="layout" svg:width="0.587cm" svg:height="0.313cm" svg:x="7.488cm" svg:y="3.29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4" draw:layer="layout" svg:width="0.881cm" svg:height="0.314cm" svg:x="7.781cm" svg:y="3.60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15" draw:layer="layout" svg:width="0.734cm" svg:height="0.157cm" svg:x="1.615cm" svg:y="2.353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5" draw:layer="layout" svg:width="0.441cm" svg:height="0.157cm" svg:x="1.615cm" svg:y="2.19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734cm" svg:height="0.157cm" svg:x="1.909cm" svg:y="2.5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5" draw:layer="layout" svg:width="0.735cm" svg:height="0.157cm" svg:x="2.202cm" svg:y="2.667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734cm" svg:height="0.157cm" svg:x="2.496cm" svg:y="2.824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734cm" svg:height="0.157cm" svg:x="2.643cm" svg:y="2.981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734cm" svg:height="0.157cm" svg:x="2.937cm" svg:y="3.138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734cm" svg:height="0.157cm" svg:x="3.23cm" svg:y="3.29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734cm" svg:height="0.157cm" svg:x="3.524cm" svg:y="3.452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5" draw:layer="layout" svg:width="0.44cm" svg:height="0.157cm" svg:x="3.818cm" svg:y="3.609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5" draw:layer="measurelines" svg:width="0.441cm" svg:height="0.156cm" svg:x="3.964cm" svg:y="3.766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5" draw:layer="measurelines" svg:width="0.441cm" svg:height="0.157cm" svg:x="1.468cm" svg:y="2.039cm">
            <text:p/>
            <draw:enhanced-geometry svg:viewBox="0 0 21600 21600" draw:type="rectangle" draw:enhanced-path="M 0 0 L 21600 0 21600 21600 0 21600 0 0 Z N"/>
          </draw:custom-shape>
        </draw:g>
        <draw:line draw:style-name="gr21" draw:text-style-name="P1" draw:layer="layout" svg:x1="1.615cm" svg:y1="2.196cm" svg:x2="4.258cm" svg:y2="3.765cm">
          <text:p/>
        </draw:line>
        <draw:frame draw:style-name="gr5" draw:text-style-name="P4" draw:layer="measurelines" svg:width="2.937cm" svg:height="0.942cm" svg:x="1.468cm" svg:y="5.335cm">
          <draw:text-box>
            <text:p text:style-name="P2"><text:span text:style-name="T1">Vettoriale</text:span></text:p>
          </draw:text-box>
        </draw:frame>
        <draw:frame draw:style-name="gr5" draw:text-style-name="P4" draw:layer="measurelines" svg:width="2.937cm" svg:height="0.942cm" svg:x="5.285cm" svg:y="5.335cm">
          <draw:text-box>
            <text:p text:style-name="P2"><text:span text:style-name="T1">Bitmap</text:span></text:p>
          </draw:text-box>
        </draw:frame>
      </draw:page>
      <draw:page draw:name="page13" draw:style-name="dp1" draw:master-page-name="Default">
        <draw:g>
          <draw:line draw:style-name="gr2" draw:text-style-name="P1" draw:layer="layout" svg:x1="1.468cm" svg:y1="1.412cm" svg:x2="1.468cm" svg:y2="4.864cm">
            <text:p/>
          </draw:line>
          <draw:line draw:style-name="gr2" draw:text-style-name="P1" draw:layer="layout" svg:x1="1.615cm" svg:y1="1.412cm" svg:x2="1.615cm" svg:y2="4.864cm">
            <text:p/>
          </draw:line>
          <draw:line draw:style-name="gr2" draw:text-style-name="P1" draw:layer="layout" svg:x1="1.762cm" svg:y1="1.412cm" svg:x2="1.762cm" svg:y2="4.864cm">
            <text:p/>
          </draw:line>
          <draw:line draw:style-name="gr2" draw:text-style-name="P1" draw:layer="layout" svg:x1="1.908cm" svg:y1="1.412cm" svg:x2="1.908cm" svg:y2="4.864cm">
            <text:p/>
          </draw:line>
          <draw:line draw:style-name="gr2" draw:text-style-name="P1" draw:layer="layout" svg:x1="2.055cm" svg:y1="1.412cm" svg:x2="2.055cm" svg:y2="4.864cm">
            <text:p/>
          </draw:line>
          <draw:line draw:style-name="gr2" draw:text-style-name="P1" draw:layer="layout" svg:x1="2.202cm" svg:y1="1.412cm" svg:x2="2.202cm" svg:y2="4.864cm">
            <text:p/>
          </draw:line>
          <draw:line draw:style-name="gr2" draw:text-style-name="P1" draw:layer="layout" svg:x1="2.349cm" svg:y1="1.412cm" svg:x2="2.349cm" svg:y2="4.864cm">
            <text:p/>
          </draw:line>
          <draw:line draw:style-name="gr2" draw:text-style-name="P1" draw:layer="layout" svg:x1="2.496cm" svg:y1="1.412cm" svg:x2="2.496cm" svg:y2="4.864cm">
            <text:p/>
          </draw:line>
          <draw:line draw:style-name="gr2" draw:text-style-name="P1" draw:layer="layout" svg:x1="2.643cm" svg:y1="1.412cm" svg:x2="2.643cm" svg:y2="4.864cm">
            <text:p/>
          </draw:line>
          <draw:line draw:style-name="gr2" draw:text-style-name="P1" draw:layer="layout" svg:x1="2.789cm" svg:y1="1.412cm" svg:x2="2.789cm" svg:y2="4.864cm">
            <text:p/>
          </draw:line>
          <draw:line draw:style-name="gr2" draw:text-style-name="P1" draw:layer="layout" svg:x1="2.936cm" svg:y1="1.412cm" svg:x2="2.936cm" svg:y2="4.864cm">
            <text:p/>
          </draw:line>
          <draw:line draw:style-name="gr2" draw:text-style-name="P1" draw:layer="layout" svg:x1="3.083cm" svg:y1="1.412cm" svg:x2="3.083cm" svg:y2="4.864cm">
            <text:p/>
          </draw:line>
          <draw:line draw:style-name="gr2" draw:text-style-name="P1" draw:layer="layout" svg:x1="3.23cm" svg:y1="1.412cm" svg:x2="3.23cm" svg:y2="4.864cm">
            <text:p/>
          </draw:line>
          <draw:line draw:style-name="gr2" draw:text-style-name="P1" draw:layer="layout" svg:x1="3.377cm" svg:y1="1.412cm" svg:x2="3.377cm" svg:y2="4.864cm">
            <text:p/>
          </draw:line>
          <draw:line draw:style-name="gr2" draw:text-style-name="P1" draw:layer="layout" svg:x1="3.524cm" svg:y1="1.412cm" svg:x2="3.524cm" svg:y2="4.864cm">
            <text:p/>
          </draw:line>
          <draw:line draw:style-name="gr2" draw:text-style-name="P1" draw:layer="layout" svg:x1="3.67cm" svg:y1="1.412cm" svg:x2="3.67cm" svg:y2="4.864cm">
            <text:p/>
          </draw:line>
          <draw:line draw:style-name="gr2" draw:text-style-name="P1" draw:layer="layout" svg:x1="3.817cm" svg:y1="1.412cm" svg:x2="3.817cm" svg:y2="4.864cm">
            <text:p/>
          </draw:line>
          <draw:line draw:style-name="gr2" draw:text-style-name="P1" draw:layer="layout" svg:x1="3.964cm" svg:y1="1.412cm" svg:x2="3.964cm" svg:y2="4.864cm">
            <text:p/>
          </draw:line>
          <draw:line draw:style-name="gr2" draw:text-style-name="P1" draw:layer="layout" svg:x1="4.111cm" svg:y1="1.412cm" svg:x2="4.111cm" svg:y2="4.864cm">
            <text:p/>
          </draw:line>
          <draw:line draw:style-name="gr2" draw:text-style-name="P1" draw:layer="layout" svg:x1="4.258cm" svg:y1="1.412cm" svg:x2="4.258cm" svg:y2="4.864cm">
            <text:p/>
          </draw:line>
          <draw:line draw:style-name="gr2" draw:text-style-name="P1" draw:layer="layout" svg:x1="4.405cm" svg:y1="1.412cm" svg:x2="4.405cm" svg:y2="4.864cm">
            <text:p/>
          </draw:line>
          <draw:line draw:style-name="gr2" draw:text-style-name="P1" draw:layer="layout" svg:x1="1.321cm" svg:y1="4.708cm" svg:x2="4.551cm" svg:y2="4.708cm">
            <text:p/>
          </draw:line>
          <draw:line draw:style-name="gr2" draw:text-style-name="P1" draw:layer="layout" svg:x1="1.321cm" svg:y1="4.551cm" svg:x2="4.551cm" svg:y2="4.551cm">
            <text:p/>
          </draw:line>
          <draw:line draw:style-name="gr2" draw:text-style-name="P1" draw:layer="layout" svg:x1="1.321cm" svg:y1="4.394cm" svg:x2="4.551cm" svg:y2="4.394cm">
            <text:p/>
          </draw:line>
          <draw:line draw:style-name="gr2" draw:text-style-name="P1" draw:layer="layout" svg:x1="1.321cm" svg:y1="4.237cm" svg:x2="4.551cm" svg:y2="4.237cm">
            <text:p/>
          </draw:line>
          <draw:line draw:style-name="gr2" draw:text-style-name="P1" draw:layer="layout" svg:x1="1.321cm" svg:y1="4.08cm" svg:x2="4.551cm" svg:y2="4.08cm">
            <text:p/>
          </draw:line>
          <draw:line draw:style-name="gr2" draw:text-style-name="P1" draw:layer="layout" svg:x1="1.321cm" svg:y1="3.923cm" svg:x2="4.551cm" svg:y2="3.923cm">
            <text:p/>
          </draw:line>
          <draw:line draw:style-name="gr2" draw:text-style-name="P1" draw:layer="layout" svg:x1="1.321cm" svg:y1="3.766cm" svg:x2="4.551cm" svg:y2="3.766cm">
            <text:p/>
          </draw:line>
          <draw:line draw:style-name="gr2" draw:text-style-name="P1" draw:layer="layout" svg:x1="1.321cm" svg:y1="3.609cm" svg:x2="4.551cm" svg:y2="3.609cm">
            <text:p/>
          </draw:line>
          <draw:line draw:style-name="gr2" draw:text-style-name="P1" draw:layer="layout" svg:x1="1.321cm" svg:y1="3.452cm" svg:x2="4.551cm" svg:y2="3.452cm">
            <text:p/>
          </draw:line>
          <draw:line draw:style-name="gr2" draw:text-style-name="P1" draw:layer="layout" svg:x1="1.321cm" svg:y1="3.295cm" svg:x2="4.551cm" svg:y2="3.295cm">
            <text:p/>
          </draw:line>
          <draw:line draw:style-name="gr2" draw:text-style-name="P1" draw:layer="layout" svg:x1="1.321cm" svg:y1="3.138cm" svg:x2="4.551cm" svg:y2="3.138cm">
            <text:p/>
          </draw:line>
          <draw:line draw:style-name="gr2" draw:text-style-name="P1" draw:layer="layout" svg:x1="1.321cm" svg:y1="2.981cm" svg:x2="4.551cm" svg:y2="2.981cm">
            <text:p/>
          </draw:line>
          <draw:line draw:style-name="gr2" draw:text-style-name="P1" draw:layer="layout" svg:x1="1.321cm" svg:y1="2.824cm" svg:x2="4.551cm" svg:y2="2.824cm">
            <text:p/>
          </draw:line>
          <draw:line draw:style-name="gr2" draw:text-style-name="P1" draw:layer="layout" svg:x1="1.321cm" svg:y1="2.668cm" svg:x2="4.551cm" svg:y2="2.668cm">
            <text:p/>
          </draw:line>
          <draw:line draw:style-name="gr2" draw:text-style-name="P1" draw:layer="layout" svg:x1="1.321cm" svg:y1="2.511cm" svg:x2="4.551cm" svg:y2="2.511cm">
            <text:p/>
          </draw:line>
          <draw:line draw:style-name="gr2" draw:text-style-name="P1" draw:layer="layout" svg:x1="1.321cm" svg:y1="2.354cm" svg:x2="4.551cm" svg:y2="2.354cm">
            <text:p/>
          </draw:line>
          <draw:line draw:style-name="gr2" draw:text-style-name="P1" draw:layer="layout" svg:x1="1.321cm" svg:y1="2.197cm" svg:x2="4.551cm" svg:y2="2.197cm">
            <text:p/>
          </draw:line>
          <draw:line draw:style-name="gr2" draw:text-style-name="P1" draw:layer="layout" svg:x1="1.321cm" svg:y1="2.04cm" svg:x2="4.551cm" svg:y2="2.04cm">
            <text:p/>
          </draw:line>
          <draw:line draw:style-name="gr2" draw:text-style-name="P1" draw:layer="layout" svg:x1="1.321cm" svg:y1="1.883cm" svg:x2="4.551cm" svg:y2="1.883cm">
            <text:p/>
          </draw:line>
          <draw:line draw:style-name="gr2" draw:text-style-name="P1" draw:layer="layout" svg:x1="1.321cm" svg:y1="1.726cm" svg:x2="4.551cm" svg:y2="1.726cm">
            <text:p/>
          </draw:line>
          <draw:line draw:style-name="gr2" draw:text-style-name="P1" draw:layer="layout" svg:x1="1.321cm" svg:y1="1.569cm" svg:x2="4.551cm" svg:y2="1.569cm">
            <text:p/>
          </draw:line>
        </draw:g>
        <draw:g>
          <draw:line draw:style-name="gr2" draw:text-style-name="P1" draw:layer="layout" svg:x1="5.285cm" svg:y1="1.412cm" svg:x2="5.285cm" svg:y2="4.864cm">
            <text:p/>
          </draw:line>
          <draw:line draw:style-name="gr2" draw:text-style-name="P1" draw:layer="layout" svg:x1="5.432cm" svg:y1="1.412cm" svg:x2="5.432cm" svg:y2="4.864cm">
            <text:p/>
          </draw:line>
          <draw:line draw:style-name="gr2" draw:text-style-name="P1" draw:layer="layout" svg:x1="5.579cm" svg:y1="1.412cm" svg:x2="5.579cm" svg:y2="4.864cm">
            <text:p/>
          </draw:line>
          <draw:line draw:style-name="gr2" draw:text-style-name="P1" draw:layer="layout" svg:x1="5.725cm" svg:y1="1.412cm" svg:x2="5.725cm" svg:y2="4.864cm">
            <text:p/>
          </draw:line>
          <draw:line draw:style-name="gr2" draw:text-style-name="P1" draw:layer="layout" svg:x1="5.872cm" svg:y1="1.412cm" svg:x2="5.872cm" svg:y2="4.864cm">
            <text:p/>
          </draw:line>
          <draw:line draw:style-name="gr2" draw:text-style-name="P1" draw:layer="layout" svg:x1="6.019cm" svg:y1="1.412cm" svg:x2="6.019cm" svg:y2="4.864cm">
            <text:p/>
          </draw:line>
          <draw:line draw:style-name="gr2" draw:text-style-name="P1" draw:layer="layout" svg:x1="6.166cm" svg:y1="1.412cm" svg:x2="6.166cm" svg:y2="4.864cm">
            <text:p/>
          </draw:line>
          <draw:line draw:style-name="gr2" draw:text-style-name="P1" draw:layer="layout" svg:x1="6.313cm" svg:y1="1.412cm" svg:x2="6.313cm" svg:y2="4.864cm">
            <text:p/>
          </draw:line>
          <draw:line draw:style-name="gr2" draw:text-style-name="P1" draw:layer="layout" svg:x1="6.46cm" svg:y1="1.412cm" svg:x2="6.46cm" svg:y2="4.864cm">
            <text:p/>
          </draw:line>
          <draw:line draw:style-name="gr2" draw:text-style-name="P1" draw:layer="layout" svg:x1="6.606cm" svg:y1="1.412cm" svg:x2="6.606cm" svg:y2="4.864cm">
            <text:p/>
          </draw:line>
          <draw:line draw:style-name="gr2" draw:text-style-name="P1" draw:layer="layout" svg:x1="6.753cm" svg:y1="1.412cm" svg:x2="6.753cm" svg:y2="4.864cm">
            <text:p/>
          </draw:line>
          <draw:line draw:style-name="gr2" draw:text-style-name="P1" draw:layer="layout" svg:x1="6.9cm" svg:y1="1.412cm" svg:x2="6.9cm" svg:y2="4.864cm">
            <text:p/>
          </draw:line>
          <draw:line draw:style-name="gr2" draw:text-style-name="P1" draw:layer="layout" svg:x1="7.047cm" svg:y1="1.412cm" svg:x2="7.047cm" svg:y2="4.864cm">
            <text:p/>
          </draw:line>
          <draw:line draw:style-name="gr2" draw:text-style-name="P1" draw:layer="layout" svg:x1="7.194cm" svg:y1="1.412cm" svg:x2="7.194cm" svg:y2="4.864cm">
            <text:p/>
          </draw:line>
          <draw:line draw:style-name="gr2" draw:text-style-name="P1" draw:layer="layout" svg:x1="7.341cm" svg:y1="1.412cm" svg:x2="7.341cm" svg:y2="4.864cm">
            <text:p/>
          </draw:line>
          <draw:line draw:style-name="gr2" draw:text-style-name="P1" draw:layer="layout" svg:x1="7.487cm" svg:y1="1.412cm" svg:x2="7.487cm" svg:y2="4.864cm">
            <text:p/>
          </draw:line>
          <draw:line draw:style-name="gr2" draw:text-style-name="P1" draw:layer="layout" svg:x1="7.634cm" svg:y1="1.412cm" svg:x2="7.634cm" svg:y2="4.864cm">
            <text:p/>
          </draw:line>
          <draw:line draw:style-name="gr2" draw:text-style-name="P1" draw:layer="layout" svg:x1="7.781cm" svg:y1="1.412cm" svg:x2="7.781cm" svg:y2="4.864cm">
            <text:p/>
          </draw:line>
          <draw:line draw:style-name="gr2" draw:text-style-name="P1" draw:layer="layout" svg:x1="7.928cm" svg:y1="1.412cm" svg:x2="7.928cm" svg:y2="4.864cm">
            <text:p/>
          </draw:line>
          <draw:line draw:style-name="gr2" draw:text-style-name="P1" draw:layer="layout" svg:x1="8.075cm" svg:y1="1.412cm" svg:x2="8.075cm" svg:y2="4.864cm">
            <text:p/>
          </draw:line>
          <draw:line draw:style-name="gr2" draw:text-style-name="P1" draw:layer="layout" svg:x1="8.222cm" svg:y1="1.412cm" svg:x2="8.222cm" svg:y2="4.864cm">
            <text:p/>
          </draw:line>
          <draw:line draw:style-name="gr2" draw:text-style-name="P1" draw:layer="layout" svg:x1="5.138cm" svg:y1="4.708cm" svg:x2="8.368cm" svg:y2="4.708cm">
            <text:p/>
          </draw:line>
          <draw:line draw:style-name="gr2" draw:text-style-name="P1" draw:layer="layout" svg:x1="5.138cm" svg:y1="4.551cm" svg:x2="8.368cm" svg:y2="4.551cm">
            <text:p/>
          </draw:line>
          <draw:line draw:style-name="gr2" draw:text-style-name="P1" draw:layer="layout" svg:x1="5.138cm" svg:y1="4.394cm" svg:x2="8.368cm" svg:y2="4.394cm">
            <text:p/>
          </draw:line>
          <draw:line draw:style-name="gr2" draw:text-style-name="P1" draw:layer="layout" svg:x1="5.138cm" svg:y1="4.237cm" svg:x2="8.368cm" svg:y2="4.237cm">
            <text:p/>
          </draw:line>
          <draw:line draw:style-name="gr2" draw:text-style-name="P1" draw:layer="layout" svg:x1="5.138cm" svg:y1="4.08cm" svg:x2="8.368cm" svg:y2="4.08cm">
            <text:p/>
          </draw:line>
          <draw:line draw:style-name="gr2" draw:text-style-name="P1" draw:layer="layout" svg:x1="5.138cm" svg:y1="3.923cm" svg:x2="8.368cm" svg:y2="3.923cm">
            <text:p/>
          </draw:line>
          <draw:line draw:style-name="gr2" draw:text-style-name="P1" draw:layer="layout" svg:x1="5.138cm" svg:y1="3.766cm" svg:x2="8.368cm" svg:y2="3.766cm">
            <text:p/>
          </draw:line>
          <draw:line draw:style-name="gr2" draw:text-style-name="P1" draw:layer="layout" svg:x1="5.138cm" svg:y1="3.609cm" svg:x2="8.368cm" svg:y2="3.609cm">
            <text:p/>
          </draw:line>
          <draw:line draw:style-name="gr2" draw:text-style-name="P1" draw:layer="layout" svg:x1="5.138cm" svg:y1="3.452cm" svg:x2="8.368cm" svg:y2="3.452cm">
            <text:p/>
          </draw:line>
          <draw:line draw:style-name="gr2" draw:text-style-name="P1" draw:layer="layout" svg:x1="5.138cm" svg:y1="3.295cm" svg:x2="8.368cm" svg:y2="3.295cm">
            <text:p/>
          </draw:line>
          <draw:line draw:style-name="gr2" draw:text-style-name="P1" draw:layer="layout" svg:x1="5.138cm" svg:y1="3.138cm" svg:x2="8.368cm" svg:y2="3.138cm">
            <text:p/>
          </draw:line>
          <draw:line draw:style-name="gr2" draw:text-style-name="P1" draw:layer="layout" svg:x1="5.138cm" svg:y1="2.981cm" svg:x2="8.368cm" svg:y2="2.981cm">
            <text:p/>
          </draw:line>
          <draw:line draw:style-name="gr2" draw:text-style-name="P1" draw:layer="layout" svg:x1="5.138cm" svg:y1="2.824cm" svg:x2="8.368cm" svg:y2="2.824cm">
            <text:p/>
          </draw:line>
          <draw:line draw:style-name="gr2" draw:text-style-name="P1" draw:layer="layout" svg:x1="5.138cm" svg:y1="2.668cm" svg:x2="8.368cm" svg:y2="2.668cm">
            <text:p/>
          </draw:line>
          <draw:line draw:style-name="gr2" draw:text-style-name="P1" draw:layer="layout" svg:x1="5.138cm" svg:y1="2.511cm" svg:x2="8.368cm" svg:y2="2.511cm">
            <text:p/>
          </draw:line>
          <draw:line draw:style-name="gr2" draw:text-style-name="P1" draw:layer="layout" svg:x1="5.138cm" svg:y1="2.354cm" svg:x2="8.368cm" svg:y2="2.354cm">
            <text:p/>
          </draw:line>
          <draw:line draw:style-name="gr2" draw:text-style-name="P1" draw:layer="layout" svg:x1="5.138cm" svg:y1="2.197cm" svg:x2="8.368cm" svg:y2="2.197cm">
            <text:p/>
          </draw:line>
          <draw:line draw:style-name="gr2" draw:text-style-name="P1" draw:layer="layout" svg:x1="5.138cm" svg:y1="2.04cm" svg:x2="8.368cm" svg:y2="2.04cm">
            <text:p/>
          </draw:line>
          <draw:line draw:style-name="gr2" draw:text-style-name="P1" draw:layer="layout" svg:x1="5.138cm" svg:y1="1.883cm" svg:x2="8.368cm" svg:y2="1.883cm">
            <text:p/>
          </draw:line>
          <draw:line draw:style-name="gr2" draw:text-style-name="P1" draw:layer="layout" svg:x1="5.138cm" svg:y1="1.726cm" svg:x2="8.368cm" svg:y2="1.726cm">
            <text:p/>
          </draw:line>
          <draw:line draw:style-name="gr2" draw:text-style-name="P1" draw:layer="layout" svg:x1="5.138cm" svg:y1="1.569cm" svg:x2="8.368cm" svg:y2="1.569cm">
            <text:p/>
          </draw:line>
        </draw:g>
        <draw:g>
          <draw:custom-shape draw:style-name="gr22" draw:text-style-name="P14" draw:layer="layout" svg:width="0.881cm" svg:height="0.314cm" svg:x="5.726cm" svg:y="2.35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4" draw:layer="layout" svg:width="0.587cm" svg:height="0.314cm" svg:x="5.432cm" svg:y="2.039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4" draw:layer="layout" svg:width="0.881cm" svg:height="0.314cm" svg:x="6.313cm" svg:y="2.66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4" draw:layer="layout" svg:width="0.881cm" svg:height="0.314cm" svg:x="6.9cm" svg:y="2.98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4" draw:layer="layout" svg:width="0.587cm" svg:height="0.313cm" svg:x="7.488cm" svg:y="3.29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4" draw:layer="layout" svg:width="0.881cm" svg:height="0.314cm" svg:x="7.781cm" svg:y="3.60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8" draw:text-style-name="P15" draw:layer="layout" svg:width="0.734cm" svg:height="0.157cm" svg:x="1.615cm" svg:y="2.35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5" draw:layer="layout" svg:width="0.441cm" svg:height="0.157cm" svg:x="1.615cm" svg:y="2.196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5" draw:layer="layout" svg:width="0.734cm" svg:height="0.157cm" svg:x="1.909cm" svg:y="2.51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5" draw:layer="layout" svg:width="0.735cm" svg:height="0.157cm" svg:x="2.202cm" svg:y="2.667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5" draw:layer="layout" svg:width="0.734cm" svg:height="0.157cm" svg:x="2.496cm" svg:y="2.824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5" draw:layer="layout" svg:width="0.734cm" svg:height="0.157cm" svg:x="2.643cm" svg:y="2.98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5" draw:layer="layout" svg:width="0.734cm" svg:height="0.157cm" svg:x="2.937cm" svg:y="3.138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5" draw:layer="layout" svg:width="0.734cm" svg:height="0.157cm" svg:x="3.23cm" svg:y="3.295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5" draw:layer="layout" svg:width="0.734cm" svg:height="0.157cm" svg:x="3.524cm" svg:y="3.452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5" draw:layer="layout" svg:width="0.44cm" svg:height="0.157cm" svg:x="3.818cm" svg:y="3.609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5" draw:layer="measurelines" svg:width="0.441cm" svg:height="0.156cm" svg:x="3.964cm" svg:y="3.76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5" draw:layer="measurelines" svg:width="0.441cm" svg:height="0.157cm" svg:x="1.468cm" svg:y="2.039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4" draw:layer="measurelines" svg:width="2.937cm" svg:height="0.942cm" svg:x="1.468cm" svg:y="5.335cm">
          <draw:text-box>
            <text:p text:style-name="P2"><text:span text:style-name="T1">Vettoriale</text:span></text:p>
          </draw:text-box>
        </draw:frame>
        <draw:frame draw:style-name="gr5" draw:text-style-name="P4" draw:layer="measurelines" svg:width="2.937cm" svg:height="0.942cm" svg:x="5.285cm" svg:y="5.335cm">
          <draw:text-box>
            <text:p text:style-name="P2"><text:span text:style-name="T1">Bitmap</text:span></text:p>
          </draw:text-box>
        </draw:frame>
        <draw:line draw:style-name="gr30" draw:text-style-name="P1" draw:layer="layout" svg:x1="1.616cm" svg:y1="2.197cm" svg:x2="4.259cm" svg:y2="3.766cm">
          <text:p/>
        </draw:line>
      </draw:page>
      <draw:page draw:name="page14" draw:style-name="dp1" draw:master-page-name="Default">
        <draw:g>
          <draw:line draw:style-name="gr2" draw:text-style-name="P1" draw:layer="layout" svg:x1="1.468cm" svg:y1="1.412cm" svg:x2="1.468cm" svg:y2="4.864cm">
            <text:p/>
          </draw:line>
          <draw:line draw:style-name="gr2" draw:text-style-name="P1" draw:layer="layout" svg:x1="1.615cm" svg:y1="1.412cm" svg:x2="1.615cm" svg:y2="4.864cm">
            <text:p/>
          </draw:line>
          <draw:line draw:style-name="gr2" draw:text-style-name="P1" draw:layer="layout" svg:x1="1.762cm" svg:y1="1.412cm" svg:x2="1.762cm" svg:y2="4.864cm">
            <text:p/>
          </draw:line>
          <draw:line draw:style-name="gr2" draw:text-style-name="P1" draw:layer="layout" svg:x1="1.908cm" svg:y1="1.412cm" svg:x2="1.908cm" svg:y2="4.864cm">
            <text:p/>
          </draw:line>
          <draw:line draw:style-name="gr2" draw:text-style-name="P1" draw:layer="layout" svg:x1="2.055cm" svg:y1="1.412cm" svg:x2="2.055cm" svg:y2="4.864cm">
            <text:p/>
          </draw:line>
          <draw:line draw:style-name="gr2" draw:text-style-name="P1" draw:layer="layout" svg:x1="2.202cm" svg:y1="1.412cm" svg:x2="2.202cm" svg:y2="4.864cm">
            <text:p/>
          </draw:line>
          <draw:line draw:style-name="gr2" draw:text-style-name="P1" draw:layer="layout" svg:x1="2.349cm" svg:y1="1.412cm" svg:x2="2.349cm" svg:y2="4.864cm">
            <text:p/>
          </draw:line>
          <draw:line draw:style-name="gr2" draw:text-style-name="P1" draw:layer="layout" svg:x1="2.496cm" svg:y1="1.412cm" svg:x2="2.496cm" svg:y2="4.864cm">
            <text:p/>
          </draw:line>
          <draw:line draw:style-name="gr2" draw:text-style-name="P1" draw:layer="layout" svg:x1="2.643cm" svg:y1="1.412cm" svg:x2="2.643cm" svg:y2="4.864cm">
            <text:p/>
          </draw:line>
          <draw:line draw:style-name="gr2" draw:text-style-name="P1" draw:layer="layout" svg:x1="2.789cm" svg:y1="1.412cm" svg:x2="2.789cm" svg:y2="4.864cm">
            <text:p/>
          </draw:line>
          <draw:line draw:style-name="gr2" draw:text-style-name="P1" draw:layer="layout" svg:x1="2.936cm" svg:y1="1.412cm" svg:x2="2.936cm" svg:y2="4.864cm">
            <text:p/>
          </draw:line>
          <draw:line draw:style-name="gr2" draw:text-style-name="P1" draw:layer="layout" svg:x1="3.083cm" svg:y1="1.412cm" svg:x2="3.083cm" svg:y2="4.864cm">
            <text:p/>
          </draw:line>
          <draw:line draw:style-name="gr2" draw:text-style-name="P1" draw:layer="layout" svg:x1="3.23cm" svg:y1="1.412cm" svg:x2="3.23cm" svg:y2="4.864cm">
            <text:p/>
          </draw:line>
          <draw:line draw:style-name="gr2" draw:text-style-name="P1" draw:layer="layout" svg:x1="3.377cm" svg:y1="1.412cm" svg:x2="3.377cm" svg:y2="4.864cm">
            <text:p/>
          </draw:line>
          <draw:line draw:style-name="gr2" draw:text-style-name="P1" draw:layer="layout" svg:x1="3.524cm" svg:y1="1.412cm" svg:x2="3.524cm" svg:y2="4.864cm">
            <text:p/>
          </draw:line>
          <draw:line draw:style-name="gr2" draw:text-style-name="P1" draw:layer="layout" svg:x1="3.67cm" svg:y1="1.412cm" svg:x2="3.67cm" svg:y2="4.864cm">
            <text:p/>
          </draw:line>
          <draw:line draw:style-name="gr2" draw:text-style-name="P1" draw:layer="layout" svg:x1="3.817cm" svg:y1="1.412cm" svg:x2="3.817cm" svg:y2="4.864cm">
            <text:p/>
          </draw:line>
          <draw:line draw:style-name="gr2" draw:text-style-name="P1" draw:layer="layout" svg:x1="3.964cm" svg:y1="1.412cm" svg:x2="3.964cm" svg:y2="4.864cm">
            <text:p/>
          </draw:line>
          <draw:line draw:style-name="gr2" draw:text-style-name="P1" draw:layer="layout" svg:x1="4.111cm" svg:y1="1.412cm" svg:x2="4.111cm" svg:y2="4.864cm">
            <text:p/>
          </draw:line>
          <draw:line draw:style-name="gr2" draw:text-style-name="P1" draw:layer="layout" svg:x1="4.258cm" svg:y1="1.412cm" svg:x2="4.258cm" svg:y2="4.864cm">
            <text:p/>
          </draw:line>
          <draw:line draw:style-name="gr2" draw:text-style-name="P1" draw:layer="layout" svg:x1="4.405cm" svg:y1="1.412cm" svg:x2="4.405cm" svg:y2="4.864cm">
            <text:p/>
          </draw:line>
          <draw:line draw:style-name="gr2" draw:text-style-name="P1" draw:layer="layout" svg:x1="1.321cm" svg:y1="4.708cm" svg:x2="4.551cm" svg:y2="4.708cm">
            <text:p/>
          </draw:line>
          <draw:line draw:style-name="gr2" draw:text-style-name="P1" draw:layer="layout" svg:x1="1.321cm" svg:y1="4.551cm" svg:x2="4.551cm" svg:y2="4.551cm">
            <text:p/>
          </draw:line>
          <draw:line draw:style-name="gr2" draw:text-style-name="P1" draw:layer="layout" svg:x1="1.321cm" svg:y1="4.394cm" svg:x2="4.551cm" svg:y2="4.394cm">
            <text:p/>
          </draw:line>
          <draw:line draw:style-name="gr2" draw:text-style-name="P1" draw:layer="layout" svg:x1="1.321cm" svg:y1="4.237cm" svg:x2="4.551cm" svg:y2="4.237cm">
            <text:p/>
          </draw:line>
          <draw:line draw:style-name="gr2" draw:text-style-name="P1" draw:layer="layout" svg:x1="1.321cm" svg:y1="4.08cm" svg:x2="4.551cm" svg:y2="4.08cm">
            <text:p/>
          </draw:line>
          <draw:line draw:style-name="gr2" draw:text-style-name="P1" draw:layer="layout" svg:x1="1.321cm" svg:y1="3.923cm" svg:x2="4.551cm" svg:y2="3.923cm">
            <text:p/>
          </draw:line>
          <draw:line draw:style-name="gr2" draw:text-style-name="P1" draw:layer="layout" svg:x1="1.321cm" svg:y1="3.766cm" svg:x2="4.551cm" svg:y2="3.766cm">
            <text:p/>
          </draw:line>
          <draw:line draw:style-name="gr2" draw:text-style-name="P1" draw:layer="layout" svg:x1="1.321cm" svg:y1="3.609cm" svg:x2="4.551cm" svg:y2="3.609cm">
            <text:p/>
          </draw:line>
          <draw:line draw:style-name="gr2" draw:text-style-name="P1" draw:layer="layout" svg:x1="1.321cm" svg:y1="3.452cm" svg:x2="4.551cm" svg:y2="3.452cm">
            <text:p/>
          </draw:line>
          <draw:line draw:style-name="gr2" draw:text-style-name="P1" draw:layer="layout" svg:x1="1.321cm" svg:y1="3.295cm" svg:x2="4.551cm" svg:y2="3.295cm">
            <text:p/>
          </draw:line>
          <draw:line draw:style-name="gr2" draw:text-style-name="P1" draw:layer="layout" svg:x1="1.321cm" svg:y1="3.138cm" svg:x2="4.551cm" svg:y2="3.138cm">
            <text:p/>
          </draw:line>
          <draw:line draw:style-name="gr2" draw:text-style-name="P1" draw:layer="layout" svg:x1="1.321cm" svg:y1="2.981cm" svg:x2="4.551cm" svg:y2="2.981cm">
            <text:p/>
          </draw:line>
          <draw:line draw:style-name="gr2" draw:text-style-name="P1" draw:layer="layout" svg:x1="1.321cm" svg:y1="2.824cm" svg:x2="4.551cm" svg:y2="2.824cm">
            <text:p/>
          </draw:line>
          <draw:line draw:style-name="gr2" draw:text-style-name="P1" draw:layer="layout" svg:x1="1.321cm" svg:y1="2.668cm" svg:x2="4.551cm" svg:y2="2.668cm">
            <text:p/>
          </draw:line>
          <draw:line draw:style-name="gr2" draw:text-style-name="P1" draw:layer="layout" svg:x1="1.321cm" svg:y1="2.511cm" svg:x2="4.551cm" svg:y2="2.511cm">
            <text:p/>
          </draw:line>
          <draw:line draw:style-name="gr2" draw:text-style-name="P1" draw:layer="layout" svg:x1="1.321cm" svg:y1="2.354cm" svg:x2="4.551cm" svg:y2="2.354cm">
            <text:p/>
          </draw:line>
          <draw:line draw:style-name="gr2" draw:text-style-name="P1" draw:layer="layout" svg:x1="1.321cm" svg:y1="2.197cm" svg:x2="4.551cm" svg:y2="2.197cm">
            <text:p/>
          </draw:line>
          <draw:line draw:style-name="gr2" draw:text-style-name="P1" draw:layer="layout" svg:x1="1.321cm" svg:y1="2.04cm" svg:x2="4.551cm" svg:y2="2.04cm">
            <text:p/>
          </draw:line>
          <draw:line draw:style-name="gr2" draw:text-style-name="P1" draw:layer="layout" svg:x1="1.321cm" svg:y1="1.883cm" svg:x2="4.551cm" svg:y2="1.883cm">
            <text:p/>
          </draw:line>
          <draw:line draw:style-name="gr2" draw:text-style-name="P1" draw:layer="layout" svg:x1="1.321cm" svg:y1="1.726cm" svg:x2="4.551cm" svg:y2="1.726cm">
            <text:p/>
          </draw:line>
          <draw:line draw:style-name="gr2" draw:text-style-name="P1" draw:layer="layout" svg:x1="1.321cm" svg:y1="1.569cm" svg:x2="4.551cm" svg:y2="1.569cm">
            <text:p/>
          </draw:line>
        </draw:g>
        <draw:g>
          <draw:line draw:style-name="gr2" draw:text-style-name="P1" draw:layer="layout" svg:x1="5.285cm" svg:y1="1.412cm" svg:x2="5.285cm" svg:y2="4.864cm">
            <text:p/>
          </draw:line>
          <draw:line draw:style-name="gr2" draw:text-style-name="P1" draw:layer="layout" svg:x1="5.432cm" svg:y1="1.412cm" svg:x2="5.432cm" svg:y2="4.864cm">
            <text:p/>
          </draw:line>
          <draw:line draw:style-name="gr2" draw:text-style-name="P1" draw:layer="layout" svg:x1="5.579cm" svg:y1="1.412cm" svg:x2="5.579cm" svg:y2="4.864cm">
            <text:p/>
          </draw:line>
          <draw:line draw:style-name="gr2" draw:text-style-name="P1" draw:layer="layout" svg:x1="5.725cm" svg:y1="1.412cm" svg:x2="5.725cm" svg:y2="4.864cm">
            <text:p/>
          </draw:line>
          <draw:line draw:style-name="gr2" draw:text-style-name="P1" draw:layer="layout" svg:x1="5.872cm" svg:y1="1.412cm" svg:x2="5.872cm" svg:y2="4.864cm">
            <text:p/>
          </draw:line>
          <draw:line draw:style-name="gr2" draw:text-style-name="P1" draw:layer="layout" svg:x1="6.019cm" svg:y1="1.412cm" svg:x2="6.019cm" svg:y2="4.864cm">
            <text:p/>
          </draw:line>
          <draw:line draw:style-name="gr2" draw:text-style-name="P1" draw:layer="layout" svg:x1="6.166cm" svg:y1="1.412cm" svg:x2="6.166cm" svg:y2="4.864cm">
            <text:p/>
          </draw:line>
          <draw:line draw:style-name="gr2" draw:text-style-name="P1" draw:layer="layout" svg:x1="6.313cm" svg:y1="1.412cm" svg:x2="6.313cm" svg:y2="4.864cm">
            <text:p/>
          </draw:line>
          <draw:line draw:style-name="gr2" draw:text-style-name="P1" draw:layer="layout" svg:x1="6.46cm" svg:y1="1.412cm" svg:x2="6.46cm" svg:y2="4.864cm">
            <text:p/>
          </draw:line>
          <draw:line draw:style-name="gr2" draw:text-style-name="P1" draw:layer="layout" svg:x1="6.606cm" svg:y1="1.412cm" svg:x2="6.606cm" svg:y2="4.864cm">
            <text:p/>
          </draw:line>
          <draw:line draw:style-name="gr2" draw:text-style-name="P1" draw:layer="layout" svg:x1="6.753cm" svg:y1="1.412cm" svg:x2="6.753cm" svg:y2="4.864cm">
            <text:p/>
          </draw:line>
          <draw:line draw:style-name="gr2" draw:text-style-name="P1" draw:layer="layout" svg:x1="6.9cm" svg:y1="1.412cm" svg:x2="6.9cm" svg:y2="4.864cm">
            <text:p/>
          </draw:line>
          <draw:line draw:style-name="gr2" draw:text-style-name="P1" draw:layer="layout" svg:x1="7.047cm" svg:y1="1.412cm" svg:x2="7.047cm" svg:y2="4.864cm">
            <text:p/>
          </draw:line>
          <draw:line draw:style-name="gr2" draw:text-style-name="P1" draw:layer="layout" svg:x1="7.194cm" svg:y1="1.412cm" svg:x2="7.194cm" svg:y2="4.864cm">
            <text:p/>
          </draw:line>
          <draw:line draw:style-name="gr2" draw:text-style-name="P1" draw:layer="layout" svg:x1="7.341cm" svg:y1="1.412cm" svg:x2="7.341cm" svg:y2="4.864cm">
            <text:p/>
          </draw:line>
          <draw:line draw:style-name="gr2" draw:text-style-name="P1" draw:layer="layout" svg:x1="7.487cm" svg:y1="1.412cm" svg:x2="7.487cm" svg:y2="4.864cm">
            <text:p/>
          </draw:line>
          <draw:line draw:style-name="gr2" draw:text-style-name="P1" draw:layer="layout" svg:x1="7.634cm" svg:y1="1.412cm" svg:x2="7.634cm" svg:y2="4.864cm">
            <text:p/>
          </draw:line>
          <draw:line draw:style-name="gr2" draw:text-style-name="P1" draw:layer="layout" svg:x1="7.781cm" svg:y1="1.412cm" svg:x2="7.781cm" svg:y2="4.864cm">
            <text:p/>
          </draw:line>
          <draw:line draw:style-name="gr2" draw:text-style-name="P1" draw:layer="layout" svg:x1="7.928cm" svg:y1="1.412cm" svg:x2="7.928cm" svg:y2="4.864cm">
            <text:p/>
          </draw:line>
          <draw:line draw:style-name="gr2" draw:text-style-name="P1" draw:layer="layout" svg:x1="8.075cm" svg:y1="1.412cm" svg:x2="8.075cm" svg:y2="4.864cm">
            <text:p/>
          </draw:line>
          <draw:line draw:style-name="gr2" draw:text-style-name="P1" draw:layer="layout" svg:x1="8.222cm" svg:y1="1.412cm" svg:x2="8.222cm" svg:y2="4.864cm">
            <text:p/>
          </draw:line>
          <draw:line draw:style-name="gr2" draw:text-style-name="P1" draw:layer="layout" svg:x1="5.138cm" svg:y1="4.708cm" svg:x2="8.368cm" svg:y2="4.708cm">
            <text:p/>
          </draw:line>
          <draw:line draw:style-name="gr2" draw:text-style-name="P1" draw:layer="layout" svg:x1="5.138cm" svg:y1="4.551cm" svg:x2="8.368cm" svg:y2="4.551cm">
            <text:p/>
          </draw:line>
          <draw:line draw:style-name="gr2" draw:text-style-name="P1" draw:layer="layout" svg:x1="5.138cm" svg:y1="4.394cm" svg:x2="8.368cm" svg:y2="4.394cm">
            <text:p/>
          </draw:line>
          <draw:line draw:style-name="gr2" draw:text-style-name="P1" draw:layer="layout" svg:x1="5.138cm" svg:y1="4.237cm" svg:x2="8.368cm" svg:y2="4.237cm">
            <text:p/>
          </draw:line>
          <draw:line draw:style-name="gr2" draw:text-style-name="P1" draw:layer="layout" svg:x1="5.138cm" svg:y1="4.08cm" svg:x2="8.368cm" svg:y2="4.08cm">
            <text:p/>
          </draw:line>
          <draw:line draw:style-name="gr2" draw:text-style-name="P1" draw:layer="layout" svg:x1="5.138cm" svg:y1="3.923cm" svg:x2="8.368cm" svg:y2="3.923cm">
            <text:p/>
          </draw:line>
          <draw:line draw:style-name="gr2" draw:text-style-name="P1" draw:layer="layout" svg:x1="5.138cm" svg:y1="3.766cm" svg:x2="8.368cm" svg:y2="3.766cm">
            <text:p/>
          </draw:line>
          <draw:line draw:style-name="gr2" draw:text-style-name="P1" draw:layer="layout" svg:x1="5.138cm" svg:y1="3.609cm" svg:x2="8.368cm" svg:y2="3.609cm">
            <text:p/>
          </draw:line>
          <draw:line draw:style-name="gr2" draw:text-style-name="P1" draw:layer="layout" svg:x1="5.138cm" svg:y1="3.452cm" svg:x2="8.368cm" svg:y2="3.452cm">
            <text:p/>
          </draw:line>
          <draw:line draw:style-name="gr2" draw:text-style-name="P1" draw:layer="layout" svg:x1="5.138cm" svg:y1="3.295cm" svg:x2="8.368cm" svg:y2="3.295cm">
            <text:p/>
          </draw:line>
          <draw:line draw:style-name="gr2" draw:text-style-name="P1" draw:layer="layout" svg:x1="5.138cm" svg:y1="3.138cm" svg:x2="8.368cm" svg:y2="3.138cm">
            <text:p/>
          </draw:line>
          <draw:line draw:style-name="gr2" draw:text-style-name="P1" draw:layer="layout" svg:x1="5.138cm" svg:y1="2.981cm" svg:x2="8.368cm" svg:y2="2.981cm">
            <text:p/>
          </draw:line>
          <draw:line draw:style-name="gr2" draw:text-style-name="P1" draw:layer="layout" svg:x1="5.138cm" svg:y1="2.824cm" svg:x2="8.368cm" svg:y2="2.824cm">
            <text:p/>
          </draw:line>
          <draw:line draw:style-name="gr2" draw:text-style-name="P1" draw:layer="layout" svg:x1="5.138cm" svg:y1="2.668cm" svg:x2="8.368cm" svg:y2="2.668cm">
            <text:p/>
          </draw:line>
          <draw:line draw:style-name="gr2" draw:text-style-name="P1" draw:layer="layout" svg:x1="5.138cm" svg:y1="2.511cm" svg:x2="8.368cm" svg:y2="2.511cm">
            <text:p/>
          </draw:line>
          <draw:line draw:style-name="gr2" draw:text-style-name="P1" draw:layer="layout" svg:x1="5.138cm" svg:y1="2.354cm" svg:x2="8.368cm" svg:y2="2.354cm">
            <text:p/>
          </draw:line>
          <draw:line draw:style-name="gr2" draw:text-style-name="P1" draw:layer="layout" svg:x1="5.138cm" svg:y1="2.197cm" svg:x2="8.368cm" svg:y2="2.197cm">
            <text:p/>
          </draw:line>
          <draw:line draw:style-name="gr2" draw:text-style-name="P1" draw:layer="layout" svg:x1="5.138cm" svg:y1="2.04cm" svg:x2="8.368cm" svg:y2="2.04cm">
            <text:p/>
          </draw:line>
          <draw:line draw:style-name="gr2" draw:text-style-name="P1" draw:layer="layout" svg:x1="5.138cm" svg:y1="1.883cm" svg:x2="8.368cm" svg:y2="1.883cm">
            <text:p/>
          </draw:line>
          <draw:line draw:style-name="gr2" draw:text-style-name="P1" draw:layer="layout" svg:x1="5.138cm" svg:y1="1.726cm" svg:x2="8.368cm" svg:y2="1.726cm">
            <text:p/>
          </draw:line>
          <draw:line draw:style-name="gr2" draw:text-style-name="P1" draw:layer="layout" svg:x1="5.138cm" svg:y1="1.569cm" svg:x2="8.368cm" svg:y2="1.569cm">
            <text:p/>
          </draw:line>
        </draw:g>
        <draw:g>
          <draw:custom-shape draw:style-name="gr22" draw:text-style-name="P14" draw:layer="layout" svg:width="0.881cm" svg:height="0.314cm" svg:x="5.726cm" svg:y="2.35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4" draw:layer="layout" svg:width="0.587cm" svg:height="0.314cm" svg:x="5.432cm" svg:y="2.039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4" draw:layer="layout" svg:width="0.881cm" svg:height="0.314cm" svg:x="6.313cm" svg:y="2.66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4" draw:layer="layout" svg:width="0.881cm" svg:height="0.314cm" svg:x="6.9cm" svg:y="2.98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4" draw:layer="layout" svg:width="0.587cm" svg:height="0.313cm" svg:x="7.488cm" svg:y="3.29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4" draw:layer="layout" svg:width="0.881cm" svg:height="0.314cm" svg:x="7.781cm" svg:y="3.60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1" draw:text-style-name="P16" draw:layer="layout" svg:width="0.734cm" svg:height="0.157cm" svg:x="1.615cm" svg:y="2.353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6" draw:layer="layout" svg:width="0.441cm" svg:height="0.157cm" svg:x="1.615cm" svg:y="2.196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6" draw:layer="layout" svg:width="0.734cm" svg:height="0.157cm" svg:x="1.909cm" svg:y="2.51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6" draw:layer="layout" svg:width="0.735cm" svg:height="0.157cm" svg:x="2.202cm" svg:y="2.667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6" draw:layer="layout" svg:width="0.734cm" svg:height="0.157cm" svg:x="2.496cm" svg:y="2.824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6" draw:layer="layout" svg:width="0.734cm" svg:height="0.157cm" svg:x="2.643cm" svg:y="2.981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6" draw:layer="layout" svg:width="0.734cm" svg:height="0.157cm" svg:x="2.937cm" svg:y="3.138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6" draw:layer="layout" svg:width="0.734cm" svg:height="0.157cm" svg:x="3.23cm" svg:y="3.295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6" draw:layer="layout" svg:width="0.734cm" svg:height="0.157cm" svg:x="3.524cm" svg:y="3.452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6" draw:layer="layout" svg:width="0.44cm" svg:height="0.157cm" svg:x="3.818cm" svg:y="3.609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6" draw:layer="measurelines" svg:width="0.441cm" svg:height="0.156cm" svg:x="3.964cm" svg:y="3.766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6" draw:layer="measurelines" svg:width="0.441cm" svg:height="0.157cm" svg:x="1.468cm" svg:y="2.039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4" draw:layer="measurelines" svg:width="2.937cm" svg:height="0.942cm" svg:x="1.468cm" svg:y="5.335cm">
          <draw:text-box>
            <text:p text:style-name="P2"><text:span text:style-name="T1">Vettoriale</text:span></text:p>
          </draw:text-box>
        </draw:frame>
        <draw:frame draw:style-name="gr5" draw:text-style-name="P4" draw:layer="measurelines" svg:width="2.937cm" svg:height="0.942cm" svg:x="5.285cm" svg:y="5.335cm">
          <draw:text-box>
            <text:p text:style-name="P2"><text:span text:style-name="T1">Bitmap</text:span></text:p>
          </draw:text-box>
        </draw:frame>
      </draw:page>
      <draw:page draw:name="page15" draw:style-name="dp1" draw:master-page-name="Default">
        <draw:g>
          <draw:line draw:style-name="gr2" draw:text-style-name="P1" draw:layer="layout" svg:x1="1.468cm" svg:y1="1.412cm" svg:x2="1.468cm" svg:y2="4.864cm">
            <text:p/>
          </draw:line>
          <draw:line draw:style-name="gr2" draw:text-style-name="P1" draw:layer="layout" svg:x1="1.615cm" svg:y1="1.412cm" svg:x2="1.615cm" svg:y2="4.864cm">
            <text:p/>
          </draw:line>
          <draw:line draw:style-name="gr2" draw:text-style-name="P1" draw:layer="layout" svg:x1="1.762cm" svg:y1="1.412cm" svg:x2="1.762cm" svg:y2="4.864cm">
            <text:p/>
          </draw:line>
          <draw:line draw:style-name="gr2" draw:text-style-name="P1" draw:layer="layout" svg:x1="1.908cm" svg:y1="1.412cm" svg:x2="1.908cm" svg:y2="4.864cm">
            <text:p/>
          </draw:line>
          <draw:line draw:style-name="gr2" draw:text-style-name="P1" draw:layer="layout" svg:x1="2.055cm" svg:y1="1.412cm" svg:x2="2.055cm" svg:y2="4.864cm">
            <text:p/>
          </draw:line>
          <draw:line draw:style-name="gr2" draw:text-style-name="P1" draw:layer="layout" svg:x1="2.202cm" svg:y1="1.412cm" svg:x2="2.202cm" svg:y2="4.864cm">
            <text:p/>
          </draw:line>
          <draw:line draw:style-name="gr2" draw:text-style-name="P1" draw:layer="layout" svg:x1="2.349cm" svg:y1="1.412cm" svg:x2="2.349cm" svg:y2="4.864cm">
            <text:p/>
          </draw:line>
          <draw:line draw:style-name="gr2" draw:text-style-name="P1" draw:layer="layout" svg:x1="2.496cm" svg:y1="1.412cm" svg:x2="2.496cm" svg:y2="4.864cm">
            <text:p/>
          </draw:line>
          <draw:line draw:style-name="gr2" draw:text-style-name="P1" draw:layer="layout" svg:x1="2.643cm" svg:y1="1.412cm" svg:x2="2.643cm" svg:y2="4.864cm">
            <text:p/>
          </draw:line>
          <draw:line draw:style-name="gr2" draw:text-style-name="P1" draw:layer="layout" svg:x1="2.789cm" svg:y1="1.412cm" svg:x2="2.789cm" svg:y2="4.864cm">
            <text:p/>
          </draw:line>
          <draw:line draw:style-name="gr2" draw:text-style-name="P1" draw:layer="layout" svg:x1="2.936cm" svg:y1="1.412cm" svg:x2="2.936cm" svg:y2="4.864cm">
            <text:p/>
          </draw:line>
          <draw:line draw:style-name="gr2" draw:text-style-name="P1" draw:layer="layout" svg:x1="3.083cm" svg:y1="1.412cm" svg:x2="3.083cm" svg:y2="4.864cm">
            <text:p/>
          </draw:line>
          <draw:line draw:style-name="gr2" draw:text-style-name="P1" draw:layer="layout" svg:x1="3.23cm" svg:y1="1.412cm" svg:x2="3.23cm" svg:y2="4.864cm">
            <text:p/>
          </draw:line>
          <draw:line draw:style-name="gr2" draw:text-style-name="P1" draw:layer="layout" svg:x1="3.377cm" svg:y1="1.412cm" svg:x2="3.377cm" svg:y2="4.864cm">
            <text:p/>
          </draw:line>
          <draw:line draw:style-name="gr2" draw:text-style-name="P1" draw:layer="layout" svg:x1="3.524cm" svg:y1="1.412cm" svg:x2="3.524cm" svg:y2="4.864cm">
            <text:p/>
          </draw:line>
          <draw:line draw:style-name="gr2" draw:text-style-name="P1" draw:layer="layout" svg:x1="3.67cm" svg:y1="1.412cm" svg:x2="3.67cm" svg:y2="4.864cm">
            <text:p/>
          </draw:line>
          <draw:line draw:style-name="gr2" draw:text-style-name="P1" draw:layer="layout" svg:x1="3.817cm" svg:y1="1.412cm" svg:x2="3.817cm" svg:y2="4.864cm">
            <text:p/>
          </draw:line>
          <draw:line draw:style-name="gr2" draw:text-style-name="P1" draw:layer="layout" svg:x1="3.964cm" svg:y1="1.412cm" svg:x2="3.964cm" svg:y2="4.864cm">
            <text:p/>
          </draw:line>
          <draw:line draw:style-name="gr2" draw:text-style-name="P1" draw:layer="layout" svg:x1="4.111cm" svg:y1="1.412cm" svg:x2="4.111cm" svg:y2="4.864cm">
            <text:p/>
          </draw:line>
          <draw:line draw:style-name="gr2" draw:text-style-name="P1" draw:layer="layout" svg:x1="4.258cm" svg:y1="1.412cm" svg:x2="4.258cm" svg:y2="4.864cm">
            <text:p/>
          </draw:line>
          <draw:line draw:style-name="gr2" draw:text-style-name="P1" draw:layer="layout" svg:x1="4.405cm" svg:y1="1.412cm" svg:x2="4.405cm" svg:y2="4.864cm">
            <text:p/>
          </draw:line>
          <draw:line draw:style-name="gr2" draw:text-style-name="P1" draw:layer="layout" svg:x1="1.321cm" svg:y1="4.708cm" svg:x2="4.551cm" svg:y2="4.708cm">
            <text:p/>
          </draw:line>
          <draw:line draw:style-name="gr2" draw:text-style-name="P1" draw:layer="layout" svg:x1="1.321cm" svg:y1="4.551cm" svg:x2="4.551cm" svg:y2="4.551cm">
            <text:p/>
          </draw:line>
          <draw:line draw:style-name="gr2" draw:text-style-name="P1" draw:layer="layout" svg:x1="1.321cm" svg:y1="4.394cm" svg:x2="4.551cm" svg:y2="4.394cm">
            <text:p/>
          </draw:line>
          <draw:line draw:style-name="gr2" draw:text-style-name="P1" draw:layer="layout" svg:x1="1.321cm" svg:y1="4.237cm" svg:x2="4.551cm" svg:y2="4.237cm">
            <text:p/>
          </draw:line>
          <draw:line draw:style-name="gr2" draw:text-style-name="P1" draw:layer="layout" svg:x1="1.321cm" svg:y1="4.08cm" svg:x2="4.551cm" svg:y2="4.08cm">
            <text:p/>
          </draw:line>
          <draw:line draw:style-name="gr2" draw:text-style-name="P1" draw:layer="layout" svg:x1="1.321cm" svg:y1="3.923cm" svg:x2="4.551cm" svg:y2="3.923cm">
            <text:p/>
          </draw:line>
          <draw:line draw:style-name="gr2" draw:text-style-name="P1" draw:layer="layout" svg:x1="1.321cm" svg:y1="3.766cm" svg:x2="4.551cm" svg:y2="3.766cm">
            <text:p/>
          </draw:line>
          <draw:line draw:style-name="gr2" draw:text-style-name="P1" draw:layer="layout" svg:x1="1.321cm" svg:y1="3.609cm" svg:x2="4.551cm" svg:y2="3.609cm">
            <text:p/>
          </draw:line>
          <draw:line draw:style-name="gr2" draw:text-style-name="P1" draw:layer="layout" svg:x1="1.321cm" svg:y1="3.452cm" svg:x2="4.551cm" svg:y2="3.452cm">
            <text:p/>
          </draw:line>
          <draw:line draw:style-name="gr2" draw:text-style-name="P1" draw:layer="layout" svg:x1="1.321cm" svg:y1="3.295cm" svg:x2="4.551cm" svg:y2="3.295cm">
            <text:p/>
          </draw:line>
          <draw:line draw:style-name="gr2" draw:text-style-name="P1" draw:layer="layout" svg:x1="1.321cm" svg:y1="3.138cm" svg:x2="4.551cm" svg:y2="3.138cm">
            <text:p/>
          </draw:line>
          <draw:line draw:style-name="gr2" draw:text-style-name="P1" draw:layer="layout" svg:x1="1.321cm" svg:y1="2.981cm" svg:x2="4.551cm" svg:y2="2.981cm">
            <text:p/>
          </draw:line>
          <draw:line draw:style-name="gr2" draw:text-style-name="P1" draw:layer="layout" svg:x1="1.321cm" svg:y1="2.824cm" svg:x2="4.551cm" svg:y2="2.824cm">
            <text:p/>
          </draw:line>
          <draw:line draw:style-name="gr2" draw:text-style-name="P1" draw:layer="layout" svg:x1="1.321cm" svg:y1="2.668cm" svg:x2="4.551cm" svg:y2="2.668cm">
            <text:p/>
          </draw:line>
          <draw:line draw:style-name="gr2" draw:text-style-name="P1" draw:layer="layout" svg:x1="1.321cm" svg:y1="2.511cm" svg:x2="4.551cm" svg:y2="2.511cm">
            <text:p/>
          </draw:line>
          <draw:line draw:style-name="gr2" draw:text-style-name="P1" draw:layer="layout" svg:x1="1.321cm" svg:y1="2.354cm" svg:x2="4.551cm" svg:y2="2.354cm">
            <text:p/>
          </draw:line>
          <draw:line draw:style-name="gr2" draw:text-style-name="P1" draw:layer="layout" svg:x1="1.321cm" svg:y1="2.197cm" svg:x2="4.551cm" svg:y2="2.197cm">
            <text:p/>
          </draw:line>
          <draw:line draw:style-name="gr2" draw:text-style-name="P1" draw:layer="layout" svg:x1="1.321cm" svg:y1="2.04cm" svg:x2="4.551cm" svg:y2="2.04cm">
            <text:p/>
          </draw:line>
          <draw:line draw:style-name="gr2" draw:text-style-name="P1" draw:layer="layout" svg:x1="1.321cm" svg:y1="1.883cm" svg:x2="4.551cm" svg:y2="1.883cm">
            <text:p/>
          </draw:line>
          <draw:line draw:style-name="gr2" draw:text-style-name="P1" draw:layer="layout" svg:x1="1.321cm" svg:y1="1.726cm" svg:x2="4.551cm" svg:y2="1.726cm">
            <text:p/>
          </draw:line>
          <draw:line draw:style-name="gr2" draw:text-style-name="P1" draw:layer="layout" svg:x1="1.321cm" svg:y1="1.569cm" svg:x2="4.551cm" svg:y2="1.569cm">
            <text:p/>
          </draw:line>
        </draw:g>
        <draw:g>
          <draw:line draw:style-name="gr2" draw:text-style-name="P1" draw:layer="layout" svg:x1="5.285cm" svg:y1="1.412cm" svg:x2="5.285cm" svg:y2="4.864cm">
            <text:p/>
          </draw:line>
          <draw:line draw:style-name="gr2" draw:text-style-name="P1" draw:layer="layout" svg:x1="5.432cm" svg:y1="1.412cm" svg:x2="5.432cm" svg:y2="4.864cm">
            <text:p/>
          </draw:line>
          <draw:line draw:style-name="gr2" draw:text-style-name="P1" draw:layer="layout" svg:x1="5.579cm" svg:y1="1.412cm" svg:x2="5.579cm" svg:y2="4.864cm">
            <text:p/>
          </draw:line>
          <draw:line draw:style-name="gr2" draw:text-style-name="P1" draw:layer="layout" svg:x1="5.725cm" svg:y1="1.412cm" svg:x2="5.725cm" svg:y2="4.864cm">
            <text:p/>
          </draw:line>
          <draw:line draw:style-name="gr2" draw:text-style-name="P1" draw:layer="layout" svg:x1="5.872cm" svg:y1="1.412cm" svg:x2="5.872cm" svg:y2="4.864cm">
            <text:p/>
          </draw:line>
          <draw:line draw:style-name="gr2" draw:text-style-name="P1" draw:layer="layout" svg:x1="6.019cm" svg:y1="1.412cm" svg:x2="6.019cm" svg:y2="4.864cm">
            <text:p/>
          </draw:line>
          <draw:line draw:style-name="gr2" draw:text-style-name="P1" draw:layer="layout" svg:x1="6.166cm" svg:y1="1.412cm" svg:x2="6.166cm" svg:y2="4.864cm">
            <text:p/>
          </draw:line>
          <draw:line draw:style-name="gr2" draw:text-style-name="P1" draw:layer="layout" svg:x1="6.313cm" svg:y1="1.412cm" svg:x2="6.313cm" svg:y2="4.864cm">
            <text:p/>
          </draw:line>
          <draw:line draw:style-name="gr2" draw:text-style-name="P1" draw:layer="layout" svg:x1="6.46cm" svg:y1="1.412cm" svg:x2="6.46cm" svg:y2="4.864cm">
            <text:p/>
          </draw:line>
          <draw:line draw:style-name="gr2" draw:text-style-name="P1" draw:layer="layout" svg:x1="6.606cm" svg:y1="1.412cm" svg:x2="6.606cm" svg:y2="4.864cm">
            <text:p/>
          </draw:line>
          <draw:line draw:style-name="gr2" draw:text-style-name="P1" draw:layer="layout" svg:x1="6.753cm" svg:y1="1.412cm" svg:x2="6.753cm" svg:y2="4.864cm">
            <text:p/>
          </draw:line>
          <draw:line draw:style-name="gr2" draw:text-style-name="P1" draw:layer="layout" svg:x1="6.9cm" svg:y1="1.412cm" svg:x2="6.9cm" svg:y2="4.864cm">
            <text:p/>
          </draw:line>
          <draw:line draw:style-name="gr2" draw:text-style-name="P1" draw:layer="layout" svg:x1="7.047cm" svg:y1="1.412cm" svg:x2="7.047cm" svg:y2="4.864cm">
            <text:p/>
          </draw:line>
          <draw:line draw:style-name="gr2" draw:text-style-name="P1" draw:layer="layout" svg:x1="7.194cm" svg:y1="1.412cm" svg:x2="7.194cm" svg:y2="4.864cm">
            <text:p/>
          </draw:line>
          <draw:line draw:style-name="gr2" draw:text-style-name="P1" draw:layer="layout" svg:x1="7.341cm" svg:y1="1.412cm" svg:x2="7.341cm" svg:y2="4.864cm">
            <text:p/>
          </draw:line>
          <draw:line draw:style-name="gr2" draw:text-style-name="P1" draw:layer="layout" svg:x1="7.487cm" svg:y1="1.412cm" svg:x2="7.487cm" svg:y2="4.864cm">
            <text:p/>
          </draw:line>
          <draw:line draw:style-name="gr2" draw:text-style-name="P1" draw:layer="layout" svg:x1="7.634cm" svg:y1="1.412cm" svg:x2="7.634cm" svg:y2="4.864cm">
            <text:p/>
          </draw:line>
          <draw:line draw:style-name="gr2" draw:text-style-name="P1" draw:layer="layout" svg:x1="7.781cm" svg:y1="1.412cm" svg:x2="7.781cm" svg:y2="4.864cm">
            <text:p/>
          </draw:line>
          <draw:line draw:style-name="gr2" draw:text-style-name="P1" draw:layer="layout" svg:x1="7.928cm" svg:y1="1.412cm" svg:x2="7.928cm" svg:y2="4.864cm">
            <text:p/>
          </draw:line>
          <draw:line draw:style-name="gr2" draw:text-style-name="P1" draw:layer="layout" svg:x1="8.075cm" svg:y1="1.412cm" svg:x2="8.075cm" svg:y2="4.864cm">
            <text:p/>
          </draw:line>
          <draw:line draw:style-name="gr2" draw:text-style-name="P1" draw:layer="layout" svg:x1="8.222cm" svg:y1="1.412cm" svg:x2="8.222cm" svg:y2="4.864cm">
            <text:p/>
          </draw:line>
          <draw:line draw:style-name="gr2" draw:text-style-name="P1" draw:layer="layout" svg:x1="5.138cm" svg:y1="4.708cm" svg:x2="8.368cm" svg:y2="4.708cm">
            <text:p/>
          </draw:line>
          <draw:line draw:style-name="gr2" draw:text-style-name="P1" draw:layer="layout" svg:x1="5.138cm" svg:y1="4.551cm" svg:x2="8.368cm" svg:y2="4.551cm">
            <text:p/>
          </draw:line>
          <draw:line draw:style-name="gr2" draw:text-style-name="P1" draw:layer="layout" svg:x1="5.138cm" svg:y1="4.394cm" svg:x2="8.368cm" svg:y2="4.394cm">
            <text:p/>
          </draw:line>
          <draw:line draw:style-name="gr2" draw:text-style-name="P1" draw:layer="layout" svg:x1="5.138cm" svg:y1="4.237cm" svg:x2="8.368cm" svg:y2="4.237cm">
            <text:p/>
          </draw:line>
          <draw:line draw:style-name="gr2" draw:text-style-name="P1" draw:layer="layout" svg:x1="5.138cm" svg:y1="4.08cm" svg:x2="8.368cm" svg:y2="4.08cm">
            <text:p/>
          </draw:line>
          <draw:line draw:style-name="gr2" draw:text-style-name="P1" draw:layer="layout" svg:x1="5.138cm" svg:y1="3.923cm" svg:x2="8.368cm" svg:y2="3.923cm">
            <text:p/>
          </draw:line>
          <draw:line draw:style-name="gr2" draw:text-style-name="P1" draw:layer="layout" svg:x1="5.138cm" svg:y1="3.766cm" svg:x2="8.368cm" svg:y2="3.766cm">
            <text:p/>
          </draw:line>
          <draw:line draw:style-name="gr2" draw:text-style-name="P1" draw:layer="layout" svg:x1="5.138cm" svg:y1="3.609cm" svg:x2="8.368cm" svg:y2="3.609cm">
            <text:p/>
          </draw:line>
          <draw:line draw:style-name="gr2" draw:text-style-name="P1" draw:layer="layout" svg:x1="5.138cm" svg:y1="3.452cm" svg:x2="8.368cm" svg:y2="3.452cm">
            <text:p/>
          </draw:line>
          <draw:line draw:style-name="gr2" draw:text-style-name="P1" draw:layer="layout" svg:x1="5.138cm" svg:y1="3.295cm" svg:x2="8.368cm" svg:y2="3.295cm">
            <text:p/>
          </draw:line>
          <draw:line draw:style-name="gr2" draw:text-style-name="P1" draw:layer="layout" svg:x1="5.138cm" svg:y1="3.138cm" svg:x2="8.368cm" svg:y2="3.138cm">
            <text:p/>
          </draw:line>
          <draw:line draw:style-name="gr2" draw:text-style-name="P1" draw:layer="layout" svg:x1="5.138cm" svg:y1="2.981cm" svg:x2="8.368cm" svg:y2="2.981cm">
            <text:p/>
          </draw:line>
          <draw:line draw:style-name="gr2" draw:text-style-name="P1" draw:layer="layout" svg:x1="5.138cm" svg:y1="2.824cm" svg:x2="8.368cm" svg:y2="2.824cm">
            <text:p/>
          </draw:line>
          <draw:line draw:style-name="gr2" draw:text-style-name="P1" draw:layer="layout" svg:x1="5.138cm" svg:y1="2.668cm" svg:x2="8.368cm" svg:y2="2.668cm">
            <text:p/>
          </draw:line>
          <draw:line draw:style-name="gr2" draw:text-style-name="P1" draw:layer="layout" svg:x1="5.138cm" svg:y1="2.511cm" svg:x2="8.368cm" svg:y2="2.511cm">
            <text:p/>
          </draw:line>
          <draw:line draw:style-name="gr2" draw:text-style-name="P1" draw:layer="layout" svg:x1="5.138cm" svg:y1="2.354cm" svg:x2="8.368cm" svg:y2="2.354cm">
            <text:p/>
          </draw:line>
          <draw:line draw:style-name="gr2" draw:text-style-name="P1" draw:layer="layout" svg:x1="5.138cm" svg:y1="2.197cm" svg:x2="8.368cm" svg:y2="2.197cm">
            <text:p/>
          </draw:line>
          <draw:line draw:style-name="gr2" draw:text-style-name="P1" draw:layer="layout" svg:x1="5.138cm" svg:y1="2.04cm" svg:x2="8.368cm" svg:y2="2.04cm">
            <text:p/>
          </draw:line>
          <draw:line draw:style-name="gr2" draw:text-style-name="P1" draw:layer="layout" svg:x1="5.138cm" svg:y1="1.883cm" svg:x2="8.368cm" svg:y2="1.883cm">
            <text:p/>
          </draw:line>
          <draw:line draw:style-name="gr2" draw:text-style-name="P1" draw:layer="layout" svg:x1="5.138cm" svg:y1="1.726cm" svg:x2="8.368cm" svg:y2="1.726cm">
            <text:p/>
          </draw:line>
          <draw:line draw:style-name="gr2" draw:text-style-name="P1" draw:layer="layout" svg:x1="5.138cm" svg:y1="1.569cm" svg:x2="8.368cm" svg:y2="1.569cm">
            <text:p/>
          </draw:line>
        </draw:g>
        <draw:g>
          <draw:custom-shape draw:style-name="gr22" draw:text-style-name="P14" draw:layer="layout" svg:width="0.881cm" svg:height="0.314cm" svg:x="5.726cm" svg:y="2.35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4" draw:layer="layout" svg:width="0.587cm" svg:height="0.314cm" svg:x="5.432cm" svg:y="2.039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4" draw:layer="layout" svg:width="0.881cm" svg:height="0.314cm" svg:x="6.313cm" svg:y="2.66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4" draw:layer="layout" svg:width="0.881cm" svg:height="0.314cm" svg:x="6.9cm" svg:y="2.98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4" draw:layer="layout" svg:width="0.587cm" svg:height="0.313cm" svg:x="7.488cm" svg:y="3.29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4" draw:layer="layout" svg:width="0.881cm" svg:height="0.314cm" svg:x="7.781cm" svg:y="3.608cm">
            <text:p/>
            <draw:enhanced-geometry svg:viewBox="0 0 21600 21600" draw:type="rectangle" draw:enhanced-path="M 0 0 L 21600 0 21600 21600 0 21600 0 0 Z N"/>
          </draw:custom-shape>
        </draw:g>
        <draw:line draw:style-name="gr21" draw:text-style-name="P1" draw:layer="layout" svg:x1="1.615cm" svg:y1="2.196cm" svg:x2="4.258cm" svg:y2="3.765cm">
          <text:p/>
        </draw:line>
        <draw:frame draw:style-name="gr5" draw:text-style-name="P17" draw:layer="measurelines" svg:width="2.937cm" svg:height="0.942cm" svg:x="1.468cm" svg:y="5.335cm">
          <draw:text-box>
            <text:p text:style-name="P2"><text:span text:style-name="T1">Vettoriale</text:span></text:p>
          </draw:text-box>
        </draw:frame>
        <draw:frame draw:style-name="gr5" draw:text-style-name="P17" draw:layer="measurelines" svg:width="2.937cm" svg:height="0.942cm" svg:x="5.285cm" svg:y="5.335cm">
          <draw:text-box>
            <text:p text:style-name="P2"><text:span text:style-name="T1">Bitmap</text:span></text:p>
          </draw:text-box>
        </draw:frame>
      </draw:page>
      <draw:page draw:name="page16" draw:style-name="dp1" draw:master-page-name="Default">
        <draw:g>
          <draw:line draw:style-name="gr2" draw:text-style-name="P1" draw:layer="layout" svg:x1="1.468cm" svg:y1="1.412cm" svg:x2="1.468cm" svg:y2="4.864cm">
            <text:p/>
          </draw:line>
          <draw:line draw:style-name="gr2" draw:text-style-name="P1" draw:layer="layout" svg:x1="1.615cm" svg:y1="1.412cm" svg:x2="1.615cm" svg:y2="4.864cm">
            <text:p/>
          </draw:line>
          <draw:line draw:style-name="gr2" draw:text-style-name="P1" draw:layer="layout" svg:x1="1.762cm" svg:y1="1.412cm" svg:x2="1.762cm" svg:y2="4.864cm">
            <text:p/>
          </draw:line>
          <draw:line draw:style-name="gr2" draw:text-style-name="P1" draw:layer="layout" svg:x1="1.908cm" svg:y1="1.412cm" svg:x2="1.908cm" svg:y2="4.864cm">
            <text:p/>
          </draw:line>
          <draw:line draw:style-name="gr2" draw:text-style-name="P1" draw:layer="layout" svg:x1="2.055cm" svg:y1="1.412cm" svg:x2="2.055cm" svg:y2="4.864cm">
            <text:p/>
          </draw:line>
          <draw:line draw:style-name="gr2" draw:text-style-name="P1" draw:layer="layout" svg:x1="2.202cm" svg:y1="1.412cm" svg:x2="2.202cm" svg:y2="4.864cm">
            <text:p/>
          </draw:line>
          <draw:line draw:style-name="gr2" draw:text-style-name="P1" draw:layer="layout" svg:x1="2.349cm" svg:y1="1.412cm" svg:x2="2.349cm" svg:y2="4.864cm">
            <text:p/>
          </draw:line>
          <draw:line draw:style-name="gr2" draw:text-style-name="P1" draw:layer="layout" svg:x1="2.496cm" svg:y1="1.412cm" svg:x2="2.496cm" svg:y2="4.864cm">
            <text:p/>
          </draw:line>
          <draw:line draw:style-name="gr2" draw:text-style-name="P1" draw:layer="layout" svg:x1="2.643cm" svg:y1="1.412cm" svg:x2="2.643cm" svg:y2="4.864cm">
            <text:p/>
          </draw:line>
          <draw:line draw:style-name="gr2" draw:text-style-name="P1" draw:layer="layout" svg:x1="2.789cm" svg:y1="1.412cm" svg:x2="2.789cm" svg:y2="4.864cm">
            <text:p/>
          </draw:line>
          <draw:line draw:style-name="gr2" draw:text-style-name="P1" draw:layer="layout" svg:x1="2.936cm" svg:y1="1.412cm" svg:x2="2.936cm" svg:y2="4.864cm">
            <text:p/>
          </draw:line>
          <draw:line draw:style-name="gr2" draw:text-style-name="P1" draw:layer="layout" svg:x1="3.083cm" svg:y1="1.412cm" svg:x2="3.083cm" svg:y2="4.864cm">
            <text:p/>
          </draw:line>
          <draw:line draw:style-name="gr2" draw:text-style-name="P1" draw:layer="layout" svg:x1="3.23cm" svg:y1="1.412cm" svg:x2="3.23cm" svg:y2="4.864cm">
            <text:p/>
          </draw:line>
          <draw:line draw:style-name="gr2" draw:text-style-name="P1" draw:layer="layout" svg:x1="3.377cm" svg:y1="1.412cm" svg:x2="3.377cm" svg:y2="4.864cm">
            <text:p/>
          </draw:line>
          <draw:line draw:style-name="gr2" draw:text-style-name="P1" draw:layer="layout" svg:x1="3.524cm" svg:y1="1.412cm" svg:x2="3.524cm" svg:y2="4.864cm">
            <text:p/>
          </draw:line>
          <draw:line draw:style-name="gr2" draw:text-style-name="P1" draw:layer="layout" svg:x1="3.67cm" svg:y1="1.412cm" svg:x2="3.67cm" svg:y2="4.864cm">
            <text:p/>
          </draw:line>
          <draw:line draw:style-name="gr2" draw:text-style-name="P1" draw:layer="layout" svg:x1="3.817cm" svg:y1="1.412cm" svg:x2="3.817cm" svg:y2="4.864cm">
            <text:p/>
          </draw:line>
          <draw:line draw:style-name="gr2" draw:text-style-name="P1" draw:layer="layout" svg:x1="3.964cm" svg:y1="1.412cm" svg:x2="3.964cm" svg:y2="4.864cm">
            <text:p/>
          </draw:line>
          <draw:line draw:style-name="gr2" draw:text-style-name="P1" draw:layer="layout" svg:x1="4.111cm" svg:y1="1.412cm" svg:x2="4.111cm" svg:y2="4.864cm">
            <text:p/>
          </draw:line>
          <draw:line draw:style-name="gr2" draw:text-style-name="P1" draw:layer="layout" svg:x1="4.258cm" svg:y1="1.412cm" svg:x2="4.258cm" svg:y2="4.864cm">
            <text:p/>
          </draw:line>
          <draw:line draw:style-name="gr2" draw:text-style-name="P1" draw:layer="layout" svg:x1="4.405cm" svg:y1="1.412cm" svg:x2="4.405cm" svg:y2="4.864cm">
            <text:p/>
          </draw:line>
          <draw:line draw:style-name="gr2" draw:text-style-name="P1" draw:layer="layout" svg:x1="1.321cm" svg:y1="4.708cm" svg:x2="4.551cm" svg:y2="4.708cm">
            <text:p/>
          </draw:line>
          <draw:line draw:style-name="gr2" draw:text-style-name="P1" draw:layer="layout" svg:x1="1.321cm" svg:y1="4.551cm" svg:x2="4.551cm" svg:y2="4.551cm">
            <text:p/>
          </draw:line>
          <draw:line draw:style-name="gr2" draw:text-style-name="P1" draw:layer="layout" svg:x1="1.321cm" svg:y1="4.394cm" svg:x2="4.551cm" svg:y2="4.394cm">
            <text:p/>
          </draw:line>
          <draw:line draw:style-name="gr2" draw:text-style-name="P1" draw:layer="layout" svg:x1="1.321cm" svg:y1="4.237cm" svg:x2="4.551cm" svg:y2="4.237cm">
            <text:p/>
          </draw:line>
          <draw:line draw:style-name="gr2" draw:text-style-name="P1" draw:layer="layout" svg:x1="1.321cm" svg:y1="4.08cm" svg:x2="4.551cm" svg:y2="4.08cm">
            <text:p/>
          </draw:line>
          <draw:line draw:style-name="gr2" draw:text-style-name="P1" draw:layer="layout" svg:x1="1.321cm" svg:y1="3.923cm" svg:x2="4.551cm" svg:y2="3.923cm">
            <text:p/>
          </draw:line>
          <draw:line draw:style-name="gr2" draw:text-style-name="P1" draw:layer="layout" svg:x1="1.321cm" svg:y1="3.766cm" svg:x2="4.551cm" svg:y2="3.766cm">
            <text:p/>
          </draw:line>
          <draw:line draw:style-name="gr2" draw:text-style-name="P1" draw:layer="layout" svg:x1="1.321cm" svg:y1="3.609cm" svg:x2="4.551cm" svg:y2="3.609cm">
            <text:p/>
          </draw:line>
          <draw:line draw:style-name="gr2" draw:text-style-name="P1" draw:layer="layout" svg:x1="1.321cm" svg:y1="3.452cm" svg:x2="4.551cm" svg:y2="3.452cm">
            <text:p/>
          </draw:line>
          <draw:line draw:style-name="gr2" draw:text-style-name="P1" draw:layer="layout" svg:x1="1.321cm" svg:y1="3.295cm" svg:x2="4.551cm" svg:y2="3.295cm">
            <text:p/>
          </draw:line>
          <draw:line draw:style-name="gr2" draw:text-style-name="P1" draw:layer="layout" svg:x1="1.321cm" svg:y1="3.138cm" svg:x2="4.551cm" svg:y2="3.138cm">
            <text:p/>
          </draw:line>
          <draw:line draw:style-name="gr2" draw:text-style-name="P1" draw:layer="layout" svg:x1="1.321cm" svg:y1="2.981cm" svg:x2="4.551cm" svg:y2="2.981cm">
            <text:p/>
          </draw:line>
          <draw:line draw:style-name="gr2" draw:text-style-name="P1" draw:layer="layout" svg:x1="1.321cm" svg:y1="2.824cm" svg:x2="4.551cm" svg:y2="2.824cm">
            <text:p/>
          </draw:line>
          <draw:line draw:style-name="gr2" draw:text-style-name="P1" draw:layer="layout" svg:x1="1.321cm" svg:y1="2.668cm" svg:x2="4.551cm" svg:y2="2.668cm">
            <text:p/>
          </draw:line>
          <draw:line draw:style-name="gr2" draw:text-style-name="P1" draw:layer="layout" svg:x1="1.321cm" svg:y1="2.511cm" svg:x2="4.551cm" svg:y2="2.511cm">
            <text:p/>
          </draw:line>
          <draw:line draw:style-name="gr2" draw:text-style-name="P1" draw:layer="layout" svg:x1="1.321cm" svg:y1="2.354cm" svg:x2="4.551cm" svg:y2="2.354cm">
            <text:p/>
          </draw:line>
          <draw:line draw:style-name="gr2" draw:text-style-name="P1" draw:layer="layout" svg:x1="1.321cm" svg:y1="2.197cm" svg:x2="4.551cm" svg:y2="2.197cm">
            <text:p/>
          </draw:line>
          <draw:line draw:style-name="gr2" draw:text-style-name="P1" draw:layer="layout" svg:x1="1.321cm" svg:y1="2.04cm" svg:x2="4.551cm" svg:y2="2.04cm">
            <text:p/>
          </draw:line>
          <draw:line draw:style-name="gr2" draw:text-style-name="P1" draw:layer="layout" svg:x1="1.321cm" svg:y1="1.883cm" svg:x2="4.551cm" svg:y2="1.883cm">
            <text:p/>
          </draw:line>
          <draw:line draw:style-name="gr2" draw:text-style-name="P1" draw:layer="layout" svg:x1="1.321cm" svg:y1="1.726cm" svg:x2="4.551cm" svg:y2="1.726cm">
            <text:p/>
          </draw:line>
          <draw:line draw:style-name="gr2" draw:text-style-name="P1" draw:layer="layout" svg:x1="1.321cm" svg:y1="1.569cm" svg:x2="4.551cm" svg:y2="1.569cm">
            <text:p/>
          </draw:line>
        </draw:g>
        <draw:g>
          <draw:line draw:style-name="gr2" draw:text-style-name="P1" draw:layer="layout" svg:x1="5.285cm" svg:y1="1.412cm" svg:x2="5.285cm" svg:y2="4.864cm">
            <text:p/>
          </draw:line>
          <draw:line draw:style-name="gr2" draw:text-style-name="P1" draw:layer="layout" svg:x1="5.432cm" svg:y1="1.412cm" svg:x2="5.432cm" svg:y2="4.864cm">
            <text:p/>
          </draw:line>
          <draw:line draw:style-name="gr2" draw:text-style-name="P1" draw:layer="layout" svg:x1="5.579cm" svg:y1="1.412cm" svg:x2="5.579cm" svg:y2="4.864cm">
            <text:p/>
          </draw:line>
          <draw:line draw:style-name="gr2" draw:text-style-name="P1" draw:layer="layout" svg:x1="5.725cm" svg:y1="1.412cm" svg:x2="5.725cm" svg:y2="4.864cm">
            <text:p/>
          </draw:line>
          <draw:line draw:style-name="gr2" draw:text-style-name="P1" draw:layer="layout" svg:x1="5.872cm" svg:y1="1.412cm" svg:x2="5.872cm" svg:y2="4.864cm">
            <text:p/>
          </draw:line>
          <draw:line draw:style-name="gr2" draw:text-style-name="P1" draw:layer="layout" svg:x1="6.019cm" svg:y1="1.412cm" svg:x2="6.019cm" svg:y2="4.864cm">
            <text:p/>
          </draw:line>
          <draw:line draw:style-name="gr2" draw:text-style-name="P1" draw:layer="layout" svg:x1="6.166cm" svg:y1="1.412cm" svg:x2="6.166cm" svg:y2="4.864cm">
            <text:p/>
          </draw:line>
          <draw:line draw:style-name="gr2" draw:text-style-name="P1" draw:layer="layout" svg:x1="6.313cm" svg:y1="1.412cm" svg:x2="6.313cm" svg:y2="4.864cm">
            <text:p/>
          </draw:line>
          <draw:line draw:style-name="gr2" draw:text-style-name="P1" draw:layer="layout" svg:x1="6.46cm" svg:y1="1.412cm" svg:x2="6.46cm" svg:y2="4.864cm">
            <text:p/>
          </draw:line>
          <draw:line draw:style-name="gr2" draw:text-style-name="P1" draw:layer="layout" svg:x1="6.606cm" svg:y1="1.412cm" svg:x2="6.606cm" svg:y2="4.864cm">
            <text:p/>
          </draw:line>
          <draw:line draw:style-name="gr2" draw:text-style-name="P1" draw:layer="layout" svg:x1="6.753cm" svg:y1="1.412cm" svg:x2="6.753cm" svg:y2="4.864cm">
            <text:p/>
          </draw:line>
          <draw:line draw:style-name="gr2" draw:text-style-name="P1" draw:layer="layout" svg:x1="6.9cm" svg:y1="1.412cm" svg:x2="6.9cm" svg:y2="4.864cm">
            <text:p/>
          </draw:line>
          <draw:line draw:style-name="gr2" draw:text-style-name="P1" draw:layer="layout" svg:x1="7.047cm" svg:y1="1.412cm" svg:x2="7.047cm" svg:y2="4.864cm">
            <text:p/>
          </draw:line>
          <draw:line draw:style-name="gr2" draw:text-style-name="P1" draw:layer="layout" svg:x1="7.194cm" svg:y1="1.412cm" svg:x2="7.194cm" svg:y2="4.864cm">
            <text:p/>
          </draw:line>
          <draw:line draw:style-name="gr2" draw:text-style-name="P1" draw:layer="layout" svg:x1="7.341cm" svg:y1="1.412cm" svg:x2="7.341cm" svg:y2="4.864cm">
            <text:p/>
          </draw:line>
          <draw:line draw:style-name="gr2" draw:text-style-name="P1" draw:layer="layout" svg:x1="7.487cm" svg:y1="1.412cm" svg:x2="7.487cm" svg:y2="4.864cm">
            <text:p/>
          </draw:line>
          <draw:line draw:style-name="gr2" draw:text-style-name="P1" draw:layer="layout" svg:x1="7.634cm" svg:y1="1.412cm" svg:x2="7.634cm" svg:y2="4.864cm">
            <text:p/>
          </draw:line>
          <draw:line draw:style-name="gr2" draw:text-style-name="P1" draw:layer="layout" svg:x1="7.781cm" svg:y1="1.412cm" svg:x2="7.781cm" svg:y2="4.864cm">
            <text:p/>
          </draw:line>
          <draw:line draw:style-name="gr2" draw:text-style-name="P1" draw:layer="layout" svg:x1="7.928cm" svg:y1="1.412cm" svg:x2="7.928cm" svg:y2="4.864cm">
            <text:p/>
          </draw:line>
          <draw:line draw:style-name="gr2" draw:text-style-name="P1" draw:layer="layout" svg:x1="8.075cm" svg:y1="1.412cm" svg:x2="8.075cm" svg:y2="4.864cm">
            <text:p/>
          </draw:line>
          <draw:line draw:style-name="gr2" draw:text-style-name="P1" draw:layer="layout" svg:x1="8.222cm" svg:y1="1.412cm" svg:x2="8.222cm" svg:y2="4.864cm">
            <text:p/>
          </draw:line>
          <draw:line draw:style-name="gr2" draw:text-style-name="P1" draw:layer="layout" svg:x1="5.138cm" svg:y1="4.708cm" svg:x2="8.368cm" svg:y2="4.708cm">
            <text:p/>
          </draw:line>
          <draw:line draw:style-name="gr2" draw:text-style-name="P1" draw:layer="layout" svg:x1="5.138cm" svg:y1="4.551cm" svg:x2="8.368cm" svg:y2="4.551cm">
            <text:p/>
          </draw:line>
          <draw:line draw:style-name="gr2" draw:text-style-name="P1" draw:layer="layout" svg:x1="5.138cm" svg:y1="4.394cm" svg:x2="8.368cm" svg:y2="4.394cm">
            <text:p/>
          </draw:line>
          <draw:line draw:style-name="gr2" draw:text-style-name="P1" draw:layer="layout" svg:x1="5.138cm" svg:y1="4.237cm" svg:x2="8.368cm" svg:y2="4.237cm">
            <text:p/>
          </draw:line>
          <draw:line draw:style-name="gr2" draw:text-style-name="P1" draw:layer="layout" svg:x1="5.138cm" svg:y1="4.08cm" svg:x2="8.368cm" svg:y2="4.08cm">
            <text:p/>
          </draw:line>
          <draw:line draw:style-name="gr2" draw:text-style-name="P1" draw:layer="layout" svg:x1="5.138cm" svg:y1="3.923cm" svg:x2="8.368cm" svg:y2="3.923cm">
            <text:p/>
          </draw:line>
          <draw:line draw:style-name="gr2" draw:text-style-name="P1" draw:layer="layout" svg:x1="5.138cm" svg:y1="3.766cm" svg:x2="8.368cm" svg:y2="3.766cm">
            <text:p/>
          </draw:line>
          <draw:line draw:style-name="gr2" draw:text-style-name="P1" draw:layer="layout" svg:x1="5.138cm" svg:y1="3.609cm" svg:x2="8.368cm" svg:y2="3.609cm">
            <text:p/>
          </draw:line>
          <draw:line draw:style-name="gr2" draw:text-style-name="P1" draw:layer="layout" svg:x1="5.138cm" svg:y1="3.452cm" svg:x2="8.368cm" svg:y2="3.452cm">
            <text:p/>
          </draw:line>
          <draw:line draw:style-name="gr2" draw:text-style-name="P1" draw:layer="layout" svg:x1="5.138cm" svg:y1="3.295cm" svg:x2="8.368cm" svg:y2="3.295cm">
            <text:p/>
          </draw:line>
          <draw:line draw:style-name="gr2" draw:text-style-name="P1" draw:layer="layout" svg:x1="5.138cm" svg:y1="3.138cm" svg:x2="8.368cm" svg:y2="3.138cm">
            <text:p/>
          </draw:line>
          <draw:line draw:style-name="gr2" draw:text-style-name="P1" draw:layer="layout" svg:x1="5.138cm" svg:y1="2.981cm" svg:x2="8.368cm" svg:y2="2.981cm">
            <text:p/>
          </draw:line>
          <draw:line draw:style-name="gr2" draw:text-style-name="P1" draw:layer="layout" svg:x1="5.138cm" svg:y1="2.824cm" svg:x2="8.368cm" svg:y2="2.824cm">
            <text:p/>
          </draw:line>
          <draw:line draw:style-name="gr2" draw:text-style-name="P1" draw:layer="layout" svg:x1="5.138cm" svg:y1="2.668cm" svg:x2="8.368cm" svg:y2="2.668cm">
            <text:p/>
          </draw:line>
          <draw:line draw:style-name="gr2" draw:text-style-name="P1" draw:layer="layout" svg:x1="5.138cm" svg:y1="2.511cm" svg:x2="8.368cm" svg:y2="2.511cm">
            <text:p/>
          </draw:line>
          <draw:line draw:style-name="gr2" draw:text-style-name="P1" draw:layer="layout" svg:x1="5.138cm" svg:y1="2.354cm" svg:x2="8.368cm" svg:y2="2.354cm">
            <text:p/>
          </draw:line>
          <draw:line draw:style-name="gr2" draw:text-style-name="P1" draw:layer="layout" svg:x1="5.138cm" svg:y1="2.197cm" svg:x2="8.368cm" svg:y2="2.197cm">
            <text:p/>
          </draw:line>
          <draw:line draw:style-name="gr2" draw:text-style-name="P1" draw:layer="layout" svg:x1="5.138cm" svg:y1="2.04cm" svg:x2="8.368cm" svg:y2="2.04cm">
            <text:p/>
          </draw:line>
          <draw:line draw:style-name="gr2" draw:text-style-name="P1" draw:layer="layout" svg:x1="5.138cm" svg:y1="1.883cm" svg:x2="8.368cm" svg:y2="1.883cm">
            <text:p/>
          </draw:line>
          <draw:line draw:style-name="gr2" draw:text-style-name="P1" draw:layer="layout" svg:x1="5.138cm" svg:y1="1.726cm" svg:x2="8.368cm" svg:y2="1.726cm">
            <text:p/>
          </draw:line>
          <draw:line draw:style-name="gr2" draw:text-style-name="P1" draw:layer="layout" svg:x1="5.138cm" svg:y1="1.569cm" svg:x2="8.368cm" svg:y2="1.569cm">
            <text:p/>
          </draw:line>
        </draw:g>
        <draw:g>
          <draw:custom-shape draw:style-name="gr22" draw:text-style-name="P14" draw:layer="layout" svg:width="0.881cm" svg:height="0.314cm" svg:x="5.726cm" svg:y="2.35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4" draw:layer="layout" svg:width="0.587cm" svg:height="0.314cm" svg:x="5.432cm" svg:y="2.039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4" draw:layer="layout" svg:width="0.881cm" svg:height="0.314cm" svg:x="6.313cm" svg:y="2.66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4" draw:layer="layout" svg:width="0.881cm" svg:height="0.314cm" svg:x="6.9cm" svg:y="2.98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4" draw:layer="layout" svg:width="0.587cm" svg:height="0.313cm" svg:x="7.488cm" svg:y="3.29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4" draw:layer="layout" svg:width="0.881cm" svg:height="0.314cm" svg:x="7.781cm" svg:y="3.608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4" draw:layer="measurelines" svg:width="2.937cm" svg:height="0.942cm" svg:x="1.468cm" svg:y="5.335cm">
          <draw:text-box>
            <text:p text:style-name="P2"><text:span text:style-name="T1">Vettoriale</text:span></text:p>
          </draw:text-box>
        </draw:frame>
        <draw:frame draw:style-name="gr5" draw:text-style-name="P4" draw:layer="measurelines" svg:width="2.937cm" svg:height="0.942cm" svg:x="5.285cm" svg:y="5.335cm">
          <draw:text-box>
            <text:p text:style-name="P2"><text:span text:style-name="T1">Bitmap</text:span></text:p>
          </draw:text-box>
        </draw:frame>
        <draw:line draw:style-name="gr34" draw:text-style-name="P14" draw:layer="layout" svg:x1="1.615cm" svg:y1="2.196cm" svg:x2="4.258cm" svg:y2="3.765cm">
          <text:p/>
        </draw:line>
      </draw:page>
      <draw:page draw:name="page17" draw:style-name="dp1" draw:master-page-name="Default">
        <draw:g>
          <draw:line draw:style-name="gr2" draw:text-style-name="P1" draw:layer="layout" svg:x1="1.468cm" svg:y1="1.412cm" svg:x2="1.468cm" svg:y2="4.864cm">
            <text:p/>
          </draw:line>
          <draw:line draw:style-name="gr2" draw:text-style-name="P1" draw:layer="layout" svg:x1="1.615cm" svg:y1="1.412cm" svg:x2="1.615cm" svg:y2="4.864cm">
            <text:p/>
          </draw:line>
          <draw:line draw:style-name="gr2" draw:text-style-name="P1" draw:layer="layout" svg:x1="1.762cm" svg:y1="1.412cm" svg:x2="1.762cm" svg:y2="4.864cm">
            <text:p/>
          </draw:line>
          <draw:line draw:style-name="gr2" draw:text-style-name="P1" draw:layer="layout" svg:x1="1.908cm" svg:y1="1.412cm" svg:x2="1.908cm" svg:y2="4.864cm">
            <text:p/>
          </draw:line>
          <draw:line draw:style-name="gr2" draw:text-style-name="P1" draw:layer="layout" svg:x1="2.055cm" svg:y1="1.412cm" svg:x2="2.055cm" svg:y2="4.864cm">
            <text:p/>
          </draw:line>
          <draw:line draw:style-name="gr2" draw:text-style-name="P1" draw:layer="layout" svg:x1="2.202cm" svg:y1="1.412cm" svg:x2="2.202cm" svg:y2="4.864cm">
            <text:p/>
          </draw:line>
          <draw:line draw:style-name="gr2" draw:text-style-name="P1" draw:layer="layout" svg:x1="2.349cm" svg:y1="1.412cm" svg:x2="2.349cm" svg:y2="4.864cm">
            <text:p/>
          </draw:line>
          <draw:line draw:style-name="gr2" draw:text-style-name="P1" draw:layer="layout" svg:x1="2.496cm" svg:y1="1.412cm" svg:x2="2.496cm" svg:y2="4.864cm">
            <text:p/>
          </draw:line>
          <draw:line draw:style-name="gr2" draw:text-style-name="P1" draw:layer="layout" svg:x1="2.643cm" svg:y1="1.412cm" svg:x2="2.643cm" svg:y2="4.864cm">
            <text:p/>
          </draw:line>
          <draw:line draw:style-name="gr2" draw:text-style-name="P1" draw:layer="layout" svg:x1="2.789cm" svg:y1="1.412cm" svg:x2="2.789cm" svg:y2="4.864cm">
            <text:p/>
          </draw:line>
          <draw:line draw:style-name="gr2" draw:text-style-name="P1" draw:layer="layout" svg:x1="2.936cm" svg:y1="1.412cm" svg:x2="2.936cm" svg:y2="4.864cm">
            <text:p/>
          </draw:line>
          <draw:line draw:style-name="gr2" draw:text-style-name="P1" draw:layer="layout" svg:x1="3.083cm" svg:y1="1.412cm" svg:x2="3.083cm" svg:y2="4.864cm">
            <text:p/>
          </draw:line>
          <draw:line draw:style-name="gr2" draw:text-style-name="P1" draw:layer="layout" svg:x1="3.23cm" svg:y1="1.412cm" svg:x2="3.23cm" svg:y2="4.864cm">
            <text:p/>
          </draw:line>
          <draw:line draw:style-name="gr2" draw:text-style-name="P1" draw:layer="layout" svg:x1="3.377cm" svg:y1="1.412cm" svg:x2="3.377cm" svg:y2="4.864cm">
            <text:p/>
          </draw:line>
          <draw:line draw:style-name="gr2" draw:text-style-name="P1" draw:layer="layout" svg:x1="3.524cm" svg:y1="1.412cm" svg:x2="3.524cm" svg:y2="4.864cm">
            <text:p/>
          </draw:line>
          <draw:line draw:style-name="gr2" draw:text-style-name="P1" draw:layer="layout" svg:x1="3.67cm" svg:y1="1.412cm" svg:x2="3.67cm" svg:y2="4.864cm">
            <text:p/>
          </draw:line>
          <draw:line draw:style-name="gr2" draw:text-style-name="P1" draw:layer="layout" svg:x1="3.817cm" svg:y1="1.412cm" svg:x2="3.817cm" svg:y2="4.864cm">
            <text:p/>
          </draw:line>
          <draw:line draw:style-name="gr2" draw:text-style-name="P1" draw:layer="layout" svg:x1="3.964cm" svg:y1="1.412cm" svg:x2="3.964cm" svg:y2="4.864cm">
            <text:p/>
          </draw:line>
          <draw:line draw:style-name="gr2" draw:text-style-name="P1" draw:layer="layout" svg:x1="4.111cm" svg:y1="1.412cm" svg:x2="4.111cm" svg:y2="4.864cm">
            <text:p/>
          </draw:line>
          <draw:line draw:style-name="gr2" draw:text-style-name="P1" draw:layer="layout" svg:x1="4.258cm" svg:y1="1.412cm" svg:x2="4.258cm" svg:y2="4.864cm">
            <text:p/>
          </draw:line>
          <draw:line draw:style-name="gr2" draw:text-style-name="P1" draw:layer="layout" svg:x1="4.405cm" svg:y1="1.412cm" svg:x2="4.405cm" svg:y2="4.864cm">
            <text:p/>
          </draw:line>
          <draw:line draw:style-name="gr2" draw:text-style-name="P1" draw:layer="layout" svg:x1="1.321cm" svg:y1="4.708cm" svg:x2="4.551cm" svg:y2="4.708cm">
            <text:p/>
          </draw:line>
          <draw:line draw:style-name="gr2" draw:text-style-name="P1" draw:layer="layout" svg:x1="1.321cm" svg:y1="4.551cm" svg:x2="4.551cm" svg:y2="4.551cm">
            <text:p/>
          </draw:line>
          <draw:line draw:style-name="gr2" draw:text-style-name="P1" draw:layer="layout" svg:x1="1.321cm" svg:y1="4.394cm" svg:x2="4.551cm" svg:y2="4.394cm">
            <text:p/>
          </draw:line>
          <draw:line draw:style-name="gr2" draw:text-style-name="P1" draw:layer="layout" svg:x1="1.321cm" svg:y1="4.237cm" svg:x2="4.551cm" svg:y2="4.237cm">
            <text:p/>
          </draw:line>
          <draw:line draw:style-name="gr2" draw:text-style-name="P1" draw:layer="layout" svg:x1="1.321cm" svg:y1="4.08cm" svg:x2="4.551cm" svg:y2="4.08cm">
            <text:p/>
          </draw:line>
          <draw:line draw:style-name="gr2" draw:text-style-name="P1" draw:layer="layout" svg:x1="1.321cm" svg:y1="3.923cm" svg:x2="4.551cm" svg:y2="3.923cm">
            <text:p/>
          </draw:line>
          <draw:line draw:style-name="gr2" draw:text-style-name="P1" draw:layer="layout" svg:x1="1.321cm" svg:y1="3.766cm" svg:x2="4.551cm" svg:y2="3.766cm">
            <text:p/>
          </draw:line>
          <draw:line draw:style-name="gr2" draw:text-style-name="P1" draw:layer="layout" svg:x1="1.321cm" svg:y1="3.609cm" svg:x2="4.551cm" svg:y2="3.609cm">
            <text:p/>
          </draw:line>
          <draw:line draw:style-name="gr2" draw:text-style-name="P1" draw:layer="layout" svg:x1="1.321cm" svg:y1="3.452cm" svg:x2="4.551cm" svg:y2="3.452cm">
            <text:p/>
          </draw:line>
          <draw:line draw:style-name="gr2" draw:text-style-name="P1" draw:layer="layout" svg:x1="1.321cm" svg:y1="3.295cm" svg:x2="4.551cm" svg:y2="3.295cm">
            <text:p/>
          </draw:line>
          <draw:line draw:style-name="gr2" draw:text-style-name="P1" draw:layer="layout" svg:x1="1.321cm" svg:y1="3.138cm" svg:x2="4.551cm" svg:y2="3.138cm">
            <text:p/>
          </draw:line>
          <draw:line draw:style-name="gr2" draw:text-style-name="P1" draw:layer="layout" svg:x1="1.321cm" svg:y1="2.981cm" svg:x2="4.551cm" svg:y2="2.981cm">
            <text:p/>
          </draw:line>
          <draw:line draw:style-name="gr2" draw:text-style-name="P1" draw:layer="layout" svg:x1="1.321cm" svg:y1="2.824cm" svg:x2="4.551cm" svg:y2="2.824cm">
            <text:p/>
          </draw:line>
          <draw:line draw:style-name="gr2" draw:text-style-name="P1" draw:layer="layout" svg:x1="1.321cm" svg:y1="2.668cm" svg:x2="4.551cm" svg:y2="2.668cm">
            <text:p/>
          </draw:line>
          <draw:line draw:style-name="gr2" draw:text-style-name="P1" draw:layer="layout" svg:x1="1.321cm" svg:y1="2.511cm" svg:x2="4.551cm" svg:y2="2.511cm">
            <text:p/>
          </draw:line>
          <draw:line draw:style-name="gr2" draw:text-style-name="P1" draw:layer="layout" svg:x1="1.321cm" svg:y1="2.354cm" svg:x2="4.551cm" svg:y2="2.354cm">
            <text:p/>
          </draw:line>
          <draw:line draw:style-name="gr2" draw:text-style-name="P1" draw:layer="layout" svg:x1="1.321cm" svg:y1="2.197cm" svg:x2="4.551cm" svg:y2="2.197cm">
            <text:p/>
          </draw:line>
          <draw:line draw:style-name="gr2" draw:text-style-name="P1" draw:layer="layout" svg:x1="1.321cm" svg:y1="2.04cm" svg:x2="4.551cm" svg:y2="2.04cm">
            <text:p/>
          </draw:line>
          <draw:line draw:style-name="gr2" draw:text-style-name="P1" draw:layer="layout" svg:x1="1.321cm" svg:y1="1.883cm" svg:x2="4.551cm" svg:y2="1.883cm">
            <text:p/>
          </draw:line>
          <draw:line draw:style-name="gr2" draw:text-style-name="P1" draw:layer="layout" svg:x1="1.321cm" svg:y1="1.726cm" svg:x2="4.551cm" svg:y2="1.726cm">
            <text:p/>
          </draw:line>
          <draw:line draw:style-name="gr2" draw:text-style-name="P1" draw:layer="layout" svg:x1="1.321cm" svg:y1="1.569cm" svg:x2="4.551cm" svg:y2="1.569cm">
            <text:p/>
          </draw:line>
        </draw:g>
        <draw:g>
          <draw:line draw:style-name="gr2" draw:text-style-name="P1" draw:layer="layout" svg:x1="5.285cm" svg:y1="1.412cm" svg:x2="5.285cm" svg:y2="4.864cm">
            <text:p/>
          </draw:line>
          <draw:line draw:style-name="gr2" draw:text-style-name="P1" draw:layer="layout" svg:x1="5.432cm" svg:y1="1.412cm" svg:x2="5.432cm" svg:y2="4.864cm">
            <text:p/>
          </draw:line>
          <draw:line draw:style-name="gr2" draw:text-style-name="P1" draw:layer="layout" svg:x1="5.579cm" svg:y1="1.412cm" svg:x2="5.579cm" svg:y2="4.864cm">
            <text:p/>
          </draw:line>
          <draw:line draw:style-name="gr2" draw:text-style-name="P1" draw:layer="layout" svg:x1="5.725cm" svg:y1="1.412cm" svg:x2="5.725cm" svg:y2="4.864cm">
            <text:p/>
          </draw:line>
          <draw:line draw:style-name="gr2" draw:text-style-name="P1" draw:layer="layout" svg:x1="5.872cm" svg:y1="1.412cm" svg:x2="5.872cm" svg:y2="4.864cm">
            <text:p/>
          </draw:line>
          <draw:line draw:style-name="gr2" draw:text-style-name="P1" draw:layer="layout" svg:x1="6.019cm" svg:y1="1.412cm" svg:x2="6.019cm" svg:y2="4.864cm">
            <text:p/>
          </draw:line>
          <draw:line draw:style-name="gr2" draw:text-style-name="P1" draw:layer="layout" svg:x1="6.166cm" svg:y1="1.412cm" svg:x2="6.166cm" svg:y2="4.864cm">
            <text:p/>
          </draw:line>
          <draw:line draw:style-name="gr2" draw:text-style-name="P1" draw:layer="layout" svg:x1="6.313cm" svg:y1="1.412cm" svg:x2="6.313cm" svg:y2="4.864cm">
            <text:p/>
          </draw:line>
          <draw:line draw:style-name="gr2" draw:text-style-name="P1" draw:layer="layout" svg:x1="6.46cm" svg:y1="1.412cm" svg:x2="6.46cm" svg:y2="4.864cm">
            <text:p/>
          </draw:line>
          <draw:line draw:style-name="gr2" draw:text-style-name="P1" draw:layer="layout" svg:x1="6.606cm" svg:y1="1.412cm" svg:x2="6.606cm" svg:y2="4.864cm">
            <text:p/>
          </draw:line>
          <draw:line draw:style-name="gr2" draw:text-style-name="P1" draw:layer="layout" svg:x1="6.753cm" svg:y1="1.412cm" svg:x2="6.753cm" svg:y2="4.864cm">
            <text:p/>
          </draw:line>
          <draw:line draw:style-name="gr2" draw:text-style-name="P1" draw:layer="layout" svg:x1="6.9cm" svg:y1="1.412cm" svg:x2="6.9cm" svg:y2="4.864cm">
            <text:p/>
          </draw:line>
          <draw:line draw:style-name="gr2" draw:text-style-name="P1" draw:layer="layout" svg:x1="7.047cm" svg:y1="1.412cm" svg:x2="7.047cm" svg:y2="4.864cm">
            <text:p/>
          </draw:line>
          <draw:line draw:style-name="gr2" draw:text-style-name="P1" draw:layer="layout" svg:x1="7.194cm" svg:y1="1.412cm" svg:x2="7.194cm" svg:y2="4.864cm">
            <text:p/>
          </draw:line>
          <draw:line draw:style-name="gr2" draw:text-style-name="P1" draw:layer="layout" svg:x1="7.341cm" svg:y1="1.412cm" svg:x2="7.341cm" svg:y2="4.864cm">
            <text:p/>
          </draw:line>
          <draw:line draw:style-name="gr2" draw:text-style-name="P1" draw:layer="layout" svg:x1="7.487cm" svg:y1="1.412cm" svg:x2="7.487cm" svg:y2="4.864cm">
            <text:p/>
          </draw:line>
          <draw:line draw:style-name="gr2" draw:text-style-name="P1" draw:layer="layout" svg:x1="7.634cm" svg:y1="1.412cm" svg:x2="7.634cm" svg:y2="4.864cm">
            <text:p/>
          </draw:line>
          <draw:line draw:style-name="gr2" draw:text-style-name="P1" draw:layer="layout" svg:x1="7.781cm" svg:y1="1.412cm" svg:x2="7.781cm" svg:y2="4.864cm">
            <text:p/>
          </draw:line>
          <draw:line draw:style-name="gr2" draw:text-style-name="P1" draw:layer="layout" svg:x1="7.928cm" svg:y1="1.412cm" svg:x2="7.928cm" svg:y2="4.864cm">
            <text:p/>
          </draw:line>
          <draw:line draw:style-name="gr2" draw:text-style-name="P1" draw:layer="layout" svg:x1="8.075cm" svg:y1="1.412cm" svg:x2="8.075cm" svg:y2="4.864cm">
            <text:p/>
          </draw:line>
          <draw:line draw:style-name="gr2" draw:text-style-name="P1" draw:layer="layout" svg:x1="8.222cm" svg:y1="1.412cm" svg:x2="8.222cm" svg:y2="4.864cm">
            <text:p/>
          </draw:line>
          <draw:line draw:style-name="gr2" draw:text-style-name="P1" draw:layer="layout" svg:x1="5.138cm" svg:y1="4.708cm" svg:x2="8.368cm" svg:y2="4.708cm">
            <text:p/>
          </draw:line>
          <draw:line draw:style-name="gr2" draw:text-style-name="P1" draw:layer="layout" svg:x1="5.138cm" svg:y1="4.551cm" svg:x2="8.368cm" svg:y2="4.551cm">
            <text:p/>
          </draw:line>
          <draw:line draw:style-name="gr2" draw:text-style-name="P1" draw:layer="layout" svg:x1="5.138cm" svg:y1="4.394cm" svg:x2="8.368cm" svg:y2="4.394cm">
            <text:p/>
          </draw:line>
          <draw:line draw:style-name="gr2" draw:text-style-name="P1" draw:layer="layout" svg:x1="5.138cm" svg:y1="4.237cm" svg:x2="8.368cm" svg:y2="4.237cm">
            <text:p/>
          </draw:line>
          <draw:line draw:style-name="gr2" draw:text-style-name="P1" draw:layer="layout" svg:x1="5.138cm" svg:y1="4.08cm" svg:x2="8.368cm" svg:y2="4.08cm">
            <text:p/>
          </draw:line>
          <draw:line draw:style-name="gr2" draw:text-style-name="P1" draw:layer="layout" svg:x1="5.138cm" svg:y1="3.923cm" svg:x2="8.368cm" svg:y2="3.923cm">
            <text:p/>
          </draw:line>
          <draw:line draw:style-name="gr2" draw:text-style-name="P1" draw:layer="layout" svg:x1="5.138cm" svg:y1="3.766cm" svg:x2="8.368cm" svg:y2="3.766cm">
            <text:p/>
          </draw:line>
          <draw:line draw:style-name="gr2" draw:text-style-name="P1" draw:layer="layout" svg:x1="5.138cm" svg:y1="3.609cm" svg:x2="8.368cm" svg:y2="3.609cm">
            <text:p/>
          </draw:line>
          <draw:line draw:style-name="gr2" draw:text-style-name="P1" draw:layer="layout" svg:x1="5.138cm" svg:y1="3.452cm" svg:x2="8.368cm" svg:y2="3.452cm">
            <text:p/>
          </draw:line>
          <draw:line draw:style-name="gr2" draw:text-style-name="P1" draw:layer="layout" svg:x1="5.138cm" svg:y1="3.295cm" svg:x2="8.368cm" svg:y2="3.295cm">
            <text:p/>
          </draw:line>
          <draw:line draw:style-name="gr2" draw:text-style-name="P1" draw:layer="layout" svg:x1="5.138cm" svg:y1="3.138cm" svg:x2="8.368cm" svg:y2="3.138cm">
            <text:p/>
          </draw:line>
          <draw:line draw:style-name="gr2" draw:text-style-name="P1" draw:layer="layout" svg:x1="5.138cm" svg:y1="2.981cm" svg:x2="8.368cm" svg:y2="2.981cm">
            <text:p/>
          </draw:line>
          <draw:line draw:style-name="gr2" draw:text-style-name="P1" draw:layer="layout" svg:x1="5.138cm" svg:y1="2.824cm" svg:x2="8.368cm" svg:y2="2.824cm">
            <text:p/>
          </draw:line>
          <draw:line draw:style-name="gr2" draw:text-style-name="P1" draw:layer="layout" svg:x1="5.138cm" svg:y1="2.668cm" svg:x2="8.368cm" svg:y2="2.668cm">
            <text:p/>
          </draw:line>
          <draw:line draw:style-name="gr2" draw:text-style-name="P1" draw:layer="layout" svg:x1="5.138cm" svg:y1="2.511cm" svg:x2="8.368cm" svg:y2="2.511cm">
            <text:p/>
          </draw:line>
          <draw:line draw:style-name="gr2" draw:text-style-name="P1" draw:layer="layout" svg:x1="5.138cm" svg:y1="2.354cm" svg:x2="8.368cm" svg:y2="2.354cm">
            <text:p/>
          </draw:line>
          <draw:line draw:style-name="gr2" draw:text-style-name="P1" draw:layer="layout" svg:x1="5.138cm" svg:y1="2.197cm" svg:x2="8.368cm" svg:y2="2.197cm">
            <text:p/>
          </draw:line>
          <draw:line draw:style-name="gr2" draw:text-style-name="P1" draw:layer="layout" svg:x1="5.138cm" svg:y1="2.04cm" svg:x2="8.368cm" svg:y2="2.04cm">
            <text:p/>
          </draw:line>
          <draw:line draw:style-name="gr2" draw:text-style-name="P1" draw:layer="layout" svg:x1="5.138cm" svg:y1="1.883cm" svg:x2="8.368cm" svg:y2="1.883cm">
            <text:p/>
          </draw:line>
          <draw:line draw:style-name="gr2" draw:text-style-name="P1" draw:layer="layout" svg:x1="5.138cm" svg:y1="1.726cm" svg:x2="8.368cm" svg:y2="1.726cm">
            <text:p/>
          </draw:line>
          <draw:line draw:style-name="gr2" draw:text-style-name="P1" draw:layer="layout" svg:x1="5.138cm" svg:y1="1.569cm" svg:x2="8.368cm" svg:y2="1.569cm">
            <text:p/>
          </draw:line>
        </draw:g>
        <draw:g>
          <draw:custom-shape draw:style-name="gr35" draw:text-style-name="P14" draw:layer="layout" svg:width="1.762cm" svg:height="0.628cm" svg:x="6.019cm" svg:y="2.824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4" draw:layer="layout" svg:width="1.175cm" svg:height="0.628cm" svg:x="5.432cm" svg:y="2.196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4" draw:layer="layout" svg:width="1.762cm" svg:height="0.627cm" svg:x="7.194cm" svg:y="3.45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8" draw:text-style-name="P15" draw:layer="layout" svg:width="1.322cm" svg:height="0.157cm" svg:x="1.468cm" svg:y="2.35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5" draw:layer="layout" svg:width="1.028cm" svg:height="0.157cm" svg:x="1.615cm" svg:y="2.19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5" draw:layer="layout" svg:width="1.615cm" svg:height="0.157cm" svg:x="1.468cm" svg:y="2.5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5" draw:layer="layout" svg:width="1.615cm" svg:height="0.157cm" svg:x="1.762cm" svg:y="2.66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5" draw:layer="layout" svg:width="1.762cm" svg:height="0.157cm" svg:x="1.909cm" svg:y="2.82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5" draw:layer="layout" svg:width="1.762cm" svg:height="0.157cm" svg:x="2.202cm" svg:y="2.981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5" draw:layer="layout" svg:width="1.615cm" svg:height="0.157cm" svg:x="2.496cm" svg:y="3.13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5" draw:layer="layout" svg:width="1.615cm" svg:height="0.157cm" svg:x="2.79cm" svg:y="3.29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5" draw:layer="layout" svg:width="1.322cm" svg:height="0.157cm" svg:x="3.083cm" svg:y="3.452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5" draw:layer="layout" svg:width="1.028cm" svg:height="0.156cm" svg:x="3.23cm" svg:y="3.609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measurelines" svg:width="0.734cm" svg:height="0.157cm" svg:x="3.524cm" svg:y="3.76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measurelines" svg:width="0.734cm" svg:height="0.157cm" svg:x="1.615cm" svg:y="2.039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5" draw:layer="measurelines" svg:width="0.294cm" svg:height="0.157cm" svg:x="1.762cm" svg:y="1.882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5" draw:layer="measurelines" svg:width="0.44cm" svg:height="0.157cm" svg:x="3.671cm" svg:y="3.922cm">
            <text:p/>
            <draw:enhanced-geometry svg:viewBox="0 0 21600 21600" draw:type="rectangle" draw:enhanced-path="M 0 0 L 21600 0 21600 21600 0 21600 0 0 Z N"/>
          </draw:custom-shape>
        </draw:g>
        <draw:line draw:style-name="gr42" draw:text-style-name="P1" draw:layer="layout" svg:x1="1.615cm" svg:y1="2.196cm" svg:x2="4.258cm" svg:y2="3.765cm">
          <text:p/>
        </draw:line>
        <draw:frame draw:style-name="gr5" draw:text-style-name="P4" draw:layer="measurelines" svg:width="2.937cm" svg:height="0.942cm" svg:x="1.468cm" svg:y="5.335cm">
          <draw:text-box>
            <text:p text:style-name="P2"><text:span text:style-name="T1">Vettoriale</text:span></text:p>
          </draw:text-box>
        </draw:frame>
        <draw:frame draw:style-name="gr5" draw:text-style-name="P4" draw:layer="measurelines" svg:width="2.937cm" svg:height="0.942cm" svg:x="5.285cm" svg:y="5.335cm">
          <draw:text-box>
            <text:p text:style-name="P2"><text:span text:style-name="T1">Bitmap</text:span></text:p>
          </draw:text-box>
        </draw:frame>
      </draw:page>
      <draw:page draw:name="page18" draw:style-name="dp1" draw:master-page-name="Default">
        <draw:g>
          <draw:line draw:style-name="gr2" draw:text-style-name="P1" draw:layer="layout" svg:x1="1.468cm" svg:y1="1.412cm" svg:x2="1.468cm" svg:y2="4.864cm">
            <text:p/>
          </draw:line>
          <draw:line draw:style-name="gr2" draw:text-style-name="P1" draw:layer="layout" svg:x1="1.615cm" svg:y1="1.412cm" svg:x2="1.615cm" svg:y2="4.864cm">
            <text:p/>
          </draw:line>
          <draw:line draw:style-name="gr2" draw:text-style-name="P1" draw:layer="layout" svg:x1="1.762cm" svg:y1="1.412cm" svg:x2="1.762cm" svg:y2="4.864cm">
            <text:p/>
          </draw:line>
          <draw:line draw:style-name="gr2" draw:text-style-name="P1" draw:layer="layout" svg:x1="1.908cm" svg:y1="1.412cm" svg:x2="1.908cm" svg:y2="4.864cm">
            <text:p/>
          </draw:line>
          <draw:line draw:style-name="gr2" draw:text-style-name="P1" draw:layer="layout" svg:x1="2.055cm" svg:y1="1.412cm" svg:x2="2.055cm" svg:y2="4.864cm">
            <text:p/>
          </draw:line>
          <draw:line draw:style-name="gr2" draw:text-style-name="P1" draw:layer="layout" svg:x1="2.202cm" svg:y1="1.412cm" svg:x2="2.202cm" svg:y2="4.864cm">
            <text:p/>
          </draw:line>
          <draw:line draw:style-name="gr2" draw:text-style-name="P1" draw:layer="layout" svg:x1="2.349cm" svg:y1="1.412cm" svg:x2="2.349cm" svg:y2="4.864cm">
            <text:p/>
          </draw:line>
          <draw:line draw:style-name="gr2" draw:text-style-name="P1" draw:layer="layout" svg:x1="2.496cm" svg:y1="1.412cm" svg:x2="2.496cm" svg:y2="4.864cm">
            <text:p/>
          </draw:line>
          <draw:line draw:style-name="gr2" draw:text-style-name="P1" draw:layer="layout" svg:x1="2.643cm" svg:y1="1.412cm" svg:x2="2.643cm" svg:y2="4.864cm">
            <text:p/>
          </draw:line>
          <draw:line draw:style-name="gr2" draw:text-style-name="P1" draw:layer="layout" svg:x1="2.789cm" svg:y1="1.412cm" svg:x2="2.789cm" svg:y2="4.864cm">
            <text:p/>
          </draw:line>
          <draw:line draw:style-name="gr2" draw:text-style-name="P1" draw:layer="layout" svg:x1="2.936cm" svg:y1="1.412cm" svg:x2="2.936cm" svg:y2="4.864cm">
            <text:p/>
          </draw:line>
          <draw:line draw:style-name="gr2" draw:text-style-name="P1" draw:layer="layout" svg:x1="3.083cm" svg:y1="1.412cm" svg:x2="3.083cm" svg:y2="4.864cm">
            <text:p/>
          </draw:line>
          <draw:line draw:style-name="gr2" draw:text-style-name="P1" draw:layer="layout" svg:x1="3.23cm" svg:y1="1.412cm" svg:x2="3.23cm" svg:y2="4.864cm">
            <text:p/>
          </draw:line>
          <draw:line draw:style-name="gr2" draw:text-style-name="P1" draw:layer="layout" svg:x1="3.377cm" svg:y1="1.412cm" svg:x2="3.377cm" svg:y2="4.864cm">
            <text:p/>
          </draw:line>
          <draw:line draw:style-name="gr2" draw:text-style-name="P1" draw:layer="layout" svg:x1="3.524cm" svg:y1="1.412cm" svg:x2="3.524cm" svg:y2="4.864cm">
            <text:p/>
          </draw:line>
          <draw:line draw:style-name="gr2" draw:text-style-name="P1" draw:layer="layout" svg:x1="3.67cm" svg:y1="1.412cm" svg:x2="3.67cm" svg:y2="4.864cm">
            <text:p/>
          </draw:line>
          <draw:line draw:style-name="gr2" draw:text-style-name="P1" draw:layer="layout" svg:x1="3.817cm" svg:y1="1.412cm" svg:x2="3.817cm" svg:y2="4.864cm">
            <text:p/>
          </draw:line>
          <draw:line draw:style-name="gr2" draw:text-style-name="P1" draw:layer="layout" svg:x1="3.964cm" svg:y1="1.412cm" svg:x2="3.964cm" svg:y2="4.864cm">
            <text:p/>
          </draw:line>
          <draw:line draw:style-name="gr2" draw:text-style-name="P1" draw:layer="layout" svg:x1="4.111cm" svg:y1="1.412cm" svg:x2="4.111cm" svg:y2="4.864cm">
            <text:p/>
          </draw:line>
          <draw:line draw:style-name="gr2" draw:text-style-name="P1" draw:layer="layout" svg:x1="4.258cm" svg:y1="1.412cm" svg:x2="4.258cm" svg:y2="4.864cm">
            <text:p/>
          </draw:line>
          <draw:line draw:style-name="gr2" draw:text-style-name="P1" draw:layer="layout" svg:x1="4.405cm" svg:y1="1.412cm" svg:x2="4.405cm" svg:y2="4.864cm">
            <text:p/>
          </draw:line>
          <draw:line draw:style-name="gr2" draw:text-style-name="P1" draw:layer="layout" svg:x1="1.321cm" svg:y1="4.708cm" svg:x2="4.551cm" svg:y2="4.708cm">
            <text:p/>
          </draw:line>
          <draw:line draw:style-name="gr2" draw:text-style-name="P1" draw:layer="layout" svg:x1="1.321cm" svg:y1="4.551cm" svg:x2="4.551cm" svg:y2="4.551cm">
            <text:p/>
          </draw:line>
          <draw:line draw:style-name="gr2" draw:text-style-name="P1" draw:layer="layout" svg:x1="1.321cm" svg:y1="4.394cm" svg:x2="4.551cm" svg:y2="4.394cm">
            <text:p/>
          </draw:line>
          <draw:line draw:style-name="gr2" draw:text-style-name="P1" draw:layer="layout" svg:x1="1.321cm" svg:y1="4.237cm" svg:x2="4.551cm" svg:y2="4.237cm">
            <text:p/>
          </draw:line>
          <draw:line draw:style-name="gr2" draw:text-style-name="P1" draw:layer="layout" svg:x1="1.321cm" svg:y1="4.08cm" svg:x2="4.551cm" svg:y2="4.08cm">
            <text:p/>
          </draw:line>
          <draw:line draw:style-name="gr2" draw:text-style-name="P1" draw:layer="layout" svg:x1="1.321cm" svg:y1="3.923cm" svg:x2="4.551cm" svg:y2="3.923cm">
            <text:p/>
          </draw:line>
          <draw:line draw:style-name="gr2" draw:text-style-name="P1" draw:layer="layout" svg:x1="1.321cm" svg:y1="3.766cm" svg:x2="4.551cm" svg:y2="3.766cm">
            <text:p/>
          </draw:line>
          <draw:line draw:style-name="gr2" draw:text-style-name="P1" draw:layer="layout" svg:x1="1.321cm" svg:y1="3.609cm" svg:x2="4.551cm" svg:y2="3.609cm">
            <text:p/>
          </draw:line>
          <draw:line draw:style-name="gr2" draw:text-style-name="P1" draw:layer="layout" svg:x1="1.321cm" svg:y1="3.452cm" svg:x2="4.551cm" svg:y2="3.452cm">
            <text:p/>
          </draw:line>
          <draw:line draw:style-name="gr2" draw:text-style-name="P1" draw:layer="layout" svg:x1="1.321cm" svg:y1="3.295cm" svg:x2="4.551cm" svg:y2="3.295cm">
            <text:p/>
          </draw:line>
          <draw:line draw:style-name="gr2" draw:text-style-name="P1" draw:layer="layout" svg:x1="1.321cm" svg:y1="3.138cm" svg:x2="4.551cm" svg:y2="3.138cm">
            <text:p/>
          </draw:line>
          <draw:line draw:style-name="gr2" draw:text-style-name="P1" draw:layer="layout" svg:x1="1.321cm" svg:y1="2.981cm" svg:x2="4.551cm" svg:y2="2.981cm">
            <text:p/>
          </draw:line>
          <draw:line draw:style-name="gr2" draw:text-style-name="P1" draw:layer="layout" svg:x1="1.321cm" svg:y1="2.824cm" svg:x2="4.551cm" svg:y2="2.824cm">
            <text:p/>
          </draw:line>
          <draw:line draw:style-name="gr2" draw:text-style-name="P1" draw:layer="layout" svg:x1="1.321cm" svg:y1="2.668cm" svg:x2="4.551cm" svg:y2="2.668cm">
            <text:p/>
          </draw:line>
          <draw:line draw:style-name="gr2" draw:text-style-name="P1" draw:layer="layout" svg:x1="1.321cm" svg:y1="2.511cm" svg:x2="4.551cm" svg:y2="2.511cm">
            <text:p/>
          </draw:line>
          <draw:line draw:style-name="gr2" draw:text-style-name="P1" draw:layer="layout" svg:x1="1.321cm" svg:y1="2.354cm" svg:x2="4.551cm" svg:y2="2.354cm">
            <text:p/>
          </draw:line>
          <draw:line draw:style-name="gr2" draw:text-style-name="P1" draw:layer="layout" svg:x1="1.321cm" svg:y1="2.197cm" svg:x2="4.551cm" svg:y2="2.197cm">
            <text:p/>
          </draw:line>
          <draw:line draw:style-name="gr2" draw:text-style-name="P1" draw:layer="layout" svg:x1="1.321cm" svg:y1="2.04cm" svg:x2="4.551cm" svg:y2="2.04cm">
            <text:p/>
          </draw:line>
          <draw:line draw:style-name="gr2" draw:text-style-name="P1" draw:layer="layout" svg:x1="1.321cm" svg:y1="1.883cm" svg:x2="4.551cm" svg:y2="1.883cm">
            <text:p/>
          </draw:line>
          <draw:line draw:style-name="gr2" draw:text-style-name="P1" draw:layer="layout" svg:x1="1.321cm" svg:y1="1.726cm" svg:x2="4.551cm" svg:y2="1.726cm">
            <text:p/>
          </draw:line>
          <draw:line draw:style-name="gr2" draw:text-style-name="P1" draw:layer="layout" svg:x1="1.321cm" svg:y1="1.569cm" svg:x2="4.551cm" svg:y2="1.569cm">
            <text:p/>
          </draw:line>
        </draw:g>
        <draw:g>
          <draw:line draw:style-name="gr2" draw:text-style-name="P1" draw:layer="layout" svg:x1="5.285cm" svg:y1="1.412cm" svg:x2="5.285cm" svg:y2="4.864cm">
            <text:p/>
          </draw:line>
          <draw:line draw:style-name="gr2" draw:text-style-name="P1" draw:layer="layout" svg:x1="5.432cm" svg:y1="1.412cm" svg:x2="5.432cm" svg:y2="4.864cm">
            <text:p/>
          </draw:line>
          <draw:line draw:style-name="gr2" draw:text-style-name="P1" draw:layer="layout" svg:x1="5.579cm" svg:y1="1.412cm" svg:x2="5.579cm" svg:y2="4.864cm">
            <text:p/>
          </draw:line>
          <draw:line draw:style-name="gr2" draw:text-style-name="P1" draw:layer="layout" svg:x1="5.725cm" svg:y1="1.412cm" svg:x2="5.725cm" svg:y2="4.864cm">
            <text:p/>
          </draw:line>
          <draw:line draw:style-name="gr2" draw:text-style-name="P1" draw:layer="layout" svg:x1="5.872cm" svg:y1="1.412cm" svg:x2="5.872cm" svg:y2="4.864cm">
            <text:p/>
          </draw:line>
          <draw:line draw:style-name="gr2" draw:text-style-name="P1" draw:layer="layout" svg:x1="6.019cm" svg:y1="1.412cm" svg:x2="6.019cm" svg:y2="4.864cm">
            <text:p/>
          </draw:line>
          <draw:line draw:style-name="gr2" draw:text-style-name="P1" draw:layer="layout" svg:x1="6.166cm" svg:y1="1.412cm" svg:x2="6.166cm" svg:y2="4.864cm">
            <text:p/>
          </draw:line>
          <draw:line draw:style-name="gr2" draw:text-style-name="P1" draw:layer="layout" svg:x1="6.313cm" svg:y1="1.412cm" svg:x2="6.313cm" svg:y2="4.864cm">
            <text:p/>
          </draw:line>
          <draw:line draw:style-name="gr2" draw:text-style-name="P1" draw:layer="layout" svg:x1="6.46cm" svg:y1="1.412cm" svg:x2="6.46cm" svg:y2="4.864cm">
            <text:p/>
          </draw:line>
          <draw:line draw:style-name="gr2" draw:text-style-name="P1" draw:layer="layout" svg:x1="6.606cm" svg:y1="1.412cm" svg:x2="6.606cm" svg:y2="4.864cm">
            <text:p/>
          </draw:line>
          <draw:line draw:style-name="gr2" draw:text-style-name="P1" draw:layer="layout" svg:x1="6.753cm" svg:y1="1.412cm" svg:x2="6.753cm" svg:y2="4.864cm">
            <text:p/>
          </draw:line>
          <draw:line draw:style-name="gr2" draw:text-style-name="P1" draw:layer="layout" svg:x1="6.9cm" svg:y1="1.412cm" svg:x2="6.9cm" svg:y2="4.864cm">
            <text:p/>
          </draw:line>
          <draw:line draw:style-name="gr2" draw:text-style-name="P1" draw:layer="layout" svg:x1="7.047cm" svg:y1="1.412cm" svg:x2="7.047cm" svg:y2="4.864cm">
            <text:p/>
          </draw:line>
          <draw:line draw:style-name="gr2" draw:text-style-name="P1" draw:layer="layout" svg:x1="7.194cm" svg:y1="1.412cm" svg:x2="7.194cm" svg:y2="4.864cm">
            <text:p/>
          </draw:line>
          <draw:line draw:style-name="gr2" draw:text-style-name="P1" draw:layer="layout" svg:x1="7.341cm" svg:y1="1.412cm" svg:x2="7.341cm" svg:y2="4.864cm">
            <text:p/>
          </draw:line>
          <draw:line draw:style-name="gr2" draw:text-style-name="P1" draw:layer="layout" svg:x1="7.487cm" svg:y1="1.412cm" svg:x2="7.487cm" svg:y2="4.864cm">
            <text:p/>
          </draw:line>
          <draw:line draw:style-name="gr2" draw:text-style-name="P1" draw:layer="layout" svg:x1="7.634cm" svg:y1="1.412cm" svg:x2="7.634cm" svg:y2="4.864cm">
            <text:p/>
          </draw:line>
          <draw:line draw:style-name="gr2" draw:text-style-name="P1" draw:layer="layout" svg:x1="7.781cm" svg:y1="1.412cm" svg:x2="7.781cm" svg:y2="4.864cm">
            <text:p/>
          </draw:line>
          <draw:line draw:style-name="gr2" draw:text-style-name="P1" draw:layer="layout" svg:x1="7.928cm" svg:y1="1.412cm" svg:x2="7.928cm" svg:y2="4.864cm">
            <text:p/>
          </draw:line>
          <draw:line draw:style-name="gr2" draw:text-style-name="P1" draw:layer="layout" svg:x1="8.075cm" svg:y1="1.412cm" svg:x2="8.075cm" svg:y2="4.864cm">
            <text:p/>
          </draw:line>
          <draw:line draw:style-name="gr2" draw:text-style-name="P1" draw:layer="layout" svg:x1="8.222cm" svg:y1="1.412cm" svg:x2="8.222cm" svg:y2="4.864cm">
            <text:p/>
          </draw:line>
          <draw:line draw:style-name="gr2" draw:text-style-name="P1" draw:layer="layout" svg:x1="5.138cm" svg:y1="4.708cm" svg:x2="8.368cm" svg:y2="4.708cm">
            <text:p/>
          </draw:line>
          <draw:line draw:style-name="gr2" draw:text-style-name="P1" draw:layer="layout" svg:x1="5.138cm" svg:y1="4.551cm" svg:x2="8.368cm" svg:y2="4.551cm">
            <text:p/>
          </draw:line>
          <draw:line draw:style-name="gr2" draw:text-style-name="P1" draw:layer="layout" svg:x1="5.138cm" svg:y1="4.394cm" svg:x2="8.368cm" svg:y2="4.394cm">
            <text:p/>
          </draw:line>
          <draw:line draw:style-name="gr2" draw:text-style-name="P1" draw:layer="layout" svg:x1="5.138cm" svg:y1="4.237cm" svg:x2="8.368cm" svg:y2="4.237cm">
            <text:p/>
          </draw:line>
          <draw:line draw:style-name="gr2" draw:text-style-name="P1" draw:layer="layout" svg:x1="5.138cm" svg:y1="4.08cm" svg:x2="8.368cm" svg:y2="4.08cm">
            <text:p/>
          </draw:line>
          <draw:line draw:style-name="gr2" draw:text-style-name="P1" draw:layer="layout" svg:x1="5.138cm" svg:y1="3.923cm" svg:x2="8.368cm" svg:y2="3.923cm">
            <text:p/>
          </draw:line>
          <draw:line draw:style-name="gr2" draw:text-style-name="P1" draw:layer="layout" svg:x1="5.138cm" svg:y1="3.766cm" svg:x2="8.368cm" svg:y2="3.766cm">
            <text:p/>
          </draw:line>
          <draw:line draw:style-name="gr2" draw:text-style-name="P1" draw:layer="layout" svg:x1="5.138cm" svg:y1="3.609cm" svg:x2="8.368cm" svg:y2="3.609cm">
            <text:p/>
          </draw:line>
          <draw:line draw:style-name="gr2" draw:text-style-name="P1" draw:layer="layout" svg:x1="5.138cm" svg:y1="3.452cm" svg:x2="8.368cm" svg:y2="3.452cm">
            <text:p/>
          </draw:line>
          <draw:line draw:style-name="gr2" draw:text-style-name="P1" draw:layer="layout" svg:x1="5.138cm" svg:y1="3.295cm" svg:x2="8.368cm" svg:y2="3.295cm">
            <text:p/>
          </draw:line>
          <draw:line draw:style-name="gr2" draw:text-style-name="P1" draw:layer="layout" svg:x1="5.138cm" svg:y1="3.138cm" svg:x2="8.368cm" svg:y2="3.138cm">
            <text:p/>
          </draw:line>
          <draw:line draw:style-name="gr2" draw:text-style-name="P1" draw:layer="layout" svg:x1="5.138cm" svg:y1="2.981cm" svg:x2="8.368cm" svg:y2="2.981cm">
            <text:p/>
          </draw:line>
          <draw:line draw:style-name="gr2" draw:text-style-name="P1" draw:layer="layout" svg:x1="5.138cm" svg:y1="2.824cm" svg:x2="8.368cm" svg:y2="2.824cm">
            <text:p/>
          </draw:line>
          <draw:line draw:style-name="gr2" draw:text-style-name="P1" draw:layer="layout" svg:x1="5.138cm" svg:y1="2.668cm" svg:x2="8.368cm" svg:y2="2.668cm">
            <text:p/>
          </draw:line>
          <draw:line draw:style-name="gr2" draw:text-style-name="P1" draw:layer="layout" svg:x1="5.138cm" svg:y1="2.511cm" svg:x2="8.368cm" svg:y2="2.511cm">
            <text:p/>
          </draw:line>
          <draw:line draw:style-name="gr2" draw:text-style-name="P1" draw:layer="layout" svg:x1="5.138cm" svg:y1="2.354cm" svg:x2="8.368cm" svg:y2="2.354cm">
            <text:p/>
          </draw:line>
          <draw:line draw:style-name="gr2" draw:text-style-name="P1" draw:layer="layout" svg:x1="5.138cm" svg:y1="2.197cm" svg:x2="8.368cm" svg:y2="2.197cm">
            <text:p/>
          </draw:line>
          <draw:line draw:style-name="gr2" draw:text-style-name="P1" draw:layer="layout" svg:x1="5.138cm" svg:y1="2.04cm" svg:x2="8.368cm" svg:y2="2.04cm">
            <text:p/>
          </draw:line>
          <draw:line draw:style-name="gr2" draw:text-style-name="P1" draw:layer="layout" svg:x1="5.138cm" svg:y1="1.883cm" svg:x2="8.368cm" svg:y2="1.883cm">
            <text:p/>
          </draw:line>
          <draw:line draw:style-name="gr2" draw:text-style-name="P1" draw:layer="layout" svg:x1="5.138cm" svg:y1="1.726cm" svg:x2="8.368cm" svg:y2="1.726cm">
            <text:p/>
          </draw:line>
          <draw:line draw:style-name="gr2" draw:text-style-name="P1" draw:layer="layout" svg:x1="5.138cm" svg:y1="1.569cm" svg:x2="8.368cm" svg:y2="1.569cm">
            <text:p/>
          </draw:line>
        </draw:g>
        <draw:g>
          <draw:custom-shape draw:style-name="gr35" draw:text-style-name="P14" draw:layer="layout" svg:width="1.762cm" svg:height="0.628cm" svg:x="6.019cm" svg:y="2.824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4" draw:layer="layout" svg:width="1.175cm" svg:height="0.628cm" svg:x="5.432cm" svg:y="2.196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4" draw:layer="layout" svg:width="1.762cm" svg:height="0.627cm" svg:x="7.194cm" svg:y="3.45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3" draw:text-style-name="P14" draw:layer="layout" svg:width="1.322cm" svg:height="0.157cm" svg:x="1.468cm" svg:y="2.35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4" draw:layer="layout" svg:width="1.028cm" svg:height="0.157cm" svg:x="1.615cm" svg:y="2.19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4" draw:layer="layout" svg:width="1.615cm" svg:height="0.157cm" svg:x="1.468cm" svg:y="2.5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4" draw:layer="layout" svg:width="1.615cm" svg:height="0.157cm" svg:x="1.762cm" svg:y="2.66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4" draw:layer="layout" svg:width="1.762cm" svg:height="0.157cm" svg:x="1.909cm" svg:y="2.82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4" draw:layer="layout" svg:width="1.762cm" svg:height="0.157cm" svg:x="2.202cm" svg:y="2.98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4" draw:layer="layout" svg:width="1.615cm" svg:height="0.157cm" svg:x="2.496cm" svg:y="3.13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4" draw:layer="layout" svg:width="1.615cm" svg:height="0.157cm" svg:x="2.79cm" svg:y="3.29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4" draw:layer="layout" svg:width="1.322cm" svg:height="0.157cm" svg:x="3.083cm" svg:y="3.452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4" draw:layer="layout" svg:width="1.028cm" svg:height="0.156cm" svg:x="3.23cm" svg:y="3.609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4" draw:layer="measurelines" svg:width="0.734cm" svg:height="0.157cm" svg:x="3.524cm" svg:y="3.76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4" draw:layer="measurelines" svg:width="0.734cm" svg:height="0.157cm" svg:x="1.615cm" svg:y="2.039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4" draw:layer="measurelines" svg:width="0.294cm" svg:height="0.157cm" svg:x="1.762cm" svg:y="1.882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4" draw:layer="measurelines" svg:width="0.44cm" svg:height="0.157cm" svg:x="3.671cm" svg:y="3.922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4" draw:layer="measurelines" svg:width="2.937cm" svg:height="0.942cm" svg:x="1.468cm" svg:y="5.335cm">
          <draw:text-box>
            <text:p text:style-name="P2"><text:span text:style-name="T1">Vettoriale</text:span></text:p>
          </draw:text-box>
        </draw:frame>
        <draw:frame draw:style-name="gr5" draw:text-style-name="P4" draw:layer="measurelines" svg:width="2.937cm" svg:height="0.942cm" svg:x="5.285cm" svg:y="5.335cm">
          <draw:text-box>
            <text:p text:style-name="P2"><text:span text:style-name="T1">Bitmap</text:span></text:p>
          </draw:text-box>
        </draw:frame>
      </draw:page>
      <draw:page draw:name="page19" draw:style-name="dp1" draw:master-page-name="Default">
        <draw:g>
          <draw:custom-shape draw:style-name="gr48" draw:text-style-name="P16" draw:layer="layout" svg:width="0.44cm" svg:height="0.157cm" svg:x="1.761cm" svg:y="2.353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294cm" svg:height="0.157cm" svg:x="1.614cm" svg:y="2.196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44cm" svg:height="0.157cm" svg:x="2.055cm" svg:y="2.5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441cm" svg:height="0.157cm" svg:x="2.348cm" svg:y="2.66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294cm" svg:height="0.157cm" svg:x="2.642cm" svg:y="2.82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44cm" svg:height="0.157cm" svg:x="2.789cm" svg:y="2.98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441cm" svg:height="0.157cm" svg:x="3.082cm" svg:y="3.138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441cm" svg:height="0.157cm" svg:x="3.376cm" svg:y="3.295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44cm" svg:height="0.157cm" svg:x="3.67cm" svg:y="3.452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6" draw:layer="layout" svg:width="0.294cm" svg:height="0.157cm" svg:x="3.963cm" svg:y="3.60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7" draw:text-style-name="P14" draw:layer="layout" svg:width="0.44cm" svg:height="0.157cm" svg:x="5.579cm" svg:y="2.35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4" draw:layer="layout" svg:width="0.294cm" svg:height="0.157cm" svg:x="5.432cm" svg:y="2.19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4" draw:layer="layout" svg:width="0.44cm" svg:height="0.157cm" svg:x="5.873cm" svg:y="2.5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4" draw:layer="layout" svg:width="0.441cm" svg:height="0.157cm" svg:x="6.166cm" svg:y="2.667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4" draw:layer="layout" svg:width="0.294cm" svg:height="0.157cm" svg:x="6.46cm" svg:y="2.82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4" draw:layer="layout" svg:width="0.44cm" svg:height="0.157cm" svg:x="6.607cm" svg:y="2.98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4" draw:layer="layout" svg:width="0.441cm" svg:height="0.157cm" svg:x="6.9cm" svg:y="3.13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4" draw:layer="layout" svg:width="0.441cm" svg:height="0.157cm" svg:x="7.194cm" svg:y="3.29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4" draw:layer="layout" svg:width="0.44cm" svg:height="0.157cm" svg:x="7.488cm" svg:y="3.452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4" draw:layer="layout" svg:width="0.294cm" svg:height="0.157cm" svg:x="7.781cm" svg:y="3.609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18" draw:layer="measurelines" svg:width="2.937cm" svg:height="0.942cm" svg:x="1.468cm" svg:y="5.335cm">
          <draw:text-box>
            <text:p text:style-name="P2"><text:span text:style-name="T2">Vettoriale</text:span></text:p>
          </draw:text-box>
        </draw:frame>
        <draw:frame draw:style-name="gr5" draw:text-style-name="P18" draw:layer="measurelines" svg:width="2.937cm" svg:height="0.942cm" svg:x="5.285cm" svg:y="5.335cm">
          <draw:text-box>
            <text:p text:style-name="P2"><text:span text:style-name="T2">Bitmap</text:span></text:p>
          </draw:text-box>
        </draw:frame>
      </draw:page>
      <draw:page draw:name="page20" draw:style-name="dp1" draw:master-page-name="Default">
        <draw:g>
          <draw:custom-shape draw:style-name="gr35" draw:text-style-name="P19" draw:layer="layout" svg:width="1.762cm" svg:height="0.628cm" svg:x="6.019cm" svg:y="2.8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9" draw:layer="layout" svg:width="1.175cm" svg:height="0.628cm" svg:x="5.432cm" svg:y="2.1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9" draw:layer="layout" svg:width="1.762cm" svg:height="0.627cm" svg:x="7.194cm" svg:y="3.4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3" draw:text-style-name="P19" draw:layer="layout" svg:width="1.322cm" svg:height="0.157cm" svg:x="1.468cm" svg:y="2.3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9" draw:layer="layout" svg:width="1.028cm" svg:height="0.157cm" svg:x="1.615cm" svg:y="2.1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9" draw:layer="layout" svg:width="1.615cm" svg:height="0.157cm" svg:x="1.468cm" svg:y="2.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9" draw:layer="layout" svg:width="1.615cm" svg:height="0.157cm" svg:x="1.762cm" svg:y="2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9" draw:layer="layout" svg:width="1.762cm" svg:height="0.157cm" svg:x="1.909cm" svg:y="2.8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9" draw:layer="layout" svg:width="1.762cm" svg:height="0.157cm" svg:x="2.202cm" svg:y="2.9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9" draw:layer="layout" svg:width="1.615cm" svg:height="0.157cm" svg:x="2.496cm" svg:y="3.1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9" draw:layer="layout" svg:width="1.615cm" svg:height="0.157cm" svg:x="2.79cm" svg:y="3.2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9" draw:layer="layout" svg:width="1.322cm" svg:height="0.157cm" svg:x="3.083cm" svg:y="3.4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9" draw:layer="layout" svg:width="1.028cm" svg:height="0.156cm" svg:x="3.23cm" svg:y="3.6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9" draw:layer="measurelines" svg:width="0.734cm" svg:height="0.157cm" svg:x="3.524cm" svg:y="3.7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9" draw:layer="measurelines" svg:width="0.734cm" svg:height="0.157cm" svg:x="1.615cm" svg:y="2.0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9" draw:layer="measurelines" svg:width="0.294cm" svg:height="0.157cm" svg:x="1.762cm" svg:y="1.8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9" draw:layer="measurelines" svg:width="0.44cm" svg:height="0.157cm" svg:x="3.671cm" svg:y="3.9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5" draw:text-style-name="P4" draw:layer="measurelines" svg:width="2.937cm" svg:height="0.942cm" svg:x="1.468cm" svg:y="5.335cm">
          <draw:text-box>
            <text:p text:style-name="P2"><text:span text:style-name="T2">Vettoriale</text:span></text:p>
          </draw:text-box>
        </draw:frame>
        <draw:frame draw:style-name="gr5" draw:text-style-name="P4" draw:layer="measurelines" svg:width="2.937cm" svg:height="0.942cm" svg:x="5.285cm" svg:y="5.335cm">
          <draw:text-box>
            <text:p text:style-name="P2"><text:span text:style-name="T2">Bitmap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2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2b36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2b36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4" svg:stroke-color="#3465a4" draw:fill="none" draw:fill-gradient-name="Gradient_20_3" draw:fill-hatch-name="Hatching_20_1" draw:fill-image-name="Bitmap_20_1"/>
      <style:text-properties fo:color="#002b36" loext:opacity="100%" style:font-name="Liberation Sans Narrow2" fo:font-family="'Liberation Sans Narrow'" style:font-style-name="Regular" style:font-family-generic="swiss" style:font-pitch="variable" fo:font-weight="normal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804cm" fo:page-height="7.2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19T11:36:48.367902676</meta:creation-date>
    <dc:date>2022-01-23T10:32:57.488000000</dc:date>
    <meta:editing-duration>PT55M39S</meta:editing-duration>
    <meta:editing-cycles>17</meta:editing-cycles>
    <meta:generator>LibreOffice/7.1.3.2$Windows_X86_64 LibreOffice_project/47f78053abe362b9384784d31a6e56f8511eb1c1</meta:generator>
    <meta:document-statistic meta:object-count="1376"/>
  </office:meta>
</office:document-meta>
</file>